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70.39mm"/>
    </style:style>
    <style:style style:name="co7" style:family="table-column">
      <style:table-column-properties fo:break-before="auto" style:column-width="29.05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MN + NRS moor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average latitude</text:p>
          </table:table-cell>
          <table:table-cell table:style-name="ce1" office:value-type="string" calcext:value-type="string">
            <text:p>average longitude</text:p>
          </table:table-cell>
        </table:table-row>
        <table:table-row table:style-name="ro1">
          <table:table-cell office:value-type="string" calcext:value-type="string">
            <text:p>BMP070</text:p>
          </table:table-cell>
          <table:table-cell office:value-type="float" office:value="-36.1898722929854" calcext:value-type="float">
            <text:p>-36.189872293</text:p>
          </table:table-cell>
          <table:table-cell office:value-type="float" office:value="150.188702229305" calcext:value-type="float">
            <text:p>150.1887022293</text:p>
          </table:table-cell>
        </table:table-row>
        <table:table-row table:style-name="ro1">
          <table:table-cell office:value-type="string" calcext:value-type="string">
            <text:p>BMP090</text:p>
          </table:table-cell>
          <table:table-cell office:value-type="float" office:value="-36.190028974343" calcext:value-type="float">
            <text:p>-36.1900289743</text:p>
          </table:table-cell>
          <table:table-cell office:value-type="float" office:value="150.23329738463" calcext:value-type="float">
            <text:p>150.2332973846</text:p>
          </table:table-cell>
        </table:table-row>
        <table:table-row table:style-name="ro1">
          <table:table-cell office:value-type="string" calcext:value-type="string">
            <text:p>BMP120</text:p>
          </table:table-cell>
          <table:table-cell office:value-type="float" office:value="-36.2063727733309" calcext:value-type="float">
            <text:p>-36.2063727733</text:p>
          </table:table-cell>
          <table:table-cell office:value-type="float" office:value="150.313476080007" calcext:value-type="float">
            <text:p>150.31347608</text:p>
          </table:table-cell>
        </table:table-row>
        <table:table-row table:style-name="ro1">
          <table:table-cell office:value-type="string" calcext:value-type="string">
            <text:p>CAM050</text:p>
          </table:table-cell>
          <table:table-cell office:value-type="float" office:value="-14.8503833333188" calcext:value-type="float">
            <text:p>-14.8503833333</text:p>
          </table:table-cell>
          <table:table-cell office:value-type="float" office:value="123.802705208319" calcext:value-type="float">
            <text:p>123.8027052083</text:p>
          </table:table-cell>
        </table:table-row>
        <table:table-row table:style-name="ro1">
          <table:table-cell office:value-type="string" calcext:value-type="string">
            <text:p>CAM100</text:p>
          </table:table-cell>
          <table:table-cell office:value-type="float" office:value="-14.3148810185028" calcext:value-type="float">
            <text:p>-14.3148810185</text:p>
          </table:table-cell>
          <table:table-cell office:value-type="float" office:value="123.595658796294" calcext:value-type="float">
            <text:p>123.5956587963</text:p>
          </table:table-cell>
        </table:table-row>
        <table:table-row table:style-name="ro1">
          <table:table-cell office:value-type="string" calcext:value-type="string">
            <text:p>CH050</text:p>
          </table:table-cell>
          <table:table-cell office:value-type="float" office:value="-30.3106226775869" calcext:value-type="float">
            <text:p>-30.3106226776</text:p>
          </table:table-cell>
          <table:table-cell office:value-type="float" office:value="153.229385519141" calcext:value-type="float">
            <text:p>153.2293855191</text:p>
          </table:table-cell>
        </table:table-row>
        <table:table-row table:style-name="ro1">
          <table:table-cell office:value-type="string" calcext:value-type="string">
            <text:p>CH070</text:p>
          </table:table-cell>
          <table:table-cell office:value-type="float" office:value="-30.2741685454249" calcext:value-type="float">
            <text:p>-30.2741685454</text:p>
          </table:table-cell>
          <table:table-cell office:value-type="float" office:value="153.299356511135" calcext:value-type="float">
            <text:p>153.2993565111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-30.2656040335003" calcext:value-type="float">
            <text:p>-30.2656040335</text:p>
          </table:table-cell>
          <table:table-cell office:value-type="float" office:value="153.395702718291" calcext:value-type="float">
            <text:p>153.3957027183</text:p>
          </table:table-cell>
        </table:table-row>
        <table:table-row table:style-name="ro1">
          <table:table-cell office:value-type="string" calcext:value-type="string">
            <text:p>DARBGF</text:p>
          </table:table-cell>
          <table:table-cell office:value-type="float" office:value="-12.1082209565508" calcext:value-type="float">
            <text:p>-12.1082209566</text:p>
          </table:table-cell>
          <table:table-cell office:value-type="float" office:value="130.583414041825" calcext:value-type="float">
            <text:p>130.5834140418</text:p>
          </table:table-cell>
        </table:table-row>
        <table:table-row table:style-name="ro1">
          <table:table-cell office:value-type="string" calcext:value-type="string">
            <text:p>GBRCCH</text:p>
          </table:table-cell>
          <table:table-cell office:value-type="float" office:value="-22.4036763376046" calcext:value-type="float">
            <text:p>-22.4036763376</text:p>
          </table:table-cell>
          <table:table-cell office:value-type="float" office:value="151.988673720343" calcext:value-type="float">
            <text:p>151.9886737203</text:p>
          </table:table-cell>
        </table:table-row>
        <table:table-row table:style-name="ro1">
          <table:table-cell office:value-type="string" calcext:value-type="string">
            <text:p>GBRELR</text:p>
          </table:table-cell>
          <table:table-cell office:value-type="float" office:value="-21.0267728758167" calcext:value-type="float">
            <text:p>-21.0267728758</text:p>
          </table:table-cell>
          <table:table-cell office:value-type="float" office:value="152.840427614386" calcext:value-type="float">
            <text:p>152.8404276144</text:p>
          </table:table-cell>
        </table:table-row>
        <table:table-row table:style-name="ro1">
          <table:table-cell office:value-type="string" calcext:value-type="string">
            <text:p>GBRHIN</text:p>
          </table:table-cell>
          <table:table-cell office:value-type="float" office:value="-23.381563777772" calcext:value-type="float">
            <text:p>-23.3815637778</text:p>
          </table:table-cell>
          <table:table-cell office:value-type="float" office:value="151.987093111112" calcext:value-type="float">
            <text:p>151.9870931111</text:p>
          </table:table-cell>
        </table:table-row>
        <table:table-row table:style-name="ro1">
          <table:table-cell office:value-type="string" calcext:value-type="string">
            <text:p>GBRHIS</text:p>
          </table:table-cell>
          <table:table-cell office:value-type="float" office:value="-23.5130926551807" calcext:value-type="float">
            <text:p>-23.5130926552</text:p>
          </table:table-cell>
          <table:table-cell office:value-type="float" office:value="151.955121509944" calcext:value-type="float">
            <text:p>151.9551215099</text:p>
          </table:table-cell>
        </table:table-row>
        <table:table-row table:style-name="ro1">
          <table:table-cell office:value-type="string" calcext:value-type="string">
            <text:p>GBRLSH</text:p>
          </table:table-cell>
          <table:table-cell office:value-type="float" office:value="-14.7021329414922" calcext:value-type="float">
            <text:p>-14.7021329415</text:p>
          </table:table-cell>
          <table:table-cell office:value-type="float" office:value="145.63881315967" calcext:value-type="float">
            <text:p>145.6388131597</text:p>
          </table:table-cell>
        </table:table-row>
        <table:table-row table:style-name="ro1">
          <table:table-cell office:value-type="string" calcext:value-type="string">
            <text:p>GBRLSL</text:p>
          </table:table-cell>
          <table:table-cell office:value-type="float" office:value="-14.3400442785955" calcext:value-type="float">
            <text:p>-14.3400442786</text:p>
          </table:table-cell>
          <table:table-cell office:value-type="float" office:value="145.187447761201" calcext:value-type="float">
            <text:p>145.1874477612</text:p>
          </table:table-cell>
        </table:table-row>
        <table:table-row table:style-name="ro1">
          <table:table-cell office:value-type="string" calcext:value-type="string">
            <text:p>GBRMYR</text:p>
          </table:table-cell>
          <table:table-cell office:value-type="float" office:value="-18.2196735221262" calcext:value-type="float">
            <text:p>-18.2196735221</text:p>
          </table:table-cell>
          <table:table-cell office:value-type="float" office:value="147.34458237461" calcext:value-type="float">
            <text:p>147.3445823746</text:p>
          </table:table-cell>
        </table:table-row>
        <table:table-row table:style-name="ro1">
          <table:table-cell office:value-type="string" calcext:value-type="string">
            <text:p>GBROTE</text:p>
          </table:table-cell>
          <table:table-cell office:value-type="float" office:value="-23.4823592044032" calcext:value-type="float">
            <text:p>-23.4823592044</text:p>
          </table:table-cell>
          <table:table-cell office:value-type="float" office:value="152.172922750154" calcext:value-type="float">
            <text:p>152.1729227502</text:p>
          </table:table-cell>
        </table:table-row>
        <table:table-row table:style-name="ro1">
          <table:table-cell office:value-type="string" calcext:value-type="string">
            <text:p>GBRPPS</text:p>
          </table:table-cell>
          <table:table-cell office:value-type="float" office:value="-18.3089235182391" calcext:value-type="float">
            <text:p>-18.3089235182</text:p>
          </table:table-cell>
          <table:table-cell office:value-type="float" office:value="147.165024710534" calcext:value-type="float">
            <text:p>147.1650247105</text:p>
          </table:table-cell>
        </table:table-row>
        <table:table-row table:style-name="ro1">
          <table:table-cell office:value-type="string" calcext:value-type="string">
            <text:p>GBRWIS</text:p>
          </table:table-cell>
          <table:table-cell office:value-type="float" office:value="-23.4543406118271" calcext:value-type="float">
            <text:p>-23.4543406118</text:p>
          </table:table-cell>
          <table:table-cell office:value-type="float" office:value="151.914040067869" calcext:value-type="float">
            <text:p>151.9140400679</text:p>
          </table:table-cell>
        </table:table-row>
        <table:table-row table:style-name="ro1">
          <table:table-cell office:value-type="string" calcext:value-type="string">
            <text:p>ITFFTB</text:p>
          </table:table-cell>
          <table:table-cell office:value-type="float" office:value="-12.2899528545243" calcext:value-type="float">
            <text:p>-12.2899528545</text:p>
          </table:table-cell>
          <table:table-cell office:value-type="float" office:value="128.477177992628" calcext:value-type="float">
            <text:p>128.4771779926</text:p>
          </table:table-cell>
        </table:table-row>
        <table:table-row table:style-name="ro1">
          <table:table-cell office:value-type="string" calcext:value-type="string">
            <text:p>ITFJBG</text:p>
          </table:table-cell>
          <table:table-cell office:value-type="float" office:value="-13.6084699625778" calcext:value-type="float">
            <text:p>-13.6084699626</text:p>
          </table:table-cell>
          <table:table-cell office:value-type="float" office:value="128.966564675407" calcext:value-type="float">
            <text:p>128.9665646754</text:p>
          </table:table-cell>
        </table:table-row>
        <table:table-row table:style-name="ro1">
          <table:table-cell office:value-type="string" calcext:value-type="string">
            <text:p>ITFMHB</text:p>
          </table:table-cell>
          <table:table-cell office:value-type="float" office:value="-11.0001643246288" calcext:value-type="float">
            <text:p>-11.0001643246</text:p>
          </table:table-cell>
          <table:table-cell office:value-type="float" office:value="128.000234531588" calcext:value-type="float">
            <text:p>128.0002345316</text:p>
          </table:table-cell>
        </table:table-row>
        <table:table-row table:style-name="ro1">
          <table:table-cell office:value-type="string" calcext:value-type="string">
            <text:p>ITFTIS</text:p>
          </table:table-cell>
          <table:table-cell office:value-type="float" office:value="-9.81722283392889" calcext:value-type="float">
            <text:p>-9.8172228339</text:p>
          </table:table-cell>
          <table:table-cell office:value-type="float" office:value="127.554773856791" calcext:value-type="float">
            <text:p>127.5547738568</text:p>
          </table:table-cell>
        </table:table-row>
        <table:table-row table:style-name="ro1">
          <table:table-cell office:value-type="string" calcext:value-type="string">
            <text:p>JB070</text:p>
          </table:table-cell>
          <table:table-cell office:value-type="float" office:value="-35.0766666667" calcext:value-type="float">
            <text:p>-35.0766666667</text:p>
          </table:table-cell>
          <table:table-cell office:value-type="float" office:value="150.8478" calcext:value-type="float">
            <text:p>150.8478</text:p>
          </table:table-cell>
        </table:table-row>
        <table:table-row table:style-name="ro1">
          <table:table-cell office:value-type="string" calcext:value-type="string">
            <text:p>KIM050</text:p>
          </table:table-cell>
          <table:table-cell office:value-type="float" office:value="-16.3880132652939" calcext:value-type="float">
            <text:p>-16.3880132653</text:p>
          </table:table-cell>
          <table:table-cell office:value-type="float" office:value="121.588180272116" calcext:value-type="float">
            <text:p>121.5881802721</text:p>
          </table:table-cell>
        </table:table-row>
        <table:table-row table:style-name="ro1">
          <table:table-cell office:value-type="string" calcext:value-type="string">
            <text:p>KIM100</text:p>
          </table:table-cell>
          <table:table-cell office:value-type="float" office:value="-15.6729510752484" calcext:value-type="float">
            <text:p>-15.6729510752</text:p>
          </table:table-cell>
          <table:table-cell office:value-type="float" office:value="121.301936379922" calcext:value-type="float">
            <text:p>121.3019363799</text:p>
          </table:table-cell>
        </table:table-row>
        <table:table-row table:style-name="ro1">
          <table:table-cell office:value-type="string" calcext:value-type="string">
            <text:p>KIM200</text:p>
          </table:table-cell>
          <table:table-cell office:value-type="float" office:value="-15.53464000002" calcext:value-type="float">
            <text:p>-15.53464</text:p>
          </table:table-cell>
          <table:table-cell office:value-type="float" office:value="121.2431" calcext:value-type="float">
            <text:p>121.2431</text:p>
          </table:table-cell>
        </table:table-row>
        <table:table-row table:style-name="ro1">
          <table:table-cell office:value-type="string" calcext:value-type="string">
            <text:p>KIM400</text:p>
          </table:table-cell>
          <table:table-cell office:value-type="float" office:value="-15.22124833332" calcext:value-type="float">
            <text:p>-15.2212483333</text:p>
          </table:table-cell>
          <table:table-cell office:value-type="float" office:value="121.11521366668" calcext:value-type="float">
            <text:p>121.1152136667</text:p>
          </table:table-cell>
        </table:table-row>
        <table:table-row table:style-name="ro1">
          <table:table-cell office:value-type="string" calcext:value-type="string">
            <text:p>NRSDAR</text:p>
          </table:table-cell>
          <table:table-cell office:value-type="float" office:value="-12.3423534670562" calcext:value-type="float">
            <text:p>-12.3423534671</text:p>
          </table:table-cell>
          <table:table-cell office:value-type="float" office:value="130.71218211806" calcext:value-type="float">
            <text:p>130.7121821181</text:p>
          </table:table-cell>
        </table:table-row>
        <table:table-row table:style-name="ro1">
          <table:table-cell office:value-type="string" calcext:value-type="string">
            <text:p>NRSESP</text:p>
          </table:table-cell>
          <table:table-cell office:value-type="float" office:value="-33.9321590978504" calcext:value-type="float">
            <text:p>-33.9321590979</text:p>
          </table:table-cell>
          <table:table-cell office:value-type="float" office:value="121.850052675844" calcext:value-type="float">
            <text:p>121.8500526758</text:p>
          </table:table-cell>
        </table:table-row>
        <table:table-row table:style-name="ro1">
          <table:table-cell office:value-type="string" calcext:value-type="string">
            <text:p>NRSKAI</text:p>
          </table:table-cell>
          <table:table-cell office:value-type="float" office:value="-35.8333796011383" calcext:value-type="float">
            <text:p>-35.8333796011</text:p>
          </table:table-cell>
          <table:table-cell office:value-type="float" office:value="136.445015200897" calcext:value-type="float">
            <text:p>136.4450152009</text:p>
          </table:table-cell>
        </table:table-row>
        <table:table-row table:style-name="ro1">
          <table:table-cell office:value-type="string" calcext:value-type="string">
            <text:p>NRSMAI</text:p>
          </table:table-cell>
          <table:table-cell office:value-type="float" office:value="-42.59979275019" calcext:value-type="float">
            <text:p>-42.5997927502</text:p>
          </table:table-cell>
          <table:table-cell office:value-type="float" office:value="148.224206476608" calcext:value-type="float">
            <text:p>148.2242064766</text:p>
          </table:table-cell>
        </table:table-row>
        <table:table-row table:style-name="ro1">
          <table:table-cell office:value-type="string" calcext:value-type="string">
            <text:p>NRSNIN</text:p>
          </table:table-cell>
          <table:table-cell office:value-type="float" office:value="-21.8672543333306" calcext:value-type="float">
            <text:p>-21.8672543333</text:p>
          </table:table-cell>
          <table:table-cell office:value-type="float" office:value="113.94747833332" calcext:value-type="float">
            <text:p>113.9474783333</text:p>
          </table:table-cell>
        </table:table-row>
        <table:table-row table:style-name="ro1">
          <table:table-cell office:value-type="string" calcext:value-type="string">
            <text:p>NRSNSI</text:p>
          </table:table-cell>
          <table:table-cell office:value-type="float" office:value="-27.3427906291035" calcext:value-type="float">
            <text:p>-27.3427906291</text:p>
          </table:table-cell>
          <table:table-cell office:value-type="float" office:value="153.561793450779" calcext:value-type="float">
            <text:p>153.5617934508</text:p>
          </table:table-cell>
        </table:table-row>
        <table:table-row table:style-name="ro1">
          <table:table-cell office:value-type="string" calcext:value-type="string">
            <text:p>NRSROT</text:p>
          </table:table-cell>
          <table:table-cell office:value-type="float" office:value="-31.9966463547625" calcext:value-type="float">
            <text:p>-31.9966463548</text:p>
          </table:table-cell>
          <table:table-cell office:value-type="float" office:value="115.40023692754" calcext:value-type="float">
            <text:p>115.4002369275</text:p>
          </table:table-cell>
        </table:table-row>
        <table:table-row table:style-name="ro1">
          <table:table-cell office:value-type="string" calcext:value-type="string">
            <text:p>NRSYON</text:p>
          </table:table-cell>
          <table:table-cell office:value-type="float" office:value="-19.3037488026594" calcext:value-type="float">
            <text:p>-19.3037488027</text:p>
          </table:table-cell>
          <table:table-cell office:value-type="float" office:value="147.620461062256" calcext:value-type="float">
            <text:p>147.6204610623</text:p>
          </table:table-cell>
        </table:table-row>
        <table:table-row table:style-name="ro1">
          <table:table-cell office:value-type="string" calcext:value-type="string">
            <text:p>PAPCA</text:p>
          </table:table-cell>
          <table:table-cell office:value-type="float" office:value="-31.8863382716111" calcext:value-type="float">
            <text:p>-31.8863382716</text:p>
          </table:table-cell>
          <table:table-cell office:value-type="float" office:value="115.007754938252" calcext:value-type="float">
            <text:p>115.0077549383</text:p>
          </table:table-cell>
        </table:table-row>
        <table:table-row table:style-name="ro1">
          <table:table-cell office:value-type="string" calcext:value-type="string">
            <text:p>PAPOR</text:p>
          </table:table-cell>
          <table:table-cell office:value-type="float" office:value="-38.5395149999933" calcext:value-type="float">
            <text:p>-38.539515</text:p>
          </table:table-cell>
          <table:table-cell office:value-type="float" office:value="141.23137333334" calcext:value-type="float">
            <text:p>141.2313733333</text:p>
          </table:table-cell>
        </table:table-row>
        <table:table-row table:style-name="ro1">
          <table:table-cell office:value-type="string" calcext:value-type="string">
            <text:p>PATUN</text:p>
          </table:table-cell>
          <table:table-cell office:value-type="float" office:value="-32.3116992753696" calcext:value-type="float">
            <text:p>-32.3116992754</text:p>
          </table:table-cell>
          <table:table-cell office:value-type="float" office:value="148.575912318839" calcext:value-type="float">
            <text:p>148.5759123188</text:p>
          </table:table-cell>
        </table:table-row>
        <table:table-row table:style-name="ro1">
          <table:table-cell office:value-type="string" calcext:value-type="string">
            <text:p>PH100</text:p>
          </table:table-cell>
          <table:table-cell office:value-type="float" office:value="-34.1198215419533" calcext:value-type="float">
            <text:p>-34.119821542</text:p>
          </table:table-cell>
          <table:table-cell office:value-type="float" office:value="151.224475009214" calcext:value-type="float">
            <text:p>151.2244750092</text:p>
          </table:table-cell>
        </table:table-row>
        <table:table-row table:style-name="ro1">
          <table:table-cell office:value-type="string" calcext:value-type="string">
            <text:p>PIL050</text:p>
          </table:table-cell>
          <table:table-cell office:value-type="float" office:value="-20.0546141025667" calcext:value-type="float">
            <text:p>-20.0546141026</text:p>
          </table:table-cell>
          <table:table-cell office:value-type="float" office:value="116.416027777785" calcext:value-type="float">
            <text:p>116.4160277778</text:p>
          </table:table-cell>
        </table:table-row>
        <table:table-row table:style-name="ro1">
          <table:table-cell office:value-type="string" calcext:value-type="string">
            <text:p>PIL100</text:p>
          </table:table-cell>
          <table:table-cell office:value-type="float" office:value="-19.6943045098188" calcext:value-type="float">
            <text:p>-19.6943045098</text:p>
          </table:table-cell>
          <table:table-cell office:value-type="float" office:value="116.111630784307" calcext:value-type="float">
            <text:p>116.1116307843</text:p>
          </table:table-cell>
        </table:table-row>
        <table:table-row table:style-name="ro1">
          <table:table-cell office:value-type="string" calcext:value-type="string">
            <text:p>PIL200</text:p>
          </table:table-cell>
          <table:table-cell office:value-type="float" office:value="-19.4355027322394" calcext:value-type="float">
            <text:p>-19.4355027322</text:p>
          </table:table-cell>
          <table:table-cell office:value-type="float" office:value="115.915313205817" calcext:value-type="float">
            <text:p>115.9153132058</text:p>
          </table:table-cell>
        </table:table-row>
        <table:table-row table:style-name="ro1">
          <table:table-cell office:value-type="string" calcext:value-type="string">
            <text:p>SAM1DS</text:p>
          </table:table-cell>
          <table:table-cell office:value-type="float" office:value="-36.5175753358662" calcext:value-type="float">
            <text:p>-36.5175753359</text:p>
          </table:table-cell>
          <table:table-cell office:value-type="float" office:value="136.243811976935" calcext:value-type="float">
            <text:p>136.2438119769</text:p>
          </table:table-cell>
        </table:table-row>
        <table:table-row table:style-name="ro1">
          <table:table-cell office:value-type="string" calcext:value-type="string">
            <text:p>SAM2CP</text:p>
          </table:table-cell>
          <table:table-cell office:value-type="float" office:value="-35.2722941194422" calcext:value-type="float">
            <text:p>-35.2722941194</text:p>
          </table:table-cell>
          <table:table-cell office:value-type="float" office:value="135.681215966326" calcext:value-type="float">
            <text:p>135.6812159663</text:p>
          </table:table-cell>
        </table:table-row>
        <table:table-row table:style-name="ro1">
          <table:table-cell office:value-type="string" calcext:value-type="string">
            <text:p>SAM3MS</text:p>
          </table:table-cell>
          <table:table-cell office:value-type="float" office:value="-36.1455485130082" calcext:value-type="float">
            <text:p>-36.145548513</text:p>
          </table:table-cell>
          <table:table-cell office:value-type="float" office:value="135.903273328826" calcext:value-type="float">
            <text:p>135.9032733288</text:p>
          </table:table-cell>
        </table:table-row>
        <table:table-row table:style-name="ro1">
          <table:table-cell office:value-type="string" calcext:value-type="string">
            <text:p>SAM4CY</text:p>
          </table:table-cell>
          <table:table-cell office:value-type="float" office:value="-36.5238332451715" calcext:value-type="float">
            <text:p>-36.5238332452</text:p>
          </table:table-cell>
          <table:table-cell office:value-type="float" office:value="136.861629276997" calcext:value-type="float">
            <text:p>136.861629277</text:p>
          </table:table-cell>
        </table:table-row>
        <table:table-row table:style-name="ro1">
          <table:table-cell office:value-type="string" calcext:value-type="string">
            <text:p>SAM5CB</text:p>
          </table:table-cell>
          <table:table-cell office:value-type="float" office:value="-34.9283386584189" calcext:value-type="float">
            <text:p>-34.9283386584</text:p>
          </table:table-cell>
          <table:table-cell office:value-type="float" office:value="135.008494401954" calcext:value-type="float">
            <text:p>135.008494402</text:p>
          </table:table-cell>
        </table:table-row>
        <table:table-row table:style-name="ro1">
          <table:table-cell office:value-type="string" calcext:value-type="string">
            <text:p>SAM6IS</text:p>
          </table:table-cell>
          <table:table-cell office:value-type="float" office:value="-35.4999463370502" calcext:value-type="float">
            <text:p>-35.4999463371</text:p>
          </table:table-cell>
          <table:table-cell office:value-type="float" office:value="136.599718828125" calcext:value-type="float">
            <text:p>136.5997188281</text:p>
          </table:table-cell>
        </table:table-row>
        <table:table-row table:style-name="ro1">
          <table:table-cell office:value-type="string" calcext:value-type="string">
            <text:p>SAM7DS</text:p>
          </table:table-cell>
          <table:table-cell office:value-type="float" office:value="-36.1849756854494" calcext:value-type="float">
            <text:p>-36.1849756854</text:p>
          </table:table-cell>
          <table:table-cell office:value-type="float" office:value="135.845035897568" calcext:value-type="float">
            <text:p>135.8450358976</text:p>
          </table:table-cell>
        </table:table-row>
        <table:table-row table:style-name="ro1">
          <table:table-cell office:value-type="string" calcext:value-type="string">
            <text:p>SAM8SG</text:p>
          </table:table-cell>
          <table:table-cell office:value-type="float" office:value="-35.2497357048819" calcext:value-type="float">
            <text:p>-35.2497357049</text:p>
          </table:table-cell>
          <table:table-cell office:value-type="float" office:value="136.690682390449" calcext:value-type="float">
            <text:p>136.6906823904</text:p>
          </table:table-cell>
        </table:table-row>
        <table:table-row table:style-name="ro1">
          <table:table-cell office:value-type="string" calcext:value-type="string">
            <text:p>SEQ200</text:p>
          </table:table-cell>
          <table:table-cell office:value-type="float" office:value="-27.3399833333" calcext:value-type="float">
            <text:p>-27.3399833333</text:p>
          </table:table-cell>
          <table:table-cell office:value-type="float" office:value="153.7747833333" calcext:value-type="float">
            <text:p>153.7747833333</text:p>
          </table:table-cell>
        </table:table-row>
        <table:table-row table:style-name="ro1">
          <table:table-cell office:value-type="string" calcext:value-type="string">
            <text:p>SEQ400</text:p>
          </table:table-cell>
          <table:table-cell office:value-type="float" office:value="-27.33185" calcext:value-type="float">
            <text:p>-27.33185</text:p>
          </table:table-cell>
          <table:table-cell office:value-type="float" office:value="153.8765333333" calcext:value-type="float">
            <text:p>153.8765333333</text:p>
          </table:table-cell>
        </table:table-row>
        <table:table-row table:style-name="ro1">
          <table:table-cell office:value-type="string" calcext:value-type="string">
            <text:p>SYD100</text:p>
          </table:table-cell>
          <table:table-cell office:value-type="float" office:value="-33.9434275634313" calcext:value-type="float">
            <text:p>-33.9434275634</text:p>
          </table:table-cell>
          <table:table-cell office:value-type="float" office:value="151.382127384616" calcext:value-type="float">
            <text:p>151.3821273846</text:p>
          </table:table-cell>
        </table:table-row>
        <table:table-row table:style-name="ro1">
          <table:table-cell office:value-type="string" calcext:value-type="string">
            <text:p>SYD140</text:p>
          </table:table-cell>
          <table:table-cell office:value-type="float" office:value="-33.9954318531629" calcext:value-type="float">
            <text:p>-33.9954318532</text:p>
          </table:table-cell>
          <table:table-cell office:value-type="float" office:value="151.452312719557" calcext:value-type="float">
            <text:p>151.4523127196</text:p>
          </table:table-cell>
        </table:table-row>
        <table:table-row table:style-name="ro1">
          <table:table-cell office:value-type="string" calcext:value-type="string">
            <text:p>WACA20</text:p>
          </table:table-cell>
          <table:table-cell office:value-type="float" office:value="-31.9788924369846" calcext:value-type="float">
            <text:p>-31.978892437</text:p>
          </table:table-cell>
          <table:table-cell office:value-type="float" office:value="115.228977964516" calcext:value-type="float">
            <text:p>115.2289779645</text:p>
          </table:table-cell>
        </table:table-row>
        <table:table-row table:style-name="ro1">
          <table:table-cell office:value-type="string" calcext:value-type="string">
            <text:p>WACANO</text:p>
          </table:table-cell>
          <table:table-cell office:value-type="float" office:value="-31.9328166667" calcext:value-type="float">
            <text:p>-31.9328166667</text:p>
          </table:table-cell>
          <table:table-cell office:value-type="float" office:value="115.0111166667" calcext:value-type="float">
            <text:p>115.0111166667</text:p>
          </table:table-cell>
        </table:table-row>
        <table:table-row table:style-name="ro1">
          <table:table-cell office:value-type="string" calcext:value-type="string">
            <text:p>WACASO</text:p>
          </table:table-cell>
          <table:table-cell office:value-type="float" office:value="-32.0963209677242" calcext:value-type="float">
            <text:p>-32.0963209677</text:p>
          </table:table-cell>
          <table:table-cell office:value-type="float" office:value="115.067549865611" calcext:value-type="float">
            <text:p>115.0675498656</text:p>
          </table:table-cell>
        </table:table-row>
        <table:table-row table:style-name="ro1">
          <table:table-cell office:value-type="string" calcext:value-type="string">
            <text:p>WATR04</text:p>
          </table:table-cell>
          <table:table-cell office:value-type="float" office:value="-31.7176351852111" calcext:value-type="float">
            <text:p>-31.7176351852</text:p>
          </table:table-cell>
          <table:table-cell office:value-type="float" office:value="115.3999074074" calcext:value-type="float">
            <text:p>115.3999074074</text:p>
          </table:table-cell>
        </table:table-row>
        <table:table-row table:style-name="ro1">
          <table:table-cell office:value-type="string" calcext:value-type="string">
            <text:p>WATR05</text:p>
          </table:table-cell>
          <table:table-cell office:value-type="float" office:value="-31.6265969348851" calcext:value-type="float">
            <text:p>-31.6265969349</text:p>
          </table:table-cell>
          <table:table-cell office:value-type="float" office:value="115.245496360139" calcext:value-type="float">
            <text:p>115.2454963601</text:p>
          </table:table-cell>
        </table:table-row>
        <table:table-row table:style-name="ro1">
          <table:table-cell office:value-type="string" calcext:value-type="string">
            <text:p>WATR10</text:p>
          </table:table-cell>
          <table:table-cell office:value-type="float" office:value="-31.6452011566771" calcext:value-type="float">
            <text:p>-31.6452011567</text:p>
          </table:table-cell>
          <table:table-cell office:value-type="float" office:value="115.200074290211" calcext:value-type="float">
            <text:p>115.2000742902</text:p>
          </table:table-cell>
        </table:table-row>
        <table:table-row table:style-name="ro1">
          <table:table-cell office:value-type="string" calcext:value-type="string">
            <text:p>WATR15</text:p>
          </table:table-cell>
          <table:table-cell office:value-type="float" office:value="-31.6887889785008" calcext:value-type="float">
            <text:p>-31.6887889785</text:p>
          </table:table-cell>
          <table:table-cell office:value-type="float" office:value="115.12468279571" calcext:value-type="float">
            <text:p>115.1246827957</text:p>
          </table:table-cell>
        </table:table-row>
        <table:table-row table:style-name="ro1">
          <table:table-cell office:value-type="string" calcext:value-type="string">
            <text:p>WATR20</text:p>
          </table:table-cell>
          <table:table-cell office:value-type="float" office:value="-31.7270238562112" calcext:value-type="float">
            <text:p>-31.7270238562</text:p>
          </table:table-cell>
          <table:table-cell office:value-type="float" office:value="115.038951143806" calcext:value-type="float">
            <text:p>115.0389511438</text:p>
          </table:table-cell>
        </table:table-row>
        <table:table-row table:style-name="ro1">
          <table:table-cell office:value-type="string" calcext:value-type="string">
            <text:p>WATR50</text:p>
          </table:table-cell>
          <table:table-cell office:value-type="float" office:value="-31.7726680952664" calcext:value-type="float">
            <text:p>-31.7726680953</text:p>
          </table:table-cell>
          <table:table-cell office:value-type="float" office:value="114.954408843536" calcext:value-type="float">
            <text:p>114.9544088435</text:p>
          </table:table-cell>
        </table:table-row>
      </table:table>
      <table:table table:name="ANMN + NRS CTD ca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average latitude</text:p>
          </table:table-cell>
          <table:table-cell table:style-name="ce1" office:value-type="string" calcext:value-type="string">
            <text:p>average longitude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-36.2995666667" calcext:value-type="float">
            <text:p>-36.2995666667</text:p>
          </table:table-cell>
          <table:table-cell office:value-type="float" office:value="136.2918333333" calcext:value-type="float">
            <text:p>136.291833333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35.6982666667" calcext:value-type="float">
            <text:p>-35.6982666667</text:p>
          </table:table-cell>
          <table:table-cell office:value-type="float" office:value="136.2381" calcext:value-type="float">
            <text:p>136.238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-35.4254333333" calcext:value-type="float">
            <text:p>-35.4254333333</text:p>
          </table:table-cell>
          <table:table-cell office:value-type="float" office:value="136.0748333333" calcext:value-type="float">
            <text:p>136.074833333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-34.9972166667" calcext:value-type="float">
            <text:p>-34.9972166667</text:p>
          </table:table-cell>
          <table:table-cell office:value-type="float" office:value="135.3206666667" calcext:value-type="float">
            <text:p>135.3206666667</text:p>
          </table:table-cell>
        </table:table-row>
        <table:table-row table:style-name="ro1">
          <table:table-cell office:value-type="string" calcext:value-type="string">
            <text:p>BMP070</text:p>
          </table:table-cell>
          <table:table-cell office:value-type="float" office:value="-36.189925" calcext:value-type="float">
            <text:p>-36.189925</text:p>
          </table:table-cell>
          <table:table-cell office:value-type="float" office:value="150.189027777783" calcext:value-type="float">
            <text:p>150.1890277778</text:p>
          </table:table-cell>
        </table:table-row>
        <table:table-row table:style-name="ro1">
          <table:table-cell office:value-type="string" calcext:value-type="string">
            <text:p>BMP090</text:p>
          </table:table-cell>
          <table:table-cell office:value-type="float" office:value="-36.1901818181636" calcext:value-type="float">
            <text:p>-36.1901818182</text:p>
          </table:table-cell>
          <table:table-cell office:value-type="float" office:value="150.233360606073" calcext:value-type="float">
            <text:p>150.2333606061</text:p>
          </table:table-cell>
        </table:table-row>
        <table:table-row table:style-name="ro1">
          <table:table-cell office:value-type="string" calcext:value-type="string">
            <text:p>BMP120</text:p>
          </table:table-cell>
          <table:table-cell office:value-type="float" office:value="-36.2054854166625" calcext:value-type="float">
            <text:p>-36.2054854167</text:p>
          </table:table-cell>
          <table:table-cell office:value-type="float" office:value="150.315429166663" calcext:value-type="float">
            <text:p>150.3154291667</text:p>
          </table:table-cell>
        </table:table-row>
        <table:table-row table:style-name="ro1">
          <table:table-cell office:value-type="string" calcext:value-type="string">
            <text:p>CH050</text:p>
          </table:table-cell>
          <table:table-cell office:value-type="float" office:value="-30.3070069404643" calcext:value-type="float">
            <text:p>-30.3070069405</text:p>
          </table:table-cell>
          <table:table-cell office:value-type="float" office:value="153.230064285721" calcext:value-type="float">
            <text:p>153.2300642857</text:p>
          </table:table-cell>
        </table:table-row>
        <table:table-row table:style-name="ro1">
          <table:table-cell office:value-type="string" calcext:value-type="string">
            <text:p>CH070</text:p>
          </table:table-cell>
          <table:table-cell office:value-type="float" office:value="-30.2735144" calcext:value-type="float">
            <text:p>-30.2735144</text:p>
          </table:table-cell>
          <table:table-cell office:value-type="float" office:value="153.299484666668" calcext:value-type="float">
            <text:p>153.2994846667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-30.2652524999962" calcext:value-type="float">
            <text:p>-30.2652525</text:p>
          </table:table-cell>
          <table:table-cell office:value-type="float" office:value="153.395779743592" calcext:value-type="float">
            <text:p>153.3957797436</text:p>
          </table:table-cell>
        </table:table-row>
        <table:table-row table:style-name="ro1">
          <table:table-cell office:value-type="string" calcext:value-type="string">
            <text:p>CJ1</text:p>
          </table:table-cell>
          <table:table-cell office:value-type="float" office:value="-35.0912666667" calcext:value-type="float">
            <text:p>-35.0912666667</text:p>
          </table:table-cell>
          <table:table-cell office:value-type="float" office:value="136.35835" calcext:value-type="float">
            <text:p>136.35835</text:p>
          </table:table-cell>
        </table:table-row>
        <table:table-row table:style-name="ro1">
          <table:table-cell office:value-type="string" calcext:value-type="string">
            <text:p>CJ2</text:p>
          </table:table-cell>
          <table:table-cell office:value-type="float" office:value="-35.0224333333" calcext:value-type="float">
            <text:p>-35.0224333333</text:p>
          </table:table-cell>
          <table:table-cell office:value-type="float" office:value="136.5391333333" calcext:value-type="float">
            <text:p>136.5391333333</text:p>
          </table:table-cell>
        </table:table-row>
        <table:table-row table:style-name="ro1">
          <table:table-cell office:value-type="string" calcext:value-type="string">
            <text:p>CJ3</text:p>
          </table:table-cell>
          <table:table-cell office:value-type="float" office:value="-34.9576833333" calcext:value-type="float">
            <text:p>-34.9576833333</text:p>
          </table:table-cell>
          <table:table-cell office:value-type="float" office:value="136.7118" calcext:value-type="float">
            <text:p>136.7118</text:p>
          </table:table-cell>
        </table:table-row>
        <table:table-row table:style-name="ro1">
          <table:table-cell office:value-type="string" calcext:value-type="string">
            <text:p>GA06N</text:p>
          </table:table-cell>
          <table:table-cell office:value-type="float" office:value="-34.9973333333" calcext:value-type="float">
            <text:p>-34.9973333333</text:p>
          </table:table-cell>
          <table:table-cell office:value-type="float" office:value="135.0425166667" calcext:value-type="float">
            <text:p>135.0425166667</text:p>
          </table:table-cell>
        </table:table-row>
        <table:table-row table:style-name="ro1">
          <table:table-cell office:value-type="string" calcext:value-type="string">
            <text:p>GA07M</text:p>
          </table:table-cell>
          <table:table-cell office:value-type="float" office:value="-35.1678333333" calcext:value-type="float">
            <text:p>-35.1678333333</text:p>
          </table:table-cell>
          <table:table-cell office:value-type="float" office:value="135.1829" calcext:value-type="float">
            <text:p>135.1829</text:p>
          </table:table-cell>
        </table:table-row>
        <table:table-row table:style-name="ro1">
          <table:table-cell office:value-type="string" calcext:value-type="string">
            <text:p>GA08L</text:p>
          </table:table-cell>
          <table:table-cell office:value-type="float" office:value="-35.3333833333" calcext:value-type="float">
            <text:p>-35.3333833333</text:p>
          </table:table-cell>
          <table:table-cell office:value-type="float" office:value="135.2972166667" calcext:value-type="float">
            <text:p>135.2972166667</text:p>
          </table:table-cell>
        </table:table-row>
        <table:table-row table:style-name="ro1">
          <table:table-cell office:value-type="string" calcext:value-type="string">
            <text:p>GA08N</text:p>
          </table:table-cell>
          <table:table-cell office:value-type="float" office:value="-35.0051333333" calcext:value-type="float">
            <text:p>-35.0051333333</text:p>
          </table:table-cell>
          <table:table-cell office:value-type="float" office:value="135.3069666667" calcext:value-type="float">
            <text:p>135.3069666667</text:p>
          </table:table-cell>
        </table:table-row>
        <table:table-row table:style-name="ro1">
          <table:table-cell office:value-type="string" calcext:value-type="string">
            <text:p>GA09K</text:p>
          </table:table-cell>
          <table:table-cell office:value-type="float" office:value="-35.50085" calcext:value-type="float">
            <text:p>-35.50085</text:p>
          </table:table-cell>
          <table:table-cell office:value-type="float" office:value="135.4322833333" calcext:value-type="float">
            <text:p>135.4322833333</text:p>
          </table:table-cell>
        </table:table-row>
        <table:table-row table:style-name="ro1">
          <table:table-cell office:value-type="string" calcext:value-type="string">
            <text:p>GA09M</text:p>
          </table:table-cell>
          <table:table-cell office:value-type="float" office:value="-35.1601" calcext:value-type="float">
            <text:p>-35.1601</text:p>
          </table:table-cell>
          <table:table-cell office:value-type="float" office:value="135.42345" calcext:value-type="float">
            <text:p>135.42345</text:p>
          </table:table-cell>
        </table:table-row>
        <table:table-row table:style-name="ro1">
          <table:table-cell office:value-type="string" calcext:value-type="string">
            <text:p>GA10J</text:p>
          </table:table-cell>
          <table:table-cell office:value-type="float" office:value="-35.6687166667" calcext:value-type="float">
            <text:p>-35.6687166667</text:p>
          </table:table-cell>
          <table:table-cell office:value-type="float" office:value="135.5695666667" calcext:value-type="float">
            <text:p>135.5695666667</text:p>
          </table:table-cell>
        </table:table-row>
        <table:table-row table:style-name="ro1">
          <table:table-cell office:value-type="string" calcext:value-type="string">
            <text:p>GA11I</text:p>
          </table:table-cell>
          <table:table-cell office:value-type="float" office:value="-35.83275" calcext:value-type="float">
            <text:p>-35.83275</text:p>
          </table:table-cell>
          <table:table-cell office:value-type="float" office:value="135.6830666667" calcext:value-type="float">
            <text:p>135.6830666667</text:p>
          </table:table-cell>
        </table:table-row>
        <table:table-row table:style-name="ro1">
          <table:table-cell office:value-type="string" calcext:value-type="string">
            <text:p>GA11M</text:p>
          </table:table-cell>
          <table:table-cell office:value-type="float" office:value="-35.1652" calcext:value-type="float">
            <text:p>-35.1652</text:p>
          </table:table-cell>
          <table:table-cell office:value-type="float" office:value="135.6675833333" calcext:value-type="float">
            <text:p>135.6675833333</text:p>
          </table:table-cell>
        </table:table-row>
        <table:table-row table:style-name="ro1">
          <table:table-cell office:value-type="string" calcext:value-type="string">
            <text:p>GA12H</text:p>
          </table:table-cell>
          <table:table-cell office:value-type="float" office:value="-36.01455" calcext:value-type="float">
            <text:p>-36.01455</text:p>
          </table:table-cell>
          <table:table-cell office:value-type="float" office:value="135.80315" calcext:value-type="float">
            <text:p>135.80315</text:p>
          </table:table-cell>
        </table:table-row>
        <table:table-row table:style-name="ro1">
          <table:table-cell office:value-type="string" calcext:value-type="string">
            <text:p>GA13M</text:p>
          </table:table-cell>
          <table:table-cell office:value-type="float" office:value="-35.1631166667" calcext:value-type="float">
            <text:p>-35.1631166667</text:p>
          </table:table-cell>
          <table:table-cell office:value-type="float" office:value="135.9666666667" calcext:value-type="float">
            <text:p>135.9666666667</text:p>
          </table:table-cell>
        </table:table-row>
        <table:table-row table:style-name="ro1">
          <table:table-cell office:value-type="string" calcext:value-type="string">
            <text:p>GA14F</text:p>
          </table:table-cell>
          <table:table-cell office:value-type="float" office:value="-36.3478833333" calcext:value-type="float">
            <text:p>-36.3478833333</text:p>
          </table:table-cell>
          <table:table-cell office:value-type="float" office:value="136.0602833333" calcext:value-type="float">
            <text:p>136.0602833333</text:p>
          </table:table-cell>
        </table:table-row>
        <table:table-row table:style-name="ro1">
          <table:table-cell office:value-type="string" calcext:value-type="string">
            <text:p>GA15G</text:p>
          </table:table-cell>
          <table:table-cell office:value-type="float" office:value="-36.1727833333" calcext:value-type="float">
            <text:p>-36.1727833333</text:p>
          </table:table-cell>
          <table:table-cell office:value-type="float" office:value="136.1790833333" calcext:value-type="float">
            <text:p>136.1790833333</text:p>
          </table:table-cell>
        </table:table-row>
        <table:table-row table:style-name="ro1">
          <table:table-cell office:value-type="string" calcext:value-type="string">
            <text:p>GA15M</text:p>
          </table:table-cell>
          <table:table-cell office:value-type="float" office:value="-35.1567666667" calcext:value-type="float">
            <text:p>-35.1567666667</text:p>
          </table:table-cell>
          <table:table-cell office:value-type="float" office:value="136.1824666667" calcext:value-type="float">
            <text:p>136.1824666667</text:p>
          </table:table-cell>
        </table:table-row>
        <table:table-row table:style-name="ro1">
          <table:table-cell office:value-type="string" calcext:value-type="string">
            <text:p>GA16H</text:p>
          </table:table-cell>
          <table:table-cell office:value-type="float" office:value="-36.0091166667" calcext:value-type="float">
            <text:p>-36.0091166667</text:p>
          </table:table-cell>
          <table:table-cell office:value-type="float" office:value="136.3300833333" calcext:value-type="float">
            <text:p>136.3300833333</text:p>
          </table:table-cell>
        </table:table-row>
        <table:table-row table:style-name="ro1">
          <table:table-cell office:value-type="string" calcext:value-type="string">
            <text:p>GA18J</text:p>
          </table:table-cell>
          <table:table-cell office:value-type="float" office:value="-35.6663" calcext:value-type="float">
            <text:p>-35.6663</text:p>
          </table:table-cell>
          <table:table-cell office:value-type="float" office:value="136.55835" calcext:value-type="float">
            <text:p>136.55835</text:p>
          </table:table-cell>
        </table:table-row>
        <table:table-row table:style-name="ro1">
          <table:table-cell office:value-type="string" calcext:value-type="string">
            <text:p>GA19K</text:p>
          </table:table-cell>
          <table:table-cell office:value-type="float" office:value="-35.5019833333" calcext:value-type="float">
            <text:p>-35.5019833333</text:p>
          </table:table-cell>
          <table:table-cell office:value-type="float" office:value="136.69055" calcext:value-type="float">
            <text:p>136.69055</text:p>
          </table:table-cell>
        </table:table-row>
        <table:table-row table:style-name="ro1">
          <table:table-cell office:value-type="string" calcext:value-type="string">
            <text:p>JL03</text:p>
          </table:table-cell>
          <table:table-cell office:value-type="float" office:value="-34.89135" calcext:value-type="float">
            <text:p>-34.89135</text:p>
          </table:table-cell>
          <table:table-cell office:value-type="float" office:value="136.8747" calcext:value-type="float">
            <text:p>136.8747</text:p>
          </table:table-cell>
        </table:table-row>
        <table:table-row table:style-name="ro1">
          <table:table-cell office:value-type="string" calcext:value-type="string">
            <text:p>JL04</text:p>
          </table:table-cell>
          <table:table-cell office:value-type="float" office:value="-34.9508666667" calcext:value-type="float">
            <text:p>-34.9508666667</text:p>
          </table:table-cell>
          <table:table-cell office:value-type="float" office:value="136.8404" calcext:value-type="float">
            <text:p>136.8404</text:p>
          </table:table-cell>
        </table:table-row>
        <table:table-row table:style-name="ro1">
          <table:table-cell office:value-type="string" calcext:value-type="string">
            <text:p>JL05</text:p>
          </table:table-cell>
          <table:table-cell office:value-type="float" office:value="-35.0324" calcext:value-type="float">
            <text:p>-35.0324</text:p>
          </table:table-cell>
          <table:table-cell office:value-type="float" office:value="136.8021333333" calcext:value-type="float">
            <text:p>136.8021333333</text:p>
          </table:table-cell>
        </table:table-row>
        <table:table-row table:style-name="ro1">
          <table:table-cell office:value-type="string" calcext:value-type="string">
            <text:p>JL06</text:p>
          </table:table-cell>
          <table:table-cell office:value-type="float" office:value="-35.09835" calcext:value-type="float">
            <text:p>-35.09835</text:p>
          </table:table-cell>
          <table:table-cell office:value-type="float" office:value="136.7675" calcext:value-type="float">
            <text:p>136.7675</text:p>
          </table:table-cell>
        </table:table-row>
        <table:table-row table:style-name="ro1">
          <table:table-cell office:value-type="string" calcext:value-type="string">
            <text:p>JL07</text:p>
          </table:table-cell>
          <table:table-cell office:value-type="float" office:value="-35.1666666667" calcext:value-type="float">
            <text:p>-35.1666666667</text:p>
          </table:table-cell>
          <table:table-cell office:value-type="float" office:value="136.7332333333" calcext:value-type="float">
            <text:p>136.7332333333</text:p>
          </table:table-cell>
        </table:table-row>
        <table:table-row table:style-name="ro1">
          <table:table-cell office:value-type="string" calcext:value-type="string">
            <text:p>JL09</text:p>
          </table:table-cell>
          <table:table-cell office:value-type="float" office:value="-35.3081666667" calcext:value-type="float">
            <text:p>-35.3081666667</text:p>
          </table:table-cell>
          <table:table-cell office:value-type="float" office:value="136.6582833333" calcext:value-type="float">
            <text:p>136.6582833333</text:p>
          </table:table-cell>
        </table:table-row>
        <table:table-row table:style-name="ro1">
          <table:table-cell office:value-type="string" calcext:value-type="string">
            <text:p>NRSDAR</text:p>
          </table:table-cell>
          <table:table-cell office:value-type="float" office:value="-12.3406954371678" calcext:value-type="float">
            <text:p>-12.3406954372</text:p>
          </table:table-cell>
          <table:table-cell office:value-type="float" office:value="130.704585546433" calcext:value-type="float">
            <text:p>130.7045855464</text:p>
          </table:table-cell>
        </table:table-row>
        <table:table-row table:style-name="ro1">
          <table:table-cell office:value-type="string" calcext:value-type="string">
            <text:p>NRSKAI</text:p>
          </table:table-cell>
          <table:table-cell office:value-type="float" office:value="-35.8371927986983" calcext:value-type="float">
            <text:p>-35.8371927987</text:p>
          </table:table-cell>
          <table:table-cell office:value-type="float" office:value="136.446531398348" calcext:value-type="float">
            <text:p>136.4465313983</text:p>
          </table:table-cell>
        </table:table-row>
        <table:table-row table:style-name="ro1">
          <table:table-cell office:value-type="string" calcext:value-type="string">
            <text:p>NRSMAI</text:p>
          </table:table-cell>
          <table:table-cell office:value-type="float" office:value="-42.598741935484" calcext:value-type="float">
            <text:p>-42.5987419355</text:p>
          </table:table-cell>
          <table:table-cell office:value-type="float" office:value="148.233653046594" calcext:value-type="float">
            <text:p>148.2336530466</text:p>
          </table:table-cell>
        </table:table-row>
        <table:table-row table:style-name="ro1">
          <table:table-cell office:value-type="string" calcext:value-type="string">
            <text:p>NRSNIN</text:p>
          </table:table-cell>
          <table:table-cell office:value-type="float" office:value="-21.8672222222222" calcext:value-type="float">
            <text:p>-21.8672222222</text:p>
          </table:table-cell>
          <table:table-cell office:value-type="float" office:value="113.949259259267" calcext:value-type="float">
            <text:p>113.9492592593</text:p>
          </table:table-cell>
        </table:table-row>
        <table:table-row table:style-name="ro1">
          <table:table-cell office:value-type="string" calcext:value-type="string">
            <text:p>NRSNSI</text:p>
          </table:table-cell>
          <table:table-cell office:value-type="float" office:value="-27.3415960784314" calcext:value-type="float">
            <text:p>-27.3415960784</text:p>
          </table:table-cell>
          <table:table-cell office:value-type="float" office:value="153.5622" calcext:value-type="float">
            <text:p>153.5622</text:p>
          </table:table-cell>
        </table:table-row>
        <table:table-row table:style-name="ro1">
          <table:table-cell office:value-type="string" calcext:value-type="string">
            <text:p>NRSPHB</text:p>
          </table:table-cell>
          <table:table-cell office:value-type="float" office:value="-34.1185074074102" calcext:value-type="float">
            <text:p>-34.1185074074</text:p>
          </table:table-cell>
          <table:table-cell office:value-type="float" office:value="151.216252932098" calcext:value-type="float">
            <text:p>151.2162529321</text:p>
          </table:table-cell>
        </table:table-row>
        <table:table-row table:style-name="ro1">
          <table:table-cell office:value-type="string" calcext:value-type="string">
            <text:p>NRSROT</text:p>
          </table:table-cell>
          <table:table-cell office:value-type="float" office:value="-31.9996385391172" calcext:value-type="float">
            <text:p>-31.9996385391</text:p>
          </table:table-cell>
          <table:table-cell office:value-type="float" office:value="115.413136255158" calcext:value-type="float">
            <text:p>115.4131362552</text:p>
          </table:table-cell>
        </table:table-row>
        <table:table-row table:style-name="ro1">
          <table:table-cell office:value-type="string" calcext:value-type="string">
            <text:p>NRSYON</text:p>
          </table:table-cell>
          <table:table-cell office:value-type="float" office:value="-19.3037521663399" calcext:value-type="float">
            <text:p>-19.3037521663</text:p>
          </table:table-cell>
          <table:table-cell office:value-type="float" office:value="147.620258326659" calcext:value-type="float">
            <text:p>147.6202583267</text:p>
          </table:table-cell>
        </table:table-row>
        <table:table-row table:style-name="ro1">
          <table:table-cell office:value-type="string" calcext:value-type="string">
            <text:p>PH025</text:p>
          </table:table-cell>
          <table:table-cell office:value-type="float" office:value="-34.0821220588235" calcext:value-type="float">
            <text:p>-34.0821220588</text:p>
          </table:table-cell>
          <table:table-cell office:value-type="float" office:value="151.178761176471" calcext:value-type="float">
            <text:p>151.1787611765</text:p>
          </table:table-cell>
        </table:table-row>
        <table:table-row table:style-name="ro1">
          <table:table-cell office:value-type="string" calcext:value-type="string">
            <text:p>PH050</text:p>
          </table:table-cell>
          <table:table-cell office:value-type="float" office:value="-34.1022198830462" calcext:value-type="float">
            <text:p>-34.102219883</text:p>
          </table:table-cell>
          <table:table-cell office:value-type="float" office:value="151.19433820663" calcext:value-type="float">
            <text:p>151.1943382066</text:p>
          </table:table-cell>
        </table:table-row>
        <table:table-row table:style-name="ro1">
          <table:table-cell office:value-type="string" calcext:value-type="string">
            <text:p>PH100</text:p>
          </table:table-cell>
          <table:table-cell office:value-type="float" office:value="-34.1180230442148" calcext:value-type="float">
            <text:p>-34.1180230442</text:p>
          </table:table-cell>
          <table:table-cell office:value-type="float" office:value="151.222513605442" calcext:value-type="float">
            <text:p>151.2225136054</text:p>
          </table:table-cell>
        </table:table-row>
        <table:table-row table:style-name="ro1">
          <table:table-cell office:value-type="string" calcext:value-type="string">
            <text:p>PH125</text:p>
          </table:table-cell>
          <table:table-cell office:value-type="float" office:value="-34.1480951550407" calcext:value-type="float">
            <text:p>-34.148095155</text:p>
          </table:table-cell>
          <table:table-cell office:value-type="float" office:value="151.255259689922" calcext:value-type="float">
            <text:p>151.2552596899</text:p>
          </table:table-cell>
        </table:table-row>
        <table:table-row table:style-name="ro1">
          <table:table-cell office:value-type="string" calcext:value-type="string">
            <text:p>PH140</text:p>
          </table:table-cell>
          <table:table-cell office:value-type="float" office:value="-34.2199833333" calcext:value-type="float">
            <text:p>-34.2199833333</text:p>
          </table:table-cell>
          <table:table-cell office:value-type="float" office:value="151.3321333333" calcext:value-type="float">
            <text:p>151.3321333333</text:p>
          </table:table-cell>
        </table:table-row>
        <table:table-row table:style-name="ro1">
          <table:table-cell office:value-type="string" calcext:value-type="string">
            <text:p>SA01</text:p>
          </table:table-cell>
          <table:table-cell office:value-type="float" office:value="-36.14965" calcext:value-type="float">
            <text:p>-36.14965</text:p>
          </table:table-cell>
          <table:table-cell office:value-type="float" office:value="136.6482333333" calcext:value-type="float">
            <text:p>136.6482333333</text:p>
          </table:table-cell>
        </table:table-row>
        <table:table-row table:style-name="ro1">
          <table:table-cell office:value-type="string" calcext:value-type="string">
            <text:p>SA02alt</text:p>
          </table:table-cell>
          <table:table-cell office:value-type="float" office:value="-36.1811833333" calcext:value-type="float">
            <text:p>-36.1811833333</text:p>
          </table:table-cell>
          <table:table-cell office:value-type="float" office:value="136.61635" calcext:value-type="float">
            <text:p>136.61635</text:p>
          </table:table-cell>
        </table:table-row>
        <table:table-row table:style-name="ro1">
          <table:table-cell office:value-type="string" calcext:value-type="string">
            <text:p>SA03alt</text:p>
          </table:table-cell>
          <table:table-cell office:value-type="float" office:value="-36.2136" calcext:value-type="float">
            <text:p>-36.2136</text:p>
          </table:table-cell>
          <table:table-cell office:value-type="float" office:value="136.5860166667" calcext:value-type="float">
            <text:p>136.5860166667</text:p>
          </table:table-cell>
        </table:table-row>
        <table:table-row table:style-name="ro1">
          <table:table-cell office:value-type="string" calcext:value-type="string">
            <text:p>SA04alt</text:p>
          </table:table-cell>
          <table:table-cell office:value-type="float" office:value="-36.2453333333" calcext:value-type="float">
            <text:p>-36.2453333333</text:p>
          </table:table-cell>
          <table:table-cell office:value-type="float" office:value="136.55375" calcext:value-type="float">
            <text:p>136.55375</text:p>
          </table:table-cell>
        </table:table-row>
        <table:table-row table:style-name="ro1">
          <table:table-cell office:value-type="string" calcext:value-type="string">
            <text:p>SA05alt</text:p>
          </table:table-cell>
          <table:table-cell office:value-type="float" office:value="-36.2772333333" calcext:value-type="float">
            <text:p>-36.2772333333</text:p>
          </table:table-cell>
          <table:table-cell office:value-type="float" office:value="136.51985" calcext:value-type="float">
            <text:p>136.51985</text:p>
          </table:table-cell>
        </table:table-row>
        <table:table-row table:style-name="ro1">
          <table:table-cell office:value-type="string" calcext:value-type="string">
            <text:p>SA06alt</text:p>
          </table:table-cell>
          <table:table-cell office:value-type="float" office:value="-36.3114" calcext:value-type="float">
            <text:p>-36.3114</text:p>
          </table:table-cell>
          <table:table-cell office:value-type="float" office:value="136.4910333333" calcext:value-type="float">
            <text:p>136.4910333333</text:p>
          </table:table-cell>
        </table:table-row>
        <table:table-row table:style-name="ro1">
          <table:table-cell office:value-type="string" calcext:value-type="string">
            <text:p>SA07alt</text:p>
          </table:table-cell>
          <table:table-cell office:value-type="float" office:value="-36.3419" calcext:value-type="float">
            <text:p>-36.3419</text:p>
          </table:table-cell>
          <table:table-cell office:value-type="float" office:value="136.4553" calcext:value-type="float">
            <text:p>136.4553</text:p>
          </table:table-cell>
        </table:table-row>
        <table:table-row table:style-name="ro1">
          <table:table-cell office:value-type="string" calcext:value-type="string">
            <text:p>SA08alt</text:p>
          </table:table-cell>
          <table:table-cell office:value-type="float" office:value="-36.3759166667" calcext:value-type="float">
            <text:p>-36.3759166667</text:p>
          </table:table-cell>
          <table:table-cell office:value-type="float" office:value="136.4200333333" calcext:value-type="float">
            <text:p>136.4200333333</text:p>
          </table:table-cell>
        </table:table-row>
        <table:table-row table:style-name="ro1">
          <table:table-cell office:value-type="string" calcext:value-type="string">
            <text:p>SA09alt</text:p>
          </table:table-cell>
          <table:table-cell office:value-type="float" office:value="-36.4094666667" calcext:value-type="float">
            <text:p>-36.4094666667</text:p>
          </table:table-cell>
          <table:table-cell office:value-type="float" office:value="136.3881333333" calcext:value-type="float">
            <text:p>136.3881333333</text:p>
          </table:table-cell>
        </table:table-row>
        <table:table-row table:style-name="ro1">
          <table:table-cell office:value-type="string" calcext:value-type="string">
            <text:p>SA10alt</text:p>
          </table:table-cell>
          <table:table-cell office:value-type="float" office:value="-36.4422666667" calcext:value-type="float">
            <text:p>-36.4422666667</text:p>
          </table:table-cell>
          <table:table-cell office:value-type="float" office:value="136.3562666667" calcext:value-type="float">
            <text:p>136.3562666667</text:p>
          </table:table-cell>
        </table:table-row>
        <table:table-row table:style-name="ro1">
          <table:table-cell office:value-type="string" calcext:value-type="string">
            <text:p>SA11</text:p>
          </table:table-cell>
          <table:table-cell office:value-type="float" office:value="-36.47095" calcext:value-type="float">
            <text:p>-36.47095</text:p>
          </table:table-cell>
          <table:table-cell office:value-type="float" office:value="136.3241" calcext:value-type="float">
            <text:p>136.3241</text:p>
          </table:table-cell>
        </table:table-row>
        <table:table-row table:style-name="ro1">
          <table:table-cell office:value-type="string" calcext:value-type="string">
            <text:p>SA12</text:p>
          </table:table-cell>
          <table:table-cell office:value-type="float" office:value="-36.4989833333" calcext:value-type="float">
            <text:p>-36.4989833333</text:p>
          </table:table-cell>
          <table:table-cell office:value-type="float" office:value="136.3005166667" calcext:value-type="float">
            <text:p>136.3005166667</text:p>
          </table:table-cell>
        </table:table-row>
        <table:table-row table:style-name="ro1">
          <table:table-cell office:value-type="string" calcext:value-type="string">
            <text:p>SAM2CP</text:p>
          </table:table-cell>
          <table:table-cell office:value-type="float" office:value="-35.26925" calcext:value-type="float">
            <text:p>-35.26925</text:p>
          </table:table-cell>
          <table:table-cell office:value-type="float" office:value="135.6858" calcext:value-type="float">
            <text:p>135.6858</text:p>
          </table:table-cell>
        </table:table-row>
        <table:table-row table:style-name="ro1">
          <table:table-cell office:value-type="string" calcext:value-type="string">
            <text:p>SAM3MS</text:p>
          </table:table-cell>
          <table:table-cell office:value-type="float" office:value="-36.146015" calcext:value-type="float">
            <text:p>-36.146015</text:p>
          </table:table-cell>
          <table:table-cell office:value-type="float" office:value="135.9035335" calcext:value-type="float">
            <text:p>135.9035335</text:p>
          </table:table-cell>
        </table:table-row>
        <table:table-row table:style-name="ro1">
          <table:table-cell office:value-type="string" calcext:value-type="string">
            <text:p>SAM5CB</text:p>
          </table:table-cell>
          <table:table-cell office:value-type="float" office:value="-34.92585" calcext:value-type="float">
            <text:p>-34.92585</text:p>
          </table:table-cell>
          <table:table-cell office:value-type="float" office:value="135.0104833333" calcext:value-type="float">
            <text:p>135.0104833333</text:p>
          </table:table-cell>
        </table:table-row>
        <table:table-row table:style-name="ro1">
          <table:table-cell office:value-type="string" calcext:value-type="string">
            <text:p>SAM8SG</text:p>
          </table:table-cell>
          <table:table-cell office:value-type="float" office:value="-35.2371833333" calcext:value-type="float">
            <text:p>-35.2371833333</text:p>
          </table:table-cell>
          <table:table-cell office:value-type="float" office:value="136.6934333333" calcext:value-type="float">
            <text:p>136.6934333333</text:p>
          </table:table-cell>
        </table:table-row>
        <table:table-row table:style-name="ro1">
          <table:table-cell office:value-type="string" calcext:value-type="string">
            <text:p>SC01</text:p>
          </table:table-cell>
          <table:table-cell office:value-type="float" office:value="-35.4277833333" calcext:value-type="float">
            <text:p>-35.4277833333</text:p>
          </table:table-cell>
          <table:table-cell office:value-type="float" office:value="136.47545" calcext:value-type="float">
            <text:p>136.47545</text:p>
          </table:table-cell>
        </table:table-row>
        <table:table-row table:style-name="ro1">
          <table:table-cell office:value-type="string" calcext:value-type="string">
            <text:p>SC02</text:p>
          </table:table-cell>
          <table:table-cell office:value-type="float" office:value="-35.4606833333" calcext:value-type="float">
            <text:p>-35.4606833333</text:p>
          </table:table-cell>
          <table:table-cell office:value-type="float" office:value="136.4468333333" calcext:value-type="float">
            <text:p>136.4468333333</text:p>
          </table:table-cell>
        </table:table-row>
        <table:table-row table:style-name="ro1">
          <table:table-cell office:value-type="string" calcext:value-type="string">
            <text:p>SC03</text:p>
          </table:table-cell>
          <table:table-cell office:value-type="float" office:value="-35.4954" calcext:value-type="float">
            <text:p>-35.4954</text:p>
          </table:table-cell>
          <table:table-cell office:value-type="float" office:value="136.4154833333" calcext:value-type="float">
            <text:p>136.4154833333</text:p>
          </table:table-cell>
        </table:table-row>
        <table:table-row table:style-name="ro1">
          <table:table-cell office:value-type="string" calcext:value-type="string">
            <text:p>SC04</text:p>
          </table:table-cell>
          <table:table-cell office:value-type="float" office:value="-35.5289833333" calcext:value-type="float">
            <text:p>-35.5289833333</text:p>
          </table:table-cell>
          <table:table-cell office:value-type="float" office:value="136.3876666667" calcext:value-type="float">
            <text:p>136.3876666667</text:p>
          </table:table-cell>
        </table:table-row>
        <table:table-row table:style-name="ro1">
          <table:table-cell office:value-type="string" calcext:value-type="string">
            <text:p>SC05</text:p>
          </table:table-cell>
          <table:table-cell office:value-type="float" office:value="-35.5634" calcext:value-type="float">
            <text:p>-35.5634</text:p>
          </table:table-cell>
          <table:table-cell office:value-type="float" office:value="136.3581666667" calcext:value-type="float">
            <text:p>136.3581666667</text:p>
          </table:table-cell>
        </table:table-row>
        <table:table-row table:style-name="ro1">
          <table:table-cell office:value-type="string" calcext:value-type="string">
            <text:p>SC06</text:p>
          </table:table-cell>
          <table:table-cell office:value-type="float" office:value="-35.597" calcext:value-type="float">
            <text:p>-35.597</text:p>
          </table:table-cell>
          <table:table-cell office:value-type="float" office:value="136.3268666667" calcext:value-type="float">
            <text:p>136.3268666667</text:p>
          </table:table-cell>
        </table:table-row>
        <table:table-row table:style-name="ro1">
          <table:table-cell office:value-type="string" calcext:value-type="string">
            <text:p>SC07</text:p>
          </table:table-cell>
          <table:table-cell office:value-type="float" office:value="-35.6293" calcext:value-type="float">
            <text:p>-35.6293</text:p>
          </table:table-cell>
          <table:table-cell office:value-type="float" office:value="136.2975" calcext:value-type="float">
            <text:p>136.2975</text:p>
          </table:table-cell>
        </table:table-row>
        <table:table-row table:style-name="ro1">
          <table:table-cell office:value-type="string" calcext:value-type="string">
            <text:p>SC08</text:p>
          </table:table-cell>
          <table:table-cell office:value-type="float" office:value="-35.6630666667" calcext:value-type="float">
            <text:p>-35.6630666667</text:p>
          </table:table-cell>
          <table:table-cell office:value-type="float" office:value="136.2707833333" calcext:value-type="float">
            <text:p>136.2707833333</text:p>
          </table:table-cell>
        </table:table-row>
        <table:table-row table:style-name="ro1">
          <table:table-cell office:value-type="string" calcext:value-type="string">
            <text:p>SC10</text:p>
          </table:table-cell>
          <table:table-cell office:value-type="float" office:value="-35.7330666667" calcext:value-type="float">
            <text:p>-35.7330666667</text:p>
          </table:table-cell>
          <table:table-cell office:value-type="float" office:value="136.2084666667" calcext:value-type="float">
            <text:p>136.2084666667</text:p>
          </table:table-cell>
        </table:table-row>
        <table:table-row table:style-name="ro1">
          <table:table-cell office:value-type="string" calcext:value-type="string">
            <text:p>SC11</text:p>
          </table:table-cell>
          <table:table-cell office:value-type="float" office:value="-35.7662" calcext:value-type="float">
            <text:p>-35.7662</text:p>
          </table:table-cell>
          <table:table-cell office:value-type="float" office:value="136.1791" calcext:value-type="float">
            <text:p>136.1791</text:p>
          </table:table-cell>
        </table:table-row>
        <table:table-row table:style-name="ro1">
          <table:table-cell office:value-type="string" calcext:value-type="string">
            <text:p>SC12</text:p>
          </table:table-cell>
          <table:table-cell office:value-type="float" office:value="-35.7997833333" calcext:value-type="float">
            <text:p>-35.7997833333</text:p>
          </table:table-cell>
          <table:table-cell office:value-type="float" office:value="136.1496333333" calcext:value-type="float">
            <text:p>136.1496333333</text:p>
          </table:table-cell>
        </table:table-row>
        <table:table-row table:style-name="ro1">
          <table:table-cell office:value-type="string" calcext:value-type="string">
            <text:p>SE01</text:p>
          </table:table-cell>
          <table:table-cell office:value-type="float" office:value="-35.1301833333" calcext:value-type="float">
            <text:p>-35.1301833333</text:p>
          </table:table-cell>
          <table:table-cell office:value-type="float" office:value="135.8010166667" calcext:value-type="float">
            <text:p>135.8010166667</text:p>
          </table:table-cell>
        </table:table-row>
        <table:table-row table:style-name="ro1">
          <table:table-cell office:value-type="string" calcext:value-type="string">
            <text:p>SE02</text:p>
          </table:table-cell>
          <table:table-cell office:value-type="float" office:value="-35.1648" calcext:value-type="float">
            <text:p>-35.1648</text:p>
          </table:table-cell>
          <table:table-cell office:value-type="float" office:value="135.7702666667" calcext:value-type="float">
            <text:p>135.7702666667</text:p>
          </table:table-cell>
        </table:table-row>
        <table:table-row table:style-name="ro1">
          <table:table-cell office:value-type="string" calcext:value-type="string">
            <text:p>SE03</text:p>
          </table:table-cell>
          <table:table-cell office:value-type="float" office:value="-35.1993" calcext:value-type="float">
            <text:p>-35.1993</text:p>
          </table:table-cell>
          <table:table-cell office:value-type="float" office:value="135.74275" calcext:value-type="float">
            <text:p>135.74275</text:p>
          </table:table-cell>
        </table:table-row>
        <table:table-row table:style-name="ro1">
          <table:table-cell office:value-type="string" calcext:value-type="string">
            <text:p>SE04</text:p>
          </table:table-cell>
          <table:table-cell office:value-type="float" office:value="-35.2342166667" calcext:value-type="float">
            <text:p>-35.2342166667</text:p>
          </table:table-cell>
          <table:table-cell office:value-type="float" office:value="135.71395" calcext:value-type="float">
            <text:p>135.71395</text:p>
          </table:table-cell>
        </table:table-row>
        <table:table-row table:style-name="ro1">
          <table:table-cell office:value-type="string" calcext:value-type="string">
            <text:p>SE06</text:p>
          </table:table-cell>
          <table:table-cell office:value-type="float" office:value="-35.3042333333" calcext:value-type="float">
            <text:p>-35.3042333333</text:p>
          </table:table-cell>
          <table:table-cell office:value-type="float" office:value="135.6571" calcext:value-type="float">
            <text:p>135.6571</text:p>
          </table:table-cell>
        </table:table-row>
        <table:table-row table:style-name="ro1">
          <table:table-cell office:value-type="string" calcext:value-type="string">
            <text:p>SE07</text:p>
          </table:table-cell>
          <table:table-cell office:value-type="float" office:value="-35.3384833333" calcext:value-type="float">
            <text:p>-35.3384833333</text:p>
          </table:table-cell>
          <table:table-cell office:value-type="float" office:value="135.6293166667" calcext:value-type="float">
            <text:p>135.6293166667</text:p>
          </table:table-cell>
        </table:table-row>
        <table:table-row table:style-name="ro1">
          <table:table-cell office:value-type="string" calcext:value-type="string">
            <text:p>SE08</text:p>
          </table:table-cell>
          <table:table-cell office:value-type="float" office:value="-35.3740833333" calcext:value-type="float">
            <text:p>-35.3740833333</text:p>
          </table:table-cell>
          <table:table-cell office:value-type="float" office:value="135.6009" calcext:value-type="float">
            <text:p>135.6009</text:p>
          </table:table-cell>
        </table:table-row>
        <table:table-row table:style-name="ro1">
          <table:table-cell office:value-type="string" calcext:value-type="string">
            <text:p>SE09</text:p>
          </table:table-cell>
          <table:table-cell office:value-type="float" office:value="-35.40775" calcext:value-type="float">
            <text:p>-35.40775</text:p>
          </table:table-cell>
          <table:table-cell office:value-type="float" office:value="135.5733333333" calcext:value-type="float">
            <text:p>135.5733333333</text:p>
          </table:table-cell>
        </table:table-row>
        <table:table-row table:style-name="ro1">
          <table:table-cell office:value-type="string" calcext:value-type="string">
            <text:p>SE10</text:p>
          </table:table-cell>
          <table:table-cell office:value-type="float" office:value="-35.4429333333" calcext:value-type="float">
            <text:p>-35.4429333333</text:p>
          </table:table-cell>
          <table:table-cell office:value-type="float" office:value="135.5442166667" calcext:value-type="float">
            <text:p>135.5442166667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-35.47795" calcext:value-type="float">
            <text:p>-35.47795</text:p>
          </table:table-cell>
          <table:table-cell office:value-type="float" office:value="135.5164166667" calcext:value-type="float">
            <text:p>135.5164166667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-35.5004833333" calcext:value-type="float">
            <text:p>-35.5004833333</text:p>
          </table:table-cell>
          <table:table-cell office:value-type="float" office:value="135.4994166667" calcext:value-type="float">
            <text:p>135.4994166667</text:p>
          </table:table-cell>
        </table:table-row>
        <table:table-row table:style-name="ro1">
          <table:table-cell office:value-type="string" calcext:value-type="string">
            <text:p>SG01alt</text:p>
          </table:table-cell>
          <table:table-cell office:value-type="float" office:value="-34.8879166667" calcext:value-type="float">
            <text:p>-34.8879166667</text:p>
          </table:table-cell>
          <table:table-cell office:value-type="float" office:value="135.2270333333" calcext:value-type="float">
            <text:p>135.2270333333</text:p>
          </table:table-cell>
        </table:table-row>
        <table:table-row table:style-name="ro1">
          <table:table-cell office:value-type="string" calcext:value-type="string">
            <text:p>SG02alt</text:p>
          </table:table-cell>
          <table:table-cell office:value-type="float" office:value="-34.9251666667" calcext:value-type="float">
            <text:p>-34.9251666667</text:p>
          </table:table-cell>
          <table:table-cell office:value-type="float" office:value="135.2020833333" calcext:value-type="float">
            <text:p>135.2020833333</text:p>
          </table:table-cell>
        </table:table-row>
        <table:table-row table:style-name="ro1">
          <table:table-cell office:value-type="string" calcext:value-type="string">
            <text:p>SG03alt</text:p>
          </table:table-cell>
          <table:table-cell office:value-type="float" office:value="-34.9616833333" calcext:value-type="float">
            <text:p>-34.9616833333</text:p>
          </table:table-cell>
          <table:table-cell office:value-type="float" office:value="135.1766" calcext:value-type="float">
            <text:p>135.1766</text:p>
          </table:table-cell>
        </table:table-row>
        <table:table-row table:style-name="ro1">
          <table:table-cell office:value-type="string" calcext:value-type="string">
            <text:p>SG04alt</text:p>
          </table:table-cell>
          <table:table-cell office:value-type="float" office:value="-34.9962666667" calcext:value-type="float">
            <text:p>-34.9962666667</text:p>
          </table:table-cell>
          <table:table-cell office:value-type="float" office:value="135.1532333333" calcext:value-type="float">
            <text:p>135.1532333333</text:p>
          </table:table-cell>
        </table:table-row>
        <table:table-row table:style-name="ro1">
          <table:table-cell office:value-type="string" calcext:value-type="string">
            <text:p>WACA20</text:p>
          </table:table-cell>
          <table:table-cell office:value-type="float" office:value="-31.9760785714286" calcext:value-type="float">
            <text:p>-31.9760785714</text:p>
          </table:table-cell>
          <table:table-cell office:value-type="float" office:value="115.2290095238" calcext:value-type="float">
            <text:p>115.2290095238</text:p>
          </table:table-cell>
        </table:table-row>
        <table:table-row table:style-name="ro1">
          <table:table-cell office:value-type="string" calcext:value-type="string">
            <text:p>WACASO</text:p>
          </table:table-cell>
          <table:table-cell office:value-type="float" office:value="-32.05" calcext:value-type="float">
            <text:p>-32.05</text:p>
          </table:table-cell>
          <table:table-cell office:value-type="float" office:value="115.08" calcext:value-type="float">
            <text:p>115.08</text:p>
          </table:table-cell>
        </table:table-row>
        <table:table-row table:style-name="ro1">
          <table:table-cell office:value-type="string" calcext:value-type="string">
            <text:p>WATR05</text:p>
          </table:table-cell>
          <table:table-cell office:value-type="float" office:value="-31.6266666667" calcext:value-type="float">
            <text:p>-31.6266666667</text:p>
          </table:table-cell>
          <table:table-cell office:value-type="float" office:value="115.245" calcext:value-type="float">
            <text:p>115.245</text:p>
          </table:table-cell>
        </table:table-row>
        <table:table-row table:style-name="ro1">
          <table:table-cell office:value-type="string" calcext:value-type="string">
            <text:p>WATR10</text:p>
          </table:table-cell>
          <table:table-cell office:value-type="float" office:value="-31.64526666666" calcext:value-type="float">
            <text:p>-31.6452666667</text:p>
          </table:table-cell>
          <table:table-cell office:value-type="float" office:value="115.19986666664" calcext:value-type="float">
            <text:p>115.1998666666</text:p>
          </table:table-cell>
        </table:table-row>
        <table:table-row table:style-name="ro1">
          <table:table-cell office:value-type="string" calcext:value-type="string">
            <text:p>WATR20</text:p>
          </table:table-cell>
          <table:table-cell office:value-type="float" office:value="-31.7280294117941" calcext:value-type="float">
            <text:p>-31.7280294118</text:p>
          </table:table-cell>
          <table:table-cell office:value-type="float" office:value="115.083598039229" calcext:value-type="float">
            <text:p>115.0835980392</text:p>
          </table:table-cell>
        </table:table-row>
      </table:table>
      <table:table table:name="NRS water s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nominal latitude</text:p>
          </table:table-cell>
          <table:table-cell table:style-name="ce1" office:value-type="string" calcext:value-type="string">
            <text:p>nominal longitude</text:p>
          </table:table-cell>
        </table:table-row>
        <table:table-row table:style-name="ro1">
          <table:table-cell office:value-type="string" calcext:value-type="string">
            <text:p>NRSMAI</text:p>
          </table:table-cell>
          <table:table-cell office:value-type="float" office:value="-42.59667" calcext:value-type="float">
            <text:p>-42.59667</text:p>
          </table:table-cell>
          <table:table-cell office:value-type="float" office:value="148.23333" calcext:value-type="float">
            <text:p>148.23333</text:p>
          </table:table-cell>
        </table:table-row>
        <table:table-row table:style-name="ro1">
          <table:table-cell office:value-type="string" calcext:value-type="string">
            <text:p>NRSKAI</text:p>
          </table:table-cell>
          <table:table-cell office:value-type="float" office:value="-35.83217" calcext:value-type="float">
            <text:p>-35.83217</text:p>
          </table:table-cell>
          <table:table-cell office:value-type="float" office:value="136.44733" calcext:value-type="float">
            <text:p>136.44733</text:p>
          </table:table-cell>
        </table:table-row>
        <table:table-row table:style-name="ro1">
          <table:table-cell office:value-type="string" calcext:value-type="string">
            <text:p>NRSESP</text:p>
          </table:table-cell>
          <table:table-cell office:value-type="float" office:value="-33.93333" calcext:value-type="float">
            <text:p>-33.93333</text:p>
          </table:table-cell>
          <table:table-cell office:value-type="float" office:value="121.85" calcext:value-type="float">
            <text:p>121.85</text:p>
          </table:table-cell>
        </table:table-row>
        <table:table-row table:style-name="ro1">
          <table:table-cell office:value-type="string" calcext:value-type="string">
            <text:p>NRSROT</text:p>
          </table:table-cell>
          <table:table-cell office:value-type="float" office:value="-32" calcext:value-type="float">
            <text:p>-32</text:p>
          </table:table-cell>
          <table:table-cell office:value-type="float" office:value="115.41667" calcext:value-type="float">
            <text:p>115.41667</text:p>
          </table:table-cell>
        </table:table-row>
        <table:table-row table:style-name="ro1">
          <table:table-cell office:value-type="string" calcext:value-type="string">
            <text:p>NRSNIN</text:p>
          </table:table-cell>
          <table:table-cell office:value-type="float" office:value="-21.99" calcext:value-type="float">
            <text:p>-21.99</text:p>
          </table:table-cell>
          <table:table-cell office:value-type="float" office:value="113.779" calcext:value-type="float">
            <text:p>113.779</text:p>
          </table:table-cell>
        </table:table-row>
        <table:table-row table:style-name="ro1">
          <table:table-cell office:value-type="string" calcext:value-type="string">
            <text:p>NRSDAR</text:p>
          </table:table-cell>
          <table:table-cell office:value-type="float" office:value="-12.4" calcext:value-type="float">
            <text:p>-12.4</text:p>
          </table:table-cell>
          <table:table-cell office:value-type="float" office:value="130.76805" calcext:value-type="float">
            <text:p>130.76805</text:p>
          </table:table-cell>
        </table:table-row>
        <table:table-row table:style-name="ro1">
          <table:table-cell office:value-type="string" calcext:value-type="string">
            <text:p>NRSYON</text:p>
          </table:table-cell>
          <table:table-cell office:value-type="float" office:value="-19.30847" calcext:value-type="float">
            <text:p>-19.30847</text:p>
          </table:table-cell>
          <table:table-cell office:value-type="float" office:value="147.61842" calcext:value-type="float">
            <text:p>147.61842</text:p>
          </table:table-cell>
        </table:table-row>
        <table:table-row table:style-name="ro1">
          <table:table-cell office:value-type="string" calcext:value-type="string">
            <text:p>NRSPH4</text:p>
          </table:table-cell>
          <table:table-cell office:value-type="float" office:value="-34.11758" calcext:value-type="float">
            <text:p>-34.11758</text:p>
          </table:table-cell>
          <table:table-cell office:value-type="float" office:value="151.21815" calcext:value-type="float">
            <text:p>151.21815</text:p>
          </table:table-cell>
        </table:table-row>
        <table:table-row table:style-name="ro1">
          <table:table-cell office:value-type="string" calcext:value-type="string">
            <text:p>NRSNSI</text:p>
          </table:table-cell>
          <table:table-cell office:value-type="float" office:value="-27.345" calcext:value-type="float">
            <text:p>-27.345</text:p>
          </table:table-cell>
          <table:table-cell office:value-type="float" office:value="153.562" calcext:value-type="float">
            <text:p>153.562</text:p>
          </table:table-cell>
        </table:table-row>
        <table:table-row table:style-name="ro1">
          <table:table-cell office:value-type="string" calcext:value-type="string">
            <text:p>NRSPHB</text:p>
          </table:table-cell>
          <table:table-cell office:value-type="float" office:value="-34.11923" calcext:value-type="float">
            <text:p>-34.11923</text:p>
          </table:table-cell>
          <table:table-cell office:value-type="float" office:value="151.22667" calcext:value-type="float">
            <text:p>151.22667</text:p>
          </table:table-cell>
        </table:table-row>
        <table:table-row table:style-name="ro1">
          <table:table-cell office:value-type="string" calcext:value-type="string">
            <text:p>SOTS</text:p>
          </table:table-cell>
          <table:table-cell office:value-type="float" office:value="-46.93473" calcext:value-type="float">
            <text:p>-46.93473</text:p>
          </table:table-cell>
          <table:table-cell office:value-type="float" office:value="142.25826" calcext:value-type="float">
            <text:p>142.25826</text:p>
          </table:table-cell>
        </table:table-row>
      </table:table>
      <table:table table:name="ABOS moorings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average latitude</text:p>
          </table:table-cell>
          <table:table-cell table:style-name="ce1" office:value-type="string" calcext:value-type="string">
            <text:p>average longitude</text:p>
          </table:table-cell>
        </table:table-row>
        <table:table-row table:style-name="ro1">
          <table:table-cell office:value-type="string" calcext:value-type="string">
            <text:p>EAC0500</text:p>
          </table:table-cell>
          <table:table-cell office:value-type="float" office:value="-27.329115" calcext:value-type="float">
            <text:p>-27.329115</text:p>
          </table:table-cell>
          <table:table-cell office:value-type="float" office:value="153.898875" calcext:value-type="float">
            <text:p>153.898875</text:p>
          </table:table-cell>
        </table:table-row>
        <table:table-row table:style-name="ro1">
          <table:table-cell office:value-type="string" calcext:value-type="string">
            <text:p>EAC1</text:p>
          </table:table-cell>
          <table:table-cell office:value-type="float" office:value="-27.3126" calcext:value-type="float">
            <text:p>-27.3126</text:p>
          </table:table-cell>
          <table:table-cell office:value-type="float" office:value="153.969" calcext:value-type="float">
            <text:p>153.969</text:p>
          </table:table-cell>
        </table:table-row>
        <table:table-row table:style-name="ro1">
          <table:table-cell office:value-type="string" calcext:value-type="string">
            <text:p>EAC2</text:p>
          </table:table-cell>
          <table:table-cell office:value-type="float" office:value="-27.3064" calcext:value-type="float">
            <text:p>-27.3064</text:p>
          </table:table-cell>
          <table:table-cell office:value-type="float" office:value="153.9921" calcext:value-type="float">
            <text:p>153.9921</text:p>
          </table:table-cell>
        </table:table-row>
        <table:table-row table:style-name="ro1">
          <table:table-cell office:value-type="string" calcext:value-type="string">
            <text:p>EAC2000</text:p>
          </table:table-cell>
          <table:table-cell office:value-type="float" office:value="-27.31749" calcext:value-type="float">
            <text:p>-27.31749</text:p>
          </table:table-cell>
          <table:table-cell office:value-type="float" office:value="154.001695" calcext:value-type="float">
            <text:p>154.001695</text:p>
          </table:table-cell>
        </table:table-row>
        <table:table-row table:style-name="ro1">
          <table:table-cell office:value-type="string" calcext:value-type="string">
            <text:p>EAC3</text:p>
          </table:table-cell>
          <table:table-cell office:value-type="float" office:value="-27.2518" calcext:value-type="float">
            <text:p>-27.2518</text:p>
          </table:table-cell>
          <table:table-cell office:value-type="float" office:value="154.2904" calcext:value-type="float">
            <text:p>154.2904</text:p>
          </table:table-cell>
        </table:table-row>
        <table:table-row table:style-name="ro1">
          <table:table-cell office:value-type="string" calcext:value-type="string">
            <text:p>EAC3200</text:p>
          </table:table-cell>
          <table:table-cell office:value-type="float" office:value="-27.2839184615384" calcext:value-type="float">
            <text:p>-27.2839184615</text:p>
          </table:table-cell>
          <table:table-cell office:value-type="float" office:value="154.136690769231" calcext:value-type="float">
            <text:p>154.1366907692</text:p>
          </table:table-cell>
        </table:table-row>
        <table:table-row table:style-name="ro1">
          <table:table-cell office:value-type="string" calcext:value-type="string">
            <text:p>EAC4</text:p>
          </table:table-cell>
          <table:table-cell office:value-type="float" office:value="-27.2086" calcext:value-type="float">
            <text:p>-27.2086</text:p>
          </table:table-cell>
          <table:table-cell office:value-type="float" office:value="154.6471" calcext:value-type="float">
            <text:p>154.6471</text:p>
          </table:table-cell>
        </table:table-row>
        <table:table-row table:style-name="ro1">
          <table:table-cell office:value-type="string" calcext:value-type="string">
            <text:p>EAC4200</text:p>
          </table:table-cell>
          <table:table-cell office:value-type="float" office:value="-27.2390527272727" calcext:value-type="float">
            <text:p>-27.2390527273</text:p>
          </table:table-cell>
          <table:table-cell office:value-type="float" office:value="154.291" calcext:value-type="float">
            <text:p>154.291</text:p>
          </table:table-cell>
        </table:table-row>
        <table:table-row table:style-name="ro1">
          <table:table-cell office:value-type="string" calcext:value-type="string">
            <text:p>EAC4700</text:p>
          </table:table-cell>
          <table:table-cell office:value-type="float" office:value="-27.2087424561403" calcext:value-type="float">
            <text:p>-27.2087424561</text:p>
          </table:table-cell>
          <table:table-cell office:value-type="float" office:value="154.645024561403" calcext:value-type="float">
            <text:p>154.6450245614</text:p>
          </table:table-cell>
        </table:table-row>
        <table:table-row table:style-name="ro1">
          <table:table-cell office:value-type="string" calcext:value-type="string">
            <text:p>EAC4800</text:p>
          </table:table-cell>
          <table:table-cell office:value-type="float" office:value="-27.1083861538461" calcext:value-type="float">
            <text:p>-27.1083861538</text:p>
          </table:table-cell>
          <table:table-cell office:value-type="float" office:value="155.288443589744" calcext:value-type="float">
            <text:p>155.2884435897</text:p>
          </table:table-cell>
        </table:table-row>
        <table:table-row table:style-name="ro1">
          <table:table-cell office:value-type="string" calcext:value-type="string">
            <text:p>EAC5</text:p>
          </table:table-cell>
          <table:table-cell office:value-type="float" office:value="-27.102" calcext:value-type="float">
            <text:p>-27.102</text:p>
          </table:table-cell>
          <table:table-cell office:value-type="float" office:value="155.2993" calcext:value-type="float">
            <text:p>155.2993</text:p>
          </table:table-cell>
        </table:table-row>
        <table:table-row table:style-name="ro1">
          <table:table-cell office:value-type="string" calcext:value-type="string">
            <text:p>ITFOMB</text:p>
          </table:table-cell>
          <table:table-cell office:value-type="float" office:value="-8.52926446280993" calcext:value-type="float">
            <text:p>-8.5292644628</text:p>
          </table:table-cell>
          <table:table-cell office:value-type="float" office:value="125.076248760331" calcext:value-type="float">
            <text:p>125.0762487603</text:p>
          </table:table-cell>
        </table:table-row>
        <table:table-row table:style-name="ro1">
          <table:table-cell office:value-type="string" calcext:value-type="string">
            <text:p>ITFTIN</text:p>
          </table:table-cell>
          <table:table-cell office:value-type="float" office:value="-8.85735" calcext:value-type="float">
            <text:p>-8.85735</text:p>
          </table:table-cell>
          <table:table-cell office:value-type="float" office:value="127.19555" calcext:value-type="float">
            <text:p>127.19555</text:p>
          </table:table-cell>
        </table:table-row>
        <table:table-row table:style-name="ro1">
          <table:table-cell office:value-type="string" calcext:value-type="string">
            <text:p>ITFTNS</text:p>
          </table:table-cell>
          <table:table-cell office:value-type="float" office:value="-9.00189999999999" calcext:value-type="float">
            <text:p>-9.0019</text:p>
          </table:table-cell>
          <table:table-cell office:value-type="float" office:value="127.2538" calcext:value-type="float">
            <text:p>127.2538</text:p>
          </table:table-cell>
        </table:table-row>
        <table:table-row table:style-name="ro1">
          <table:table-cell office:value-type="string" calcext:value-type="string">
            <text:p>ITFTSL</text:p>
          </table:table-cell>
          <table:table-cell office:value-type="float" office:value="-9.27427959183674" calcext:value-type="float">
            <text:p>-9.2742795918</text:p>
          </table:table-cell>
          <table:table-cell office:value-type="float" office:value="127.360916326531" calcext:value-type="float">
            <text:p>127.3609163265</text:p>
          </table:table-cell>
        </table:table-row>
        <table:table-row table:style-name="ro1">
          <table:table-cell office:value-type="string" calcext:value-type="string">
            <text:p>POLYNYA1</text:p>
          </table:table-cell>
          <table:table-cell office:value-type="float" office:value="-66.19759" calcext:value-type="float">
            <text:p>-66.19759</text:p>
          </table:table-cell>
          <table:table-cell office:value-type="float" office:value="143.467508" calcext:value-type="float">
            <text:p>143.467508</text:p>
          </table:table-cell>
        </table:table-row>
        <table:table-row table:style-name="ro1">
          <table:table-cell office:value-type="string" calcext:value-type="string">
            <text:p>POLYNYA2</text:p>
          </table:table-cell>
          <table:table-cell office:value-type="float" office:value="-66.203902" calcext:value-type="float">
            <text:p>-66.203902</text:p>
          </table:table-cell>
          <table:table-cell office:value-type="float" office:value="143.205594" calcext:value-type="float">
            <text:p>143.205594</text:p>
          </table:table-cell>
        </table:table-row>
        <table:table-row table:style-name="ro1">
          <table:table-cell office:value-type="string" calcext:value-type="string">
            <text:p>SOTS</text:p>
          </table:table-cell>
          <table:table-cell office:value-type="float" office:value="-46.7021313014781" calcext:value-type="float">
            <text:p>-46.7021313015</text:p>
          </table:table-cell>
          <table:table-cell office:value-type="float" office:value="142.022790987628" calcext:value-type="float">
            <text:p>142.0227909876</text:p>
          </table:table-cell>
        </table:table-row>
        <table:table-row table:style-name="ro1">
          <table:table-cell office:value-type="string" calcext:value-type="string">
            <text:p>TOTTEN1</text:p>
          </table:table-cell>
          <table:table-cell office:value-type="float" office:value="-66.542606" calcext:value-type="float">
            <text:p>-66.542606</text:p>
          </table:table-cell>
          <table:table-cell office:value-type="float" office:value="119.211404" calcext:value-type="float">
            <text:p>119.211404</text:p>
          </table:table-cell>
        </table:table-row>
        <table:table-row table:style-name="ro1">
          <table:table-cell office:value-type="string" calcext:value-type="string">
            <text:p>TOTTEN2</text:p>
          </table:table-cell>
          <table:table-cell office:value-type="float" office:value="-66.210494" calcext:value-type="float">
            <text:p>-66.210494</text:p>
          </table:table-cell>
          <table:table-cell office:value-type="float" office:value="120.6273" calcext:value-type="float">
            <text:p>120.6273</text:p>
          </table:table-cell>
        </table:table-row>
        <table:table-row table:style-name="ro1">
          <table:table-cell office:value-type="string" calcext:value-type="string">
            <text:p>TOTTEN3</text:p>
          </table:table-cell>
          <table:table-cell office:value-type="float" office:value="-66.501394" calcext:value-type="float">
            <text:p>-66.501394</text:p>
          </table:table-cell>
          <table:table-cell office:value-type="float" office:value="120.456606" calcext:value-type="float">
            <text:p>120.456606</text:p>
          </table:table-cell>
        </table:table-row>
      </table:table>
      <table:table table:name="ANFOG Delayed Mod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ployment_name</text:p>
          </table:table-cell>
          <table:table-cell table:style-name="ce1" office:value-type="string" calcext:value-type="string">
            <text:p>geom as WKT</text:p>
          </table:table-cell>
        </table:table-row>
        <table:table-row table:style-name="ro1">
          <table:table-cell office:value-type="string" calcext:value-type="string">
            <text:p>AIMS20151021</text:p>
          </table:table-cell>
          <table:table-cell office:value-type="string" calcext:value-type="string">
            <text:p>LINESTRING(146.879688333333 -18.9320683333333,146.879578333333 -18.9458633333333,146.913003333333 -18.93169,146.914528333333 -18.9453883333333,146.938726666667 -18.9442466666667,146.954033333333 -18.9610833333333,146.958861666667 -18.9868166666667,146.9734 (...)</text:p>
          </table:table-cell>
        </table:table-row>
        <table:table-row table:style-name="ro1">
          <table:table-cell office:value-type="string" calcext:value-type="string">
            <text:p>AIMS20151127</text:p>
          </table:table-cell>
          <table:table-cell office:value-type="string" calcext:value-type="string">
            <text:p>LINESTRING(146.952545 -18.451075,146.956136666667 -18.4467116666667,146.958768333333 -18.460325,146.960212917027 -18.4615990288546,146.962417275539 -18.4635431296792,146.962953449875 -18.4640160005683,146.963054034273 -18.4641047094651,146.963662865303 -18 (...)</text:p>
          </table:table-cell>
        </table:table-row>
        <table:table-row table:style-name="ro1">
          <table:table-cell office:value-type="string" calcext:value-type="string">
            <text:p>BassStrait20160302</text:p>
          </table:table-cell>
          <table:table-cell office:value-type="string" calcext:value-type="string">
            <text:p>LINESTRING(146.744291666667 -40.9503083333333,146.740195 -40.9745733333333,146.740005043392 -40.9712529852509,146.739996423257 -40.9711023095303,146.73999195845 -40.9710242668931,146.739983046218 -40.9708684854582,146.73996728988 -40.9705930724196,146.7399 (...)</text:p>
          </table:table-cell>
        </table:table-row>
        <table:table-row table:style-name="ro1">
          <table:table-cell office:value-type="string" calcext:value-type="string">
            <text:p>BassStrait20170321</text:p>
          </table:table-cell>
          <table:table-cell office:value-type="string" calcext:value-type="string">
            <text:p>LINESTRING(146.741439079555 -40.9720938591845,146.739591666667 -40.97176,146.739759986665 -40.9713554414064,146.739762489628 -40.971349425514,146.739767517447 -40.9713373411078,146.739792635114 -40.9712769705749,146.73979514385 -40.971270940806,146.7398177 (...)</text:p>
          </table:table-cell>
        </table:table-row>
        <table:table-row table:style-name="ro1">
          <table:table-cell office:value-type="string" calcext:value-type="string">
            <text:p>BassStrait20180305</text:p>
          </table:table-cell>
          <table:table-cell office:value-type="string" calcext:value-type="string">
            <text:p>LINESTRING(146.745558333333 -40.9545983333333,146.745271666667 -40.9548683333333,146.74571790061 -40.9560267358572,146.74579790214 -40.9562344161001,146.745805027677 -40.9562529136625,146.745813922953 -40.9562760053839,146.745847694315 -40.9563636742676,14 (...)</text:p>
          </table:table-cell>
        </table:table-row>
        <table:table-row table:style-name="ro1">
          <table:table-cell office:value-type="string" calcext:value-type="string">
            <text:p>BassStrait20180406</text:p>
          </table:table-cell>
          <table:table-cell office:value-type="string" calcext:value-type="string">
            <text:p>LINESTRING(146.76268 -40.9855683333333,146.763233333333 -40.9855033333333,146.763178733128 -40.9850568481638,146.763164915414 -40.9849438558356,146.763105051393 -40.9844543265828,146.763070839703 -40.9841745655003,146.762891887835 -40.982711212847,146.7627 (...)</text:p>
          </table:table-cell>
        </table:table-row>
        <table:table-row table:style-name="ro1">
          <table:table-cell office:value-type="string" calcext:value-type="string">
            <text:p>Bicheno20090422</text:p>
          </table:table-cell>
          <table:table-cell office:value-type="string" calcext:value-type="string">
            <text:p>LINESTRING(148.611316666667 -41.8944166666667,148.609833333333 -41.9012666666667,148.646733333333 -41.8810666666667,148.65083126079 -41.8806863665807,148.651025043173 -41.8806683829884,148.651298618309 -41.8806429943867,148.651608290159 -41.8806142559007,1 (...)</text:p>
          </table:table-cell>
        </table:table-row>
        <table:table-row table:style-name="ro1">
          <table:table-cell office:value-type="string" calcext:value-type="string">
            <text:p>Bicheno20091126</text:p>
          </table:table-cell>
          <table:table-cell office:value-type="string" calcext:value-type="string">
            <text:p>LINESTRING(148.543983333333 -41.9482333333333,148.578416666667 -41.9491666666667,148.603933333333 -41.9589666666667,148.625183333333 -41.9540166666667,148.650233333333 -41.9556333333333,148.664416666667 -41.9517833333333,148.670866666667 -41.9510666666667, (...)</text:p>
          </table:table-cell>
        </table:table-row>
        <table:table-row table:style-name="ro1">
          <table:table-cell office:value-type="string" calcext:value-type="string">
            <text:p>Bicheno20100813</text:p>
          </table:table-cell>
          <table:table-cell office:value-type="string" calcext:value-type="string">
            <text:p>LINESTRING(148.613 -41.8813333333333,148.7214 -41.93725,148.72105 -41.9380333333333,148.734290520108 -41.9471082965537,148.73436033338 -41.9471561460991,148.735030104282 -41.9476152025601,148.735204637416 -41.9477348263936,148.735287540667 -41.947791647723 (...)</text:p>
          </table:table-cell>
        </table:table-row>
        <table:table-row table:style-name="ro1">
          <table:table-cell office:value-type="string" calcext:value-type="string">
            <text:p>Bicheno20100813</text:p>
          </table:table-cell>
          <table:table-cell office:value-type="string" calcext:value-type="string">
            <text:p>LINESTRING(148.613209570505 -41.8816420168113,148.7214 -41.93725,148.72105 -41.9380333333333,148.734290520108 -41.9471082965537,148.73436033338 -41.9471561460991,148.735030104282 -41.9476152025601,148.735204637416 -41.9477348263936,148.735287540667 -41.947 (...)</text:p>
          </table:table-cell>
        </table:table-row>
        <table:table-row table:style-name="ro1">
          <table:table-cell office:value-type="string" calcext:value-type="string">
            <text:p>Bicheno20110406</text:p>
          </table:table-cell>
          <table:table-cell office:value-type="string" calcext:value-type="string">
            <text:p>LINESTRING(148.606939204954 -41.8369437911548,148.607166666667 -41.8312333333333,148.610033333333 -41.8298166666667,148.676433333333 -41.8224333333333,148.730383333333 -41.8236666666667,148.813616666667 -41.8470833333333,148.81505 -41.84805,148.81844201726 (...)</text:p>
          </table:table-cell>
        </table:table-row>
        <table:table-row table:style-name="ro1">
          <table:table-cell office:value-type="string" calcext:value-type="string">
            <text:p>Bremer20130221</text:p>
          </table:table-cell>
          <table:table-cell office:value-type="string" calcext:value-type="string">
            <text:p>LINESTRING(119.60395174266 -34.7294641104254,119.604096666667 -34.7280416666667,119.601913333333 -34.7281516666667,119.6024 -34.7282833333333,119.602043333333 -34.7284583333333,119.598346666667 -34.72907,119.598285 -34.7290066666667,119.598125 -34.72908166 (...)</text:p>
          </table:table-cell>
        </table:table-row>
        <table:table-row table:style-name="ro1">
          <table:table-cell office:value-type="string" calcext:value-type="string">
            <text:p>Bremer201703011</text:p>
          </table:table-cell>
          <table:table-cell office:value-type="string" calcext:value-type="string">
            <text:p>LINESTRING(119.3652 -34.86025,119.372116666667 -34.85685,119.3238 -34.86605,119.323120637353 -34.8684437371904,119.3230686287 -34.8686269899019,119.32301663735 -34.8688101816441,119.322964628697 -34.8689934343555,119.322756628692 -34.8697263232629,119.3227 (...)</text:p>
          </table:table-cell>
        </table:table-row>
        <table:table-row table:style-name="ro1">
          <table:table-cell office:value-type="string" calcext:value-type="string">
            <text:p>Brisbane20180306A</text:p>
          </table:table-cell>
          <table:table-cell office:value-type="string" calcext:value-type="string">
            <text:p>LINESTRING(153.699624113534 -27.2848139728936,153.711466666667 -27.3265166666667,153.7416 -27.38715,153.836861095693 -27.6218082750581,153.843549892427 -27.638284901664,153.84488554088 -27.6415750271833,153.861940061732 -27.6835857180751,153.863959361066 - (...)</text:p>
          </table:table-cell>
        </table:table-row>
        <table:table-row table:style-name="ro1">
          <table:table-cell office:value-type="string" calcext:value-type="string">
            <text:p>Brisbane20180306D</text:p>
          </table:table-cell>
          <table:table-cell office:value-type="string" calcext:value-type="string">
            <text:p>LINESTRING(153.707579877671 -27.2720141282742,153.73375 -27.4245833333333,153.732383333333 -27.4129,153.876216666667 -27.9148,153.736933333333 -27.4483166666667,153.750433333333 -27.5615333333333,153.835633333333 -27.8039166666667,153.876216666667 -27.9148 (...)</text:p>
          </table:table-cell>
        </table:table-row>
        <table:table-row table:style-name="ro1">
          <table:table-cell office:value-type="string" calcext:value-type="string">
            <text:p>Brisbane20180320A</text:p>
          </table:table-cell>
          <table:table-cell office:value-type="string" calcext:value-type="string">
            <text:p>LINESTRING(153.716937418669 -27.2964839586515,153.762516666667 -27.4882333333333,153.7777 -27.6997166666667,153.83325 -27.9914333333333,153.834944839908 -28.0463230349122,153.834971837676 -28.0471973944335,153.835025558152 -28.0489372053179,153.83515007009 (...)</text:p>
          </table:table-cell>
        </table:table-row>
        <table:table-row table:style-name="ro1">
          <table:table-cell office:value-type="string" calcext:value-type="string">
            <text:p>Brisbane20180320B</text:p>
          </table:table-cell>
          <table:table-cell office:value-type="string" calcext:value-type="string">
            <text:p>LINESTRING(153.726015764584 -27.2645689097842,153.724916666667 -27.25955,153.758666666667 -27.3793,153.848233333333 -27.58035,153.9818 -27.84995,154.047383333333 -28.0151,154.262933333333 -28.4188666666667,154.34975 -28.5636666666667,154.404933333333 -28.6 (...)</text:p>
          </table:table-cell>
        </table:table-row>
        <table:table-row table:style-name="ro1">
          <table:table-cell office:value-type="string" calcext:value-type="string">
            <text:p>Cairns20151130</text:p>
          </table:table-cell>
          <table:table-cell office:value-type="string" calcext:value-type="string">
            <text:p>LINESTRING(145.834585 -16.6354133333333,145.853071666667 -16.627225,145.875515 -16.59559,145.933886666667 -16.4354516666667,145.941753333333 -16.4230816666667,145.941880958152 -16.4229326550292,145.94207650402 -16.4227043404258,145.942217719919 -16.4225394 (...)</text:p>
          </table:table-cell>
        </table:table-row>
        <table:table-row table:style-name="ro1">
          <table:table-cell office:value-type="string" calcext:value-type="string">
            <text:p>Cairns20160324</text:p>
          </table:table-cell>
          <table:table-cell office:value-type="string" calcext:value-type="string">
            <text:p>LINESTRING(146.38005 -17.57024,146.396448333333 -17.5649716666667,146.396451666667 -17.5648883333333,146.39646 -17.5648716666667,146.39646 -17.5648666666667,146.396893853123 -17.5619844144837,146.396894297012 -17.5619814655633,146.396894741596 -17.56197851 (...)</text:p>
          </table:table-cell>
        </table:table-row>
        <table:table-row table:style-name="ro1">
          <table:table-cell office:value-type="string" calcext:value-type="string">
            <text:p>Cairns20160427</text:p>
          </table:table-cell>
          <table:table-cell office:value-type="string" calcext:value-type="string">
            <text:p>LINESTRING(146.358566666667 -17.6952966666667,146.351795 -17.6312633333333,146.360556666667 -17.6197783333333,146.36225 -17.6113866666667,146.372095 -17.5967283333333,146.3719 -17.5966966666667,146.371896666667 -17.59669,146.371605183444 -17.5963348935359, (...)</text:p>
          </table:table-cell>
        </table:table-row>
        <table:table-row table:style-name="ro1">
          <table:table-cell office:value-type="string" calcext:value-type="string">
            <text:p>Cairns20160726</text:p>
          </table:table-cell>
          <table:table-cell office:value-type="string" calcext:value-type="string">
            <text:p>LINESTRING(146.316388333333 -17.5288816666667,146.317391666667 -17.52514,146.317549822696 -17.523918907001,146.317551727147 -17.5239042030901,146.317552037631 -17.5239018059059,146.317555515108 -17.5238749569607,146.31755583256 -17.523872505969,146.3175561 (...)</text:p>
          </table:table-cell>
        </table:table-row>
        <table:table-row table:style-name="ro1">
          <table:table-cell office:value-type="string" calcext:value-type="string">
            <text:p>CharlotteBay20151124</text:p>
          </table:table-cell>
          <table:table-cell office:value-type="string" calcext:value-type="string">
            <text:p>LINESTRING(144.121748333333 -14.1077366666667,144.121423333333 -14.10762,144.121387949869 -14.1076393451073,144.121377848101 -14.1076448680199,144.121307226814 -14.1076834786081,144.121295388194 -14.1076899511051,144.121283580228 -14.1076964068432,144.1212 (...)</text:p>
          </table:table-cell>
        </table:table-row>
        <table:table-row table:style-name="ro1">
          <table:table-cell office:value-type="string" calcext:value-type="string">
            <text:p>Coffs20111112</text:p>
          </table:table-cell>
          <table:table-cell office:value-type="string" calcext:value-type="string">
            <text:p>LINESTRING(153.385066666667 -29.77636,153.393718333333 -29.8079183333333,153.427425 -29.863975,153.446995 -29.9450716666667,153.404475 -29.992115,153.338785 -30.01234,153.30825 -30.0471366666667,153.281015 -30.0577183333333,153.280973333333 -30.05793166666 (...)</text:p>
          </table:table-cell>
        </table:table-row>
        <table:table-row table:style-name="ro1">
          <table:table-cell office:value-type="string" calcext:value-type="string">
            <text:p>Cooktown20160217</text:p>
          </table:table-cell>
          <table:table-cell office:value-type="string" calcext:value-type="string">
            <text:p>LINESTRING(145.454058333333 -15.5430216666667,145.513645 -15.575955,145.649576666667 -15.6723016666667,145.703916666667 -15.6919766666667,145.528545 -15.7604716666667,145.546251666667 -15.8109516666667,145.522575 -15.868945,145.562886666667 -15.91625666666 (...)</text:p>
          </table:table-cell>
        </table:table-row>
        <table:table-row table:style-name="ro1">
          <table:table-cell office:value-type="string" calcext:value-type="string">
            <text:p>Cooktown20160322</text:p>
          </table:table-cell>
          <table:table-cell office:value-type="string" calcext:value-type="string">
            <text:p>LINESTRING(145.532833333333 -15.591885,145.605035 -15.6459866666667,145.703715 -15.6921183333333,145.634925 -15.7082133333333,145.524865 -15.7605066666667,145.533151666667 -15.81233,145.520925 -15.8508383333333,145.524458333333 -15.87178,145.56366 -15.9121 (...)</text:p>
          </table:table-cell>
        </table:table-row>
        <table:table-row table:style-name="ro1">
          <table:table-cell office:value-type="string" calcext:value-type="string">
            <text:p>Cooktown20160503</text:p>
          </table:table-cell>
          <table:table-cell office:value-type="string" calcext:value-type="string">
            <text:p>LINESTRING(145.856185 -16.5691266666667,145.866281666667 -16.5820816666667,145.897745 -16.5747583333333,145.896086666667 -16.5676983333333,145.909538333333 -16.5586533333333,145.91028 -16.5533116666667,145.909803333333 -16.5544716666667,145.908821518173 -1 (...)</text:p>
          </table:table-cell>
        </table:table-row>
        <table:table-row table:style-name="ro1">
          <table:table-cell office:value-type="string" calcext:value-type="string">
            <text:p>Cooktown20160727</text:p>
          </table:table-cell>
          <table:table-cell office:value-type="string" calcext:value-type="string">
            <text:p>LINESTRING(145.923866666667 -16.6010233333333,145.904503333333 -16.5865816666667,145.894913333333 -16.5649383333333,145.91159 -16.5178016666667,145.923418333333 -16.4475466666667,145.945681666667 -16.396735,145.959238333333 -16.3232666666667,145.9246083333 (...)</text:p>
          </table:table-cell>
        </table:table-row>
        <table:table-row table:style-name="ro1">
          <table:table-cell office:value-type="string" calcext:value-type="string">
            <text:p>CoralSea20100601</text:p>
          </table:table-cell>
          <table:table-cell office:value-type="string" calcext:value-type="string">
            <text:p>LINESTRING(147.383110250555 -18.1645336017584,147.420716666667 -18.1806166666667,147.456816666667 -18.18225,147.467416666667 -18.1795833333333,147.491433333333 -18.17305,147.492166666667 -18.1730333333333,147.51415 -18.1662,147.5598 -18.15775,147.571483333 (...)</text:p>
          </table:table-cell>
        </table:table-row>
        <table:table-row table:style-name="ro1">
          <table:table-cell office:value-type="string" calcext:value-type="string">
            <text:p>CoralSea20120512</text:p>
          </table:table-cell>
          <table:table-cell office:value-type="string" calcext:value-type="string">
            <text:p>LINESTRING(148.24775 -17.64505,148.156116666667 -17.71705,147.9186 -17.8361,147.786016666667 -17.9263833333333,147.70635 -17.92285,147.674866666667 -17.93935,147.650216666667 -17.9399166666667,147.60175 -17.9219833333333,147.598883333333 -17.9130666666667, (...)</text:p>
          </table:table-cell>
        </table:table-row>
        <table:table-row table:style-name="ro1">
          <table:table-cell office:value-type="string" calcext:value-type="string">
            <text:p>CoralSea20121022</text:p>
          </table:table-cell>
          <table:table-cell office:value-type="string" calcext:value-type="string">
            <text:p>LINESTRING(147.406416666667 -18.17665,147.429633333333 -18.2194,147.470333333333 -18.2448833333333,147.658016666667 -18.29625,147.8223 -18.2397833333333,147.856983333333 -18.2460333333333,147.8926 -18.2780166666667,147.953283333333 -18.2720333333333,148.06 (...)</text:p>
          </table:table-cell>
        </table:table-row>
        <table:table-row table:style-name="ro1">
          <table:table-cell office:value-type="string" calcext:value-type="string">
            <text:p>CoralSea20130618</text:p>
          </table:table-cell>
          <table:table-cell office:value-type="string" calcext:value-type="string">
            <text:p>LINESTRING(145.78775 -15.2335833333333,145.79285 -15.2434333333333,145.841233333333 -15.2528666666667,145.8535 -15.2363,145.894616666667 -15.24625,145.913433333333 -15.23325,145.947766666667 -15.24745,145.982383333333 -15.2478333333333,146.015366666667 -15 (...)</text:p>
          </table:table-cell>
        </table:table-row>
        <table:table-row table:style-name="ro1">
          <table:table-cell office:value-type="string" calcext:value-type="string">
            <text:p>CrowdyHead20091002</text:p>
          </table:table-cell>
          <table:table-cell office:value-type="string" calcext:value-type="string">
            <text:p>LINESTRING(152.825925 -31.8599283333333,152.898858333333 -31.8635616666667,153.033466666667 -31.8281333333333,153.062453333333 -31.833645,153.075908333333 -31.8624016666667,153.109998333333 -31.889195,153.15242 -31.9014133333333,153.219786666667 -31.940143 (...)</text:p>
          </table:table-cell>
        </table:table-row>
        <table:table-row table:style-name="ro1">
          <table:table-cell office:value-type="string" calcext:value-type="string">
            <text:p>CrowdyHead20100809</text:p>
          </table:table-cell>
          <table:table-cell office:value-type="string" calcext:value-type="string">
            <text:p>LINESTRING(152.9594 -31.8986166666667,152.950416666667 -31.9202,152.955733333333 -31.9276166666667,152.932933333333 -31.94075,152.943216666667 -31.954,152.93405 -31.9761,152.950116666667 -32.004,152.953483333333 -32.0293166666667,152.9509 -32.2975333333333 (...)</text:p>
          </table:table-cell>
        </table:table-row>
        <table:table-row table:style-name="ro1">
          <table:table-cell office:value-type="string" calcext:value-type="string">
            <text:p>CrowdyHead20100809</text:p>
          </table:table-cell>
          <table:table-cell office:value-type="string" calcext:value-type="string">
            <text:p>LINESTRING(152.959285240276 -31.8991512967125,152.950416666667 -31.9202,152.955733333333 -31.9276166666667,152.932933333333 -31.94075,152.943216666667 -31.954,152.93405 -31.9761,152.950116666667 -32.004,152.953483333333 -32.0293166666667,152.9509 -32.29753 (...)</text:p>
          </table:table-cell>
        </table:table-row>
        <table:table-row table:style-name="ro1">
          <table:table-cell office:value-type="string" calcext:value-type="string">
            <text:p>Forster20170911</text:p>
          </table:table-cell>
          <table:table-cell office:value-type="string" calcext:value-type="string">
            <text:p>LINESTRING(152.565108333333 -32.16276,152.685445 -32.2004,152.704196666667 -32.198345,152.756223333333 -32.1786783333333,152.776148333333 -32.17422,152.824541666667 -32.17363,152.731741666667 -32.2559366666667,152.647235 -32.308605,152.614471666667 -32.313 (...)</text:p>
          </table:table-cell>
        </table:table-row>
        <table:table-row table:style-name="ro1">
          <table:table-cell office:value-type="string" calcext:value-type="string">
            <text:p>Forster20180205</text:p>
          </table:table-cell>
          <table:table-cell office:value-type="string" calcext:value-type="string">
            <text:p>LINESTRING(152.529168333333 -32.3340516666667,152.601915 -32.17306,152.635463333333 -32.1511833333333,152.657763333333 -32.1444883333333,152.670625 -32.1451816666667,152.684691666667 -32.1514966666667,152.759716666667 -32.2148133333333,152.815598333333 -32 (...)</text:p>
          </table:table-cell>
        </table:table-row>
        <table:table-row table:style-name="ro1">
          <table:table-cell office:value-type="string" calcext:value-type="string">
            <text:p>Forster20180505</text:p>
          </table:table-cell>
          <table:table-cell office:value-type="string" calcext:value-type="string">
            <text:p>LINESTRING(152.613493333333 -32.16882,152.662596666667 -32.1710516666667,152.710001666667 -32.2193816666667,152.712321666667 -32.3202583333333,152.732406666667 -32.374885,152.739035 -32.4343766666667,152.728266666667 -32.53165,152.688786666667 -32.68212666 (...)</text:p>
          </table:table-cell>
        </table:table-row>
        <table:table-row table:style-name="ro1">
          <table:table-cell office:value-type="string" calcext:value-type="string">
            <text:p>GAB20140916</text:p>
          </table:table-cell>
          <table:table-cell office:value-type="string" calcext:value-type="string">
            <text:p>LINESTRING(135.3255 -35.7183333333333,135.287633333333 -35.7166333333333,135.178933333333 -35.73155,135.1433 -35.7493333333333,135.015183333333 -35.7887333333333,134.962016666667 -35.7897166666667,134.896283333333 -35.77655,134.761866666667 -35.77381666666 (...)</text:p>
          </table:table-cell>
        </table:table-row>
        <table:table-row table:style-name="ro1">
          <table:table-cell office:value-type="string" calcext:value-type="string">
            <text:p>GAB20150410</text:p>
          </table:table-cell>
          <table:table-cell office:value-type="string" calcext:value-type="string">
            <text:p>LINESTRING(135.30805 -35.7317333333333,135.199866666667 -35.7718833333333,135.16215 -35.79645,134.86555 -35.84115,134.731183333333 -35.8513833333333,134.620533333333 -35.7866166666667,134.563783333333 -35.7771833333333,134.4909 -35.7417833333333,134.193383 (...)</text:p>
          </table:table-cell>
        </table:table-row>
        <table:table-row table:style-name="ro1">
          <table:table-cell office:value-type="string" calcext:value-type="string">
            <text:p>GAB20160311</text:p>
          </table:table-cell>
          <table:table-cell office:value-type="string" calcext:value-type="string">
            <text:p>LINESTRING(135.316066666667 -35.6991666666667,135.252216666667 -35.7090333333333,135.132333333333 -35.7102166666667,135.095583333333 -35.70245,135.091231943891 -35.7013768691893,135.091093583185 -35.7013427469535,135.090120645383 -35.7011028030122,135.0899 (...)</text:p>
          </table:table-cell>
        </table:table-row>
        <table:table-row table:style-name="ro1">
          <table:table-cell office:value-type="string" calcext:value-type="string">
            <text:p>GBR20151103</text:p>
          </table:table-cell>
          <table:table-cell office:value-type="string" calcext:value-type="string">
            <text:p>LINESTRING(146.465635 -18.14006,146.489796666667 -18.1676733333333,146.561161666667 -18.1462316666667,146.586208333333 -18.168635,146.626215 -18.1607966666667,146.525365 -18.2529533333333,146.559703333333 -18.2568766666667,146.631585 -18.3037016666667,146. (...)</text:p>
          </table:table-cell>
        </table:table-row>
        <table:table-row table:style-name="ro1">
          <table:table-cell office:value-type="string" calcext:value-type="string">
            <text:p>GBR20170310</text:p>
          </table:table-cell>
          <table:table-cell office:value-type="string" calcext:value-type="string">
            <text:p>LINESTRING(146.465129750626 -18.1334054669746,146.459893333333 -18.1256483333333,146.459775238459 -18.1257845176572,146.459768028586 -18.1257928319188,146.459663209938 -18.1259137063994,146.45964755095 -18.1259317639878,146.459641523575 -18.1259387146202,1 (...)</text:p>
          </table:table-cell>
        </table:table-row>
        <table:table-row table:style-name="ro1">
          <table:table-cell office:value-type="string" calcext:value-type="string">
            <text:p>GBR20171106</text:p>
          </table:table-cell>
          <table:table-cell office:value-type="string" calcext:value-type="string">
            <text:p>LINESTRING(146.48705 -18.0194483333333,146.547595 -17.9650516666667,146.611303333333 -17.937255,146.614151666667 -17.9435133333333,146.604188333333 -17.9500233333333,146.609330326937 -17.9492525033576,146.609451389496 -17.9492343550174,146.610352698563 -17 (...)</text:p>
          </table:table-cell>
        </table:table-row>
        <table:table-row table:style-name="ro1">
          <table:table-cell office:value-type="string" calcext:value-type="string">
            <text:p>GBR20180222</text:p>
          </table:table-cell>
          <table:table-cell office:value-type="string" calcext:value-type="string">
            <text:p>LINESTRING(146.473018333333 -17.969135,146.545643333333 -17.9656816666667,146.571318333333 -17.94777,146.593051666667 -17.9442583333333,146.613393333333 -17.9448766666667,146.6134 -17.9447933333333,146.620560791815 -17.9445797857188,146.623809714904 -17.94 (...)</text:p>
          </table:table-cell>
        </table:table-row>
        <table:table-row table:style-name="ro1">
          <table:table-cell office:value-type="string" calcext:value-type="string">
            <text:p>Harrington20090317</text:p>
          </table:table-cell>
          <table:table-cell office:value-type="string" calcext:value-type="string">
            <text:p>LINESTRING(152.818348333333 -31.8270133333333,152.89567 -31.784255,152.975106666667 -31.76097,153.053263333333 -31.75247,153.082408333333 -31.7672483333333,153.103241666667 -31.839455,153.117473333333 -32.0050783333333,153.111553333333 -32.1512233333333,15 (...)</text:p>
          </table:table-cell>
        </table:table-row>
        <table:table-row table:style-name="ro1">
          <table:table-cell office:value-type="string" calcext:value-type="string">
            <text:p>Heron20121127</text:p>
          </table:table-cell>
          <table:table-cell office:value-type="string" calcext:value-type="string">
            <text:p>LINESTRING(151.924318333333 -23.4106033333333,151.924468333333 -23.4105583333333,151.936950356398 -23.4045156139824,151.937154958277 -23.4044165633937,151.937195894295 -23.4043967457034,151.937318629695 -23.4043373278051,151.937482370405 -23.4042580586712, (...)</text:p>
          </table:table-cell>
        </table:table-row>
        <table:table-row table:style-name="ro1">
          <table:table-cell office:value-type="string" calcext:value-type="string">
            <text:p>Heron20130403</text:p>
          </table:table-cell>
          <table:table-cell office:value-type="string" calcext:value-type="string">
            <text:p>LINESTRING(151.907666666667 -23.408375,151.907723333333 -23.40838,151.908501604035 -23.4078130822772,151.908690266456 -23.4076756544267,151.909168038659 -23.4073276295958,151.909191997449 -23.407310177233,151.910213677206 -23.406565952428,151.910424693573 <text:s/>(...)</text:p>
          </table:table-cell>
        </table:table-row>
        <table:table-row table:style-name="ro1">
          <table:table-cell office:value-type="string" calcext:value-type="string">
            <text:p>Heron20130815</text:p>
          </table:table-cell>
          <table:table-cell office:value-type="string" calcext:value-type="string">
            <text:p>LINESTRING(151.8688 -23.434055,151.95178 -23.39869,151.950363256358 -23.3987381675776,151.950206445458 -23.3987434989594,151.949934322779 -23.3987527508027,151.949914593985 -23.398753421558,151.949347514403 -23.3987727015808,151.949173461421 -23.3987786191 (...)</text:p>
          </table:table-cell>
        </table:table-row>
        <table:table-row table:style-name="ro1">
          <table:table-cell office:value-type="string" calcext:value-type="string">
            <text:p>Heron20131008</text:p>
          </table:table-cell>
          <table:table-cell office:value-type="string" calcext:value-type="string">
            <text:p>LINESTRING(151.911901666667 -23.41261,151.942128333333 -23.40617,151.978707303917 -23.3958887719964,151.979374039579 -23.3957013730277,151.986818498613 -23.3936089636607,151.987961345832 -23.3932877443192,151.990270931189 -23.3926385906317,151.992112510318 (...)</text:p>
          </table:table-cell>
        </table:table-row>
        <table:table-row table:style-name="ro1">
          <table:table-cell office:value-type="string" calcext:value-type="string">
            <text:p>Heron20131120</text:p>
          </table:table-cell>
          <table:table-cell office:value-type="string" calcext:value-type="string">
            <text:p>LINESTRING(151.913578333333 -23.4426233333333,151.957186666667 -23.4018166666667,151.994305 -23.3890783333333,151.998731158401 -23.3864157445531,151.998851381736 -23.3863434233044,151.999205101739 -23.3861306403842,151.99931906474 -23.3860620850859,151.999 (...)</text:p>
          </table:table-cell>
        </table:table-row>
        <table:table-row table:style-name="ro1">
          <table:table-cell office:value-type="string" calcext:value-type="string">
            <text:p>Heron20140323</text:p>
          </table:table-cell>
          <table:table-cell office:value-type="string" calcext:value-type="string">
            <text:p>LINESTRING(151.893031666667 -23.3973716666667,151.892918333333 -23.3973366666667,151.895422954699 -23.3966006179005,151.895506412334 -23.3965760916826,151.895856016905 -23.3964733511978,151.896115783212 -23.3963970120465,151.896148110243 -23.3963875118992, (...)</text:p>
          </table:table-cell>
        </table:table-row>
        <table:table-row table:style-name="ro1">
          <table:table-cell office:value-type="string" calcext:value-type="string">
            <text:p>Heron20140522</text:p>
          </table:table-cell>
          <table:table-cell office:value-type="string" calcext:value-type="string">
            <text:p>LINESTRING(151.891378333333 -23.398215,151.881453333333 -23.3966483333333,151.863746666667 -23.3992083333333,151.855491666667 -23.4012,151.851093333333 -23.4035116666667,151.85108 -23.4035716666667,151.890145 -23.4011433333333,151.898105180476 -23.39968893 (...)</text:p>
          </table:table-cell>
        </table:table-row>
        <table:table-row table:style-name="ro1">
          <table:table-cell office:value-type="string" calcext:value-type="string">
            <text:p>Heron20140829</text:p>
          </table:table-cell>
          <table:table-cell office:value-type="string" calcext:value-type="string">
            <text:p>LINESTRING(151.94106 -23.3972166666667,151.940736666667 -23.3973416666667,151.936784589688 -23.3971816682215,151.9365254275 -23.3971711761316,151.93650378666 -23.3971703000098,151.936352647434 -23.3971641811914,151.936244627839 -23.3971598080561,151.936223 (...)</text:p>
          </table:table-cell>
        </table:table-row>
        <table:table-row table:style-name="ro1">
          <table:table-cell office:value-type="string" calcext:value-type="string">
            <text:p>Heron20141001</text:p>
          </table:table-cell>
          <table:table-cell office:value-type="string" calcext:value-type="string">
            <text:p>LINESTRING(151.944115 -23.4024616666667,151.908926666667 -23.4080133333333,151.924898333333 -23.39936,151.924738333333 -23.3995466666667,151.925574489099 -23.3993282759544,151.92560932342 -23.3993191777785,151.925679005554 -23.3993009779029,151.92574865474 (...)</text:p>
          </table:table-cell>
        </table:table-row>
        <table:table-row table:style-name="ro1">
          <table:table-cell office:value-type="string" calcext:value-type="string">
            <text:p>Heron20141127</text:p>
          </table:table-cell>
          <table:table-cell office:value-type="string" calcext:value-type="string">
            <text:p>LINESTRING(151.966166666667 -23.399745,151.980868333333 -23.390885,151.979991666667 -23.382185,151.979785 -23.3820616666667,151.978061535317 -23.3812964722333,151.977322869948 -23.3809685150465,151.977104048238 -23.3808713612397,151.975695154363 -23.380245 (...)</text:p>
          </table:table-cell>
        </table:table-row>
        <table:table-row table:style-name="ro1">
          <table:table-cell office:value-type="string" calcext:value-type="string">
            <text:p>Heron20150421</text:p>
          </table:table-cell>
          <table:table-cell office:value-type="string" calcext:value-type="string">
            <text:p>LINESTRING(151.933105 -23.4004516666667,151.932856666667 -23.4007216666667,151.933848271376 -23.4005139998758,151.933958424988 -23.4004909309584,151.93428901558 -23.4004216970321,151.934343997677 -23.4004101824078,151.93478480422 -23.4003178665088,151.9348 (...)</text:p>
          </table:table-cell>
        </table:table-row>
        <table:table-row table:style-name="ro1">
          <table:table-cell office:value-type="string" calcext:value-type="string">
            <text:p>Heron20150521</text:p>
          </table:table-cell>
          <table:table-cell office:value-type="string" calcext:value-type="string">
            <text:p>LINESTRING(151.87861 -23.4180316666667,151.901608333333 -23.4229633333333,151.950848333333 -23.4106016666667,151.963865 -23.3986516666667,151.950103172176 -23.3983405748611,151.949457466157 -23.3983259784097,151.948875613944 -23.3983128253999,151.948380578 (...)</text:p>
          </table:table-cell>
        </table:table-row>
        <table:table-row table:style-name="ro1">
          <table:table-cell office:value-type="string" calcext:value-type="string">
            <text:p>JervisBay20180503</text:p>
          </table:table-cell>
          <table:table-cell office:value-type="string" calcext:value-type="string">
            <text:p>LINESTRING(150.802576666667 -35.2982033333333,150.794793333333 -35.3048933333333,150.795538333333 -35.320135,150.812936666667 -35.3203066666667,150.822976666667 -35.3113316666667,150.897471666667 -35.3174383333333,150.995848333333 -35.312645,150.984275 -35 (...)</text:p>
          </table:table-cell>
        </table:table-row>
        <table:table-row table:style-name="ro1">
          <table:table-cell office:value-type="string" calcext:value-type="string">
            <text:p>JervisBay20180503a</text:p>
          </table:table-cell>
          <table:table-cell office:value-type="string" calcext:value-type="string">
            <text:p>LINESTRING(150.556311666667 -35.7136866666667,150.572611666667 -35.70515,150.588468333333 -35.7069033333333,150.59771 -35.7048883333333,150.597681666667 -35.7048316666667,150.601082862704 -35.703236415428,150.601224386117 -35.70317003719,150.602187963533 - (...)</text:p>
          </table:table-cell>
        </table:table-row>
        <table:table-row table:style-name="ro1">
          <table:table-cell office:value-type="string" calcext:value-type="string">
            <text:p>Kalbarri20090519</text:p>
          </table:table-cell>
          <table:table-cell office:value-type="string" calcext:value-type="string">
            <text:p>LINESTRING(113.845583333333 -27.6801333333333,113.886116666667 -27.61205,113.9036 -27.60325,113.874616666667 -27.5899666666667,113.882766666667 -27.5751,113.940166666667 -27.5462333333333,113.965816666667 -27.5587,113.954966666667 -27.57035,113.95171666666 (...)</text:p>
          </table:table-cell>
        </table:table-row>
        <table:table-row table:style-name="ro1">
          <table:table-cell office:value-type="string" calcext:value-type="string">
            <text:p>Kalbarri20091111</text:p>
          </table:table-cell>
          <table:table-cell office:value-type="string" calcext:value-type="string">
            <text:p>LINESTRING(113.167066666667 -27.8351,113.162866666667 -27.8487333333333,113.1765 -27.8442833333333,113.137583333333 -27.8731833333333,113.1143 -27.9056666666667,113.110416666667 -27.92405,113.122483333333 -27.9314333333333,113.11505 -27.9434666666667,113.1 (...)</text:p>
          </table:table-cell>
        </table:table-row>
        <table:table-row table:style-name="ro1">
          <table:table-cell office:value-type="string" calcext:value-type="string">
            <text:p>Kalbarri20091222</text:p>
          </table:table-cell>
          <table:table-cell office:value-type="string" calcext:value-type="string">
            <text:p>LINESTRING(114.052576666667 -27.7044816666667,114.062921666667 -27.7046066666667,113.660848333333 -27.7004016666667,113.620631666667 -27.7065916666667,113.582103333333 -27.708865,113.582121666667 -27.7088733333333,113.575276855448 -27.7093881790279,113.575 (...)</text:p>
          </table:table-cell>
        </table:table-row>
        <table:table-row table:style-name="ro1">
          <table:table-cell office:value-type="string" calcext:value-type="string">
            <text:p>Kimberley20111121</text:p>
          </table:table-cell>
          <table:table-cell office:value-type="string" calcext:value-type="string">
            <text:p>LINESTRING(121.751313333333 -17.7962133333333,121.769878333333 -17.7767416666667,121.729716666667 -17.6892783333333,121.751055 -17.67025,121.751876666667 -17.6455333333333,121.722451666667 -17.5703816666667,121.752451666667 -17.551255,121.75764 -17.5263416 (...)</text:p>
          </table:table-cell>
        </table:table-row>
        <table:table-row table:style-name="ro1">
          <table:table-cell office:value-type="string" calcext:value-type="string">
            <text:p>Kimberley20120529</text:p>
          </table:table-cell>
          <table:table-cell office:value-type="string" calcext:value-type="string">
            <text:p>LINESTRING(121.797345 -17.8964866666667,121.7662 -17.8068766666667,121.790465 -17.7666033333333,121.766443333333 -17.694145,121.781461666667 -17.67869,121.787333333333 -17.6636866666667,121.787355 -17.663675,121.78749 -17.6634466666667,121.787491666667 -17 (...)</text:p>
          </table:table-cell>
        </table:table-row>
        <table:table-row table:style-name="ro1">
          <table:table-cell office:value-type="string" calcext:value-type="string">
            <text:p>Kimberley20120727</text:p>
          </table:table-cell>
          <table:table-cell office:value-type="string" calcext:value-type="string">
            <text:p>LINESTRING(121.86621 -17.9299133333333,121.824336666667 -17.8927466666667,121.786561666667 -17.8727333333333,121.7745 -17.875785,121.709525 -17.8241116666667,121.678696666667 -17.8111083333333,121.654685 -17.81643,121.64632 -17.8131666666667,121.5995966666 (...)</text:p>
          </table:table-cell>
        </table:table-row>
        <table:table-row table:style-name="ro1">
          <table:table-cell office:value-type="string" calcext:value-type="string">
            <text:p>Kimberley20120914</text:p>
          </table:table-cell>
          <table:table-cell office:value-type="string" calcext:value-type="string">
            <text:p>LINESTRING(121.860215 -17.9316966666667,121.820656666667 -17.9207383333333,121.814715 -17.9316083333333,121.817016666667 -17.9341183333333,121.817086666667 -17.9343266666667,121.818749519148 -17.9378183277859,121.818787343118 -17.9378977506379,121.81896210 (...)</text:p>
          </table:table-cell>
        </table:table-row>
        <table:table-row table:style-name="ro1">
          <table:table-cell office:value-type="string" calcext:value-type="string">
            <text:p>Kimberley20130214</text:p>
          </table:table-cell>
          <table:table-cell office:value-type="string" calcext:value-type="string">
            <text:p>LINESTRING(121.905956666667 -17.9172233333333,121.884561666667 -17.876395,121.86077 -17.862375,121.920456666667 -17.8755783333333,121.892871666667 -17.8294966666667,121.876328333333 -17.81599,121.879313333333 -17.8141916666667,121.927048333333 -17.84062666 (...)</text:p>
          </table:table-cell>
        </table:table-row>
        <table:table-row table:style-name="ro1">
          <table:table-cell office:value-type="string" calcext:value-type="string">
            <text:p>Kimberley20130214</text:p>
          </table:table-cell>
          <table:table-cell office:value-type="string" calcext:value-type="string">
            <text:p>LINESTRING(121.892949691622 -17.8892277075063,121.86077 -17.862375,121.920456666667 -17.8755783333333,121.892871666667 -17.8294966666667,121.876328333333 -17.81599,121.887485 -17.8154566666667,121.927096666667 -17.8406433333333,121.944175 -17.8379466666667 (...)</text:p>
          </table:table-cell>
        </table:table-row>
        <table:table-row table:style-name="ro1">
          <table:table-cell office:value-type="string" calcext:value-type="string">
            <text:p>Kimberley20130613</text:p>
          </table:table-cell>
          <table:table-cell office:value-type="string" calcext:value-type="string">
            <text:p>LINESTRING(121.836179568171 -17.8841163701586,121.813623333333 -17.844595,121.863496666667 -17.8618383333333,121.861551666667 -17.8471333333333,121.827305 -17.7964583333333,121.875005 -17.813615,121.843143333333 -17.7467383333333,121.885195 -17.74669166666 (...)</text:p>
          </table:table-cell>
        </table:table-row>
        <table:table-row table:style-name="ro1">
          <table:table-cell office:value-type="string" calcext:value-type="string">
            <text:p>Kimberley20130925</text:p>
          </table:table-cell>
          <table:table-cell office:value-type="string" calcext:value-type="string">
            <text:p>LINESTRING(121.853345 -17.9085283333333,121.860916666667 -17.9006,121.840083333333 -17.8496183333333,121.84518 -17.8436233333333,121.88626 -17.8495666666667,121.860833333333 -17.7847983333333,121.896955 -17.786055,121.897648333333 -17.7712516666667,121.868 (...)</text:p>
          </table:table-cell>
        </table:table-row>
        <table:table-row table:style-name="ro1">
          <table:table-cell office:value-type="string" calcext:value-type="string">
            <text:p>Kimberley20131203</text:p>
          </table:table-cell>
          <table:table-cell office:value-type="string" calcext:value-type="string">
            <text:p>LINESTRING(121.828628333333 -17.8655033333333,121.793553333333 -17.8008433333333,121.842611666667 -17.797375,121.842556666667 -17.797135,121.847746666667 -17.7714383333333,121.847743333333 -17.7714083333333,121.847763333333 -17.7713483333333,121.8477633333 (...)</text:p>
          </table:table-cell>
        </table:table-row>
        <table:table-row table:style-name="ro1">
          <table:table-cell office:value-type="string" calcext:value-type="string">
            <text:p>Kimberley20140204</text:p>
          </table:table-cell>
          <table:table-cell office:value-type="string" calcext:value-type="string">
            <text:p>LINESTRING(121.852321666667 -17.9086616666667,121.860695 -17.897735,121.850205 -17.8661766666667,121.84364 -17.8545583333333,121.84306 -17.8551883333333,121.840294038275 -17.8521392746913,121.839952568984 -17.8517628559281,121.839909872305 -17.851715789233 (...)</text:p>
          </table:table-cell>
        </table:table-row>
        <table:table-row table:style-name="ro1">
          <table:table-cell office:value-type="string" calcext:value-type="string">
            <text:p>Kimberley20140408</text:p>
          </table:table-cell>
          <table:table-cell office:value-type="string" calcext:value-type="string">
            <text:p>LINESTRING(121.852756666667 -17.903445,121.861823333333 -17.88485,121.850951666667 -17.8418483333333,121.8571 -17.7984116666667,121.843196666667 -17.742145,121.842928333333 -17.7007533333333,121.823371666667 -17.6271716666667,121.821505 -17.57822,121.80269 (...)</text:p>
          </table:table-cell>
        </table:table-row>
        <table:table-row table:style-name="ro1">
          <table:table-cell office:value-type="string" calcext:value-type="string">
            <text:p>Kimberley20140812</text:p>
          </table:table-cell>
          <table:table-cell office:value-type="string" calcext:value-type="string">
            <text:p>LINESTRING(121.816603333333 -17.8662016666667,121.787516666667 -17.8340733333333,121.833858333333 -17.86501,121.85385 -17.86243,121.834401666667 -17.827635,121.781371666667 -17.7732283333333,121.83668 -17.79757,121.85998 -17.79973,121.825271666667 -17.7184 (...)</text:p>
          </table:table-cell>
        </table:table-row>
        <table:table-row table:style-name="ro1">
          <table:table-cell office:value-type="string" calcext:value-type="string">
            <text:p>Kimberley20140926</text:p>
          </table:table-cell>
          <table:table-cell office:value-type="string" calcext:value-type="string">
            <text:p>LINESTRING(121.844725 -17.9000583333333,121.83486 -17.8599666666667,121.804701666667 -17.8161566666667,121.797425996288 -17.8079593170946,121.796826170479 -17.8072835055774,121.795590596244 -17.8058914092612,121.795050779458 -17.8052832086878,121.793755174 (...)</text:p>
          </table:table-cell>
        </table:table-row>
        <table:table-row table:style-name="ro1">
          <table:table-cell office:value-type="string" calcext:value-type="string">
            <text:p>Kimberley20150312</text:p>
          </table:table-cell>
          <table:table-cell office:value-type="string" calcext:value-type="string">
            <text:p>LINESTRING(121.831148333333 -17.9093966666667,121.844958333333 -17.90527,121.833241666667 -17.874775,121.810013333333 -17.8389266666667,121.808455 -17.8377083333333,121.802987814013 -17.8306503323362,121.802049623253 -17.8294391514235,121.800636454314 -17. (...)</text:p>
          </table:table-cell>
        </table:table-row>
        <table:table-row table:style-name="ro1">
          <table:table-cell office:value-type="string" calcext:value-type="string">
            <text:p>Kimberley20150520</text:p>
          </table:table-cell>
          <table:table-cell office:value-type="string" calcext:value-type="string">
            <text:p>LINESTRING(121.905865 -17.9259716666667,121.928518333333 -17.9220216666667,121.923495 -17.8939133333333,121.890001666667 -17.845145,121.868525 -17.8209566666667,121.850986666667 -17.80489,121.8487065865 -17.8032396247439,121.848455935445 -17.8030581976583, (...)</text:p>
          </table:table-cell>
        </table:table-row>
        <table:table-row table:style-name="ro1">
          <table:table-cell office:value-type="string" calcext:value-type="string">
            <text:p>Leeuwin20130522</text:p>
          </table:table-cell>
          <table:table-cell office:value-type="string" calcext:value-type="string">
            <text:p>LINESTRING(115.171496778438 -31.9981891226503,115.14925 -32.03225,115.143866666667 -32.0554666666667,115.131066666667 -32.0658166666667,115.11455 -32.0608666666667,115.113366666667 -32.0721333333333,115.10165 -32.0765666666667,115.08 -32.2166833333333,115. (...)</text:p>
          </table:table-cell>
        </table:table-row>
        <table:table-row table:style-name="ro1">
          <table:table-cell office:value-type="string" calcext:value-type="string">
            <text:p>Leeuwin20131017</text:p>
          </table:table-cell>
          <table:table-cell office:value-type="string" calcext:value-type="string">
            <text:p>LINESTRING(115.1783 -31.9682333333333,115.1792 -31.9755666666667,115.162 -31.98745,115.089933333333 -31.9795166666667,114.981466666667 -31.98125,114.935366666667 -31.9705,114.882866666667 -31.9479666666667,114.878244020047 -31.9463863341625,114.87822999923 (...)</text:p>
          </table:table-cell>
        </table:table-row>
        <table:table-row table:style-name="ro1">
          <table:table-cell office:value-type="string" calcext:value-type="string">
            <text:p>Leeuwin20140319</text:p>
          </table:table-cell>
          <table:table-cell office:value-type="string" calcext:value-type="string">
            <text:p>LINESTRING(115.195416666667 -31.9947666666667,115.209516666667 -31.9982833333333,115.111266666667 -32.0135333333333,115.058516666667 -32.0139166666667,115.056883333333 -32.0192833333333,115.007633333333 -32.0071,115.00785 -32.00995,114.992002832303 -32.008 (...)</text:p>
          </table:table-cell>
        </table:table-row>
        <table:table-row table:style-name="ro1">
          <table:table-cell office:value-type="string" calcext:value-type="string">
            <text:p>Leeuwin20140901</text:p>
          </table:table-cell>
          <table:table-cell office:value-type="string" calcext:value-type="string">
            <text:p>LINESTRING(115.176566666667 -31.9934666666667,115.17135 -32.0078666666667,115.125483333333 -31.9952666666667,115.097566666667 -31.9962666666667,115.0784 -32.0089,115.025216666667 -32.0033666666667,115.019616666667 -32.00965,114.99735 -32.0067,114.995166666 (...)</text:p>
          </table:table-cell>
        </table:table-row>
        <table:table-row table:style-name="ro1">
          <table:table-cell office:value-type="string" calcext:value-type="string">
            <text:p>Leeuwin20150203</text:p>
          </table:table-cell>
          <table:table-cell office:value-type="string" calcext:value-type="string">
            <text:p>LINESTRING(115.201416666667 -32.0006833333333,115.117283333333 -32.0720333333333,114.962783333333 -32.4572333333333,114.918633333333 -32.5241,114.89615 -32.5452,114.7477 -32.6321833333333,114.6754 -32.71875,114.646633333333 -32.7373833333333,114.5326333333 (...)</text:p>
          </table:table-cell>
        </table:table-row>
        <table:table-row table:style-name="ro1">
          <table:table-cell office:value-type="string" calcext:value-type="string">
            <text:p>Leeuwin20150309</text:p>
          </table:table-cell>
          <table:table-cell office:value-type="string" calcext:value-type="string">
            <text:p>LINESTRING(115.204316666667 -31.9921166666667,115.247 -31.9938,115.271983333333 -32.0156333333333,115.27105 -32.0482333333333,115.282583333333 -32.0671333333333,115.276983333333 -32.0869833333333,115.260766666667 -32.102,115.218433333333 -32.1016666666667, (...)</text:p>
          </table:table-cell>
        </table:table-row>
        <table:table-row table:style-name="ro1">
          <table:table-cell office:value-type="string" calcext:value-type="string">
            <text:p>Leeuwin20161013</text:p>
          </table:table-cell>
          <table:table-cell office:value-type="string" calcext:value-type="string">
            <text:p>LINESTRING(115.208816666667 -31.9892,115.215016666667 -31.98545,115.225421353121 -31.9760196252255,115.225532738354 -31.9759186702858,115.225667804317 -31.9757962521184,115.225770138049 -31.975703501082,115.225817369606 -31.9756606923648,115.225825252044 - (...)</text:p>
          </table:table-cell>
        </table:table-row>
        <table:table-row table:style-name="ro1">
          <table:table-cell office:value-type="string" calcext:value-type="string">
            <text:p>Leeuwin20170427</text:p>
          </table:table-cell>
          <table:table-cell office:value-type="string" calcext:value-type="string">
            <text:p>LINESTRING(115.182877265719 -32.0021866873615,115.191 -32.0289833333333,115.140983333333 -32.04815,115.100716666667 -32.0406333333333,115.04635 -32.0129833333333,115.00855 -32.01545,114.993173829524 -32.016809361193,114.988819582384 -32.0171943071454,114.9 (...)</text:p>
          </table:table-cell>
        </table:table-row>
        <table:table-row table:style-name="ro1">
          <table:table-cell office:value-type="string" calcext:value-type="string">
            <text:p>Lizard20140430</text:p>
          </table:table-cell>
          <table:table-cell office:value-type="string" calcext:value-type="string">
            <text:p>LINESTRING(145.7973 -15.2298666666667,145.792716666667 -15.2063333333333,145.802683333333 -15.19115,145.794416666667 -15.1673833333333,145.906916666667 -14.9292833333333,146.01585 -14.5833833333333,146.004233333333 -14.4916833333333,146.01485 -14.445983333 (...)</text:p>
          </table:table-cell>
        </table:table-row>
        <table:table-row table:style-name="ro1">
          <table:table-cell office:value-type="string" calcext:value-type="string">
            <text:p>Lizard20141105</text:p>
          </table:table-cell>
          <table:table-cell office:value-type="string" calcext:value-type="string">
            <text:p>LINESTRING(145.799516666667 -15.2338333333333,145.807233333333 -15.3103333333333,145.82105 -15.2637333333333,145.820066666667 -15.2654333333333,145.82065 -15.2532166666667,145.821914084459 -15.2465650136849,145.822071079124 -15.2457389027179,145.8222143516 (...)</text:p>
          </table:table-cell>
        </table:table-row>
        <table:table-row table:style-name="ro1">
          <table:table-cell office:value-type="string" calcext:value-type="string">
            <text:p>Lizard20170110</text:p>
          </table:table-cell>
          <table:table-cell office:value-type="string" calcext:value-type="string">
            <text:p>LINESTRING(145.787190578103 -15.2069554917154,145.792016666667 -15.1780833333333,145.812983333333 -15.1489833333333,146.0079 -14.99035,146.001633333333 -14.9372333333333,146.000307221983 -14.9132245499405,146.000288303682 -14.912882040693,146.000185779419 <text:s/>(...)</text:p>
          </table:table-cell>
        </table:table-row>
        <table:table-row table:style-name="ro1">
          <table:table-cell office:value-type="string" calcext:value-type="string">
            <text:p>Lizard20170110</text:p>
          </table:table-cell>
          <table:table-cell office:value-type="string" calcext:value-type="string">
            <text:p>LINESTRING(145.79135 -15.2248666666667,145.7882 -15.1891833333333,145.812983333333 -15.1489833333333,146.0079 -14.99035,146.001633333333 -14.9372333333333,146.000307221983 -14.9132245499405,146.000288303682 -14.912882040693,146.000185779419 -14.91102587466 (...)</text:p>
          </table:table-cell>
        </table:table-row>
        <table:table-row table:style-name="ro1">
          <table:table-cell office:value-type="string" calcext:value-type="string">
            <text:p>Lizard20170416</text:p>
          </table:table-cell>
          <table:table-cell office:value-type="string" calcext:value-type="string">
            <text:p>LINESTRING(145.793202274062 -15.2192504384363,145.910016666667 -15.1354666666667,146.004533333333 -15.0392,145.9859 -14.7573333333333,145.985132248445 -14.7530475783589,145.984581192844 -14.7499714669949,145.984502490317 -14.7495321324895,145.984423748396 <text:s/>(...)</text:p>
          </table:table-cell>
        </table:table-row>
        <table:table-row table:style-name="ro1">
          <table:table-cell office:value-type="string" calcext:value-type="string">
            <text:p>LizardIsland20131024</text:p>
          </table:table-cell>
          <table:table-cell office:value-type="string" calcext:value-type="string">
            <text:p>LINESTRING(145.798716666667 -15.23305,145.798533333333 -15.2330166666667,145.798867857462 -15.2323314317586,145.798874894648 -15.2323170168778,145.798922152905 -15.2322202136722,145.798932713476 -15.2321985815356,145.798949076187 -15.2321650643689,145.7995 (...)</text:p>
          </table:table-cell>
        </table:table-row>
        <table:table-row table:style-name="ro1">
          <table:table-cell office:value-type="string" calcext:value-type="string">
            <text:p>MariaIsland20090213</text:p>
          </table:table-cell>
          <table:table-cell office:value-type="string" calcext:value-type="string">
            <text:p>LINESTRING(148.250016666667 -42.6871333333333,148.236333333333 -42.7056333333333,148.242916666667 -42.7706666666667,148.283833333333 -42.785,148.284466666667 -42.7937666666667,148.30805 -42.8118166666667,148.330266666667 -42.8092333333333,148.359033333333 <text:s/>(...)</text:p>
          </table:table-cell>
        </table:table-row>
        <table:table-row table:style-name="ro1">
          <table:table-cell office:value-type="string" calcext:value-type="string">
            <text:p>Ningaloo20100906</text:p>
          </table:table-cell>
          <table:table-cell office:value-type="string" calcext:value-type="string">
            <text:p>LINESTRING(113.815887706051 -21.8494703408911,113.779383333333 -21.8728833333333,113.756833333333 -21.8692333333333,113.682033333333 -21.8046333333333,113.657633333333 -21.7864666666667,113.631916666667 -21.77125,113.629454029766 -21.7702477113166,113.6294 (...)</text:p>
          </table:table-cell>
        </table:table-row>
        <table:table-row table:style-name="ro1">
          <table:table-cell office:value-type="string" calcext:value-type="string">
            <text:p>Ningaloo20100906</text:p>
          </table:table-cell>
          <table:table-cell office:value-type="string" calcext:value-type="string">
            <text:p>LINESTRING(113.81635 -21.84895,113.779383333333 -21.8728833333333,113.756833333333 -21.8692333333333,113.682033333333 -21.8046333333333,113.657633333333 -21.7864666666667,113.631916666667 -21.77125,113.629454029766 -21.7702477113166,113.62943751053 -21.770 (...)</text:p>
          </table:table-cell>
        </table:table-row>
        <table:table-row table:style-name="ro1">
          <table:table-cell office:value-type="string" calcext:value-type="string">
            <text:p>Ningaloo20170427</text:p>
          </table:table-cell>
          <table:table-cell office:value-type="string" calcext:value-type="string">
            <text:p>LINESTRING(113.723151666667 -22.3583633333333,113.735886666667 -22.3675233333333,113.630311666667 -22.3836883333333,113.670761666667 -22.4756383333333,113.568966666667 -22.50538,113.507723333333 -22.6295683333333,113.51133 -22.6477116666667,113.51115333333 (...)</text:p>
          </table:table-cell>
        </table:table-row>
        <table:table-row table:style-name="ro1">
          <table:table-cell office:value-type="string" calcext:value-type="string">
            <text:p>NSW20091019</text:p>
          </table:table-cell>
          <table:table-cell office:value-type="string" calcext:value-type="string">
            <text:p>LINESTRING(152.761583333333 -33.1894833333333,152.823 -33.1169166666667,152.953966666667 -33.0255333333333,153.065516666667 -32.9699166666667,153.13025 -32.9725666666667,153.15405 -32.95945,153.173883333333 -32.93155,153.216416666667 -32.8986666666667,153. (...)</text:p>
          </table:table-cell>
        </table:table-row>
        <table:table-row table:style-name="ro1">
          <table:table-cell office:value-type="string" calcext:value-type="string">
            <text:p>NSW20100921</text:p>
          </table:table-cell>
          <table:table-cell office:value-type="string" calcext:value-type="string">
            <text:p>LINESTRING(152.312446666667 -32.7190633333333,152.445703333333 -32.7246216666667,152.558368333333 -32.7518716666667,152.44768 -32.792685,152.405118333333 -32.8214866666667,152.248045 -32.8875266666667,152.198316666667 -32.898515,152.197313635068 -32.898588 (...)</text:p>
          </table:table-cell>
        </table:table-row>
        <table:table-row table:style-name="ro1">
          <table:table-cell office:value-type="string" calcext:value-type="string">
            <text:p>NSW20101126</text:p>
          </table:table-cell>
          <table:table-cell office:value-type="string" calcext:value-type="string">
            <text:p>LINESTRING(153.425158333333 -29.4575333333333,153.470511666667 -29.5111283333333,153.476653333333 -29.5145233333333,153.476408333333 -29.5103716666667,153.476451666667 -29.5104283333333,153.47683068641 -29.5072055742887,153.476872409926 -29.5068508042731,1 (...)</text:p>
          </table:table-cell>
        </table:table-row>
        <table:table-row table:style-name="ro1">
          <table:table-cell office:value-type="string" calcext:value-type="string">
            <text:p>NSW20110518</text:p>
          </table:table-cell>
          <table:table-cell office:value-type="string" calcext:value-type="string">
            <text:p>LINESTRING(153.451776666667 -29.3859183333333,153.48223 -29.39418,153.523023333333 -29.4423116666667,153.531156666667 -29.4730016666667,153.54284 -29.4865716666667,153.560945 -29.4963716666667,153.561300804264 -29.4972644373125,153.561371329143 -29.4974413 (...)</text:p>
          </table:table-cell>
        </table:table-row>
        <table:table-row table:style-name="ro1">
          <table:table-cell office:value-type="string" calcext:value-type="string">
            <text:p>NSW20110810</text:p>
          </table:table-cell>
          <table:table-cell office:value-type="string" calcext:value-type="string">
            <text:p>LINESTRING(153.238736666667 -30.3308633333333,153.288538333333 -30.3612233333333,153.265966666667 -30.3746066666667,153.264072268553 -30.3748734332053,153.263737538832 -30.3749205693847,153.26147572533 -30.3752390748534,153.259281904525 -30.375548005684,15 (...)</text:p>
          </table:table-cell>
        </table:table-row>
        <table:table-row table:style-name="ro1">
          <table:table-cell office:value-type="string" calcext:value-type="string">
            <text:p>Perth20101026</text:p>
          </table:table-cell>
          <table:table-cell office:value-type="string" calcext:value-type="string">
            <text:p>LINESTRING(115.159283333333 -31.9355166666667,114.9845 -31.8218333333333,114.7221 -31.7191333333333,114.5573 -31.7035333333333,114.49875 -31.6833333333333,114.396116666667 -31.6648833333333,114.39755 -31.6635666666667,114.3768 -31.6574833333333,114.3767833 (...)</text:p>
          </table:table-cell>
        </table:table-row>
        <table:table-row table:style-name="ro1">
          <table:table-cell office:value-type="string" calcext:value-type="string">
            <text:p>Perth20110215</text:p>
          </table:table-cell>
          <table:table-cell office:value-type="string" calcext:value-type="string">
            <text:p>LINESTRING(115.16295795208 -32.0121532832412,115.197716666667 -32.0386166666667,115.109616666667 -32.1318833333333,115.04295 -32.2393,114.999633333333 -32.2806333333333,114.920166666667 -32.3269833333333,114.905583333333 -32.3451,114.854516666667 -32.3399, (...)</text:p>
          </table:table-cell>
        </table:table-row>
        <table:table-row table:style-name="ro1">
          <table:table-cell office:value-type="string" calcext:value-type="string">
            <text:p>Perth20110626_1</text:p>
          </table:table-cell>
          <table:table-cell office:value-type="string" calcext:value-type="string">
            <text:p>LINESTRING(115.169055893915 -31.955660772752,115.163533333333 -31.9723666666667,115.110083333333 -31.9799166666667,115.09255 -31.9648833333333,115.058766666667 -31.9097166666667,115.010833333333 -31.8869833333333,115.010133333333 -31.9016666666667,115.0244 (...)</text:p>
          </table:table-cell>
        </table:table-row>
        <table:table-row table:style-name="ro1">
          <table:table-cell office:value-type="string" calcext:value-type="string">
            <text:p>Perth20110626_2</text:p>
          </table:table-cell>
          <table:table-cell office:value-type="string" calcext:value-type="string">
            <text:p>LINESTRING(115.170433333333 -31.9596666666667,115.159816666667 -31.9693833333333,115.165016666667 -31.9722666666667,115.102233333333 -31.9775,115.100302782424 -31.9759296786985,115.100246461311 -31.9758838667788,115.099541995658 -31.9753108503327,115.09888 (...)</text:p>
          </table:table-cell>
        </table:table-row>
        <table:table-row table:style-name="ro1">
          <table:table-cell office:value-type="string" calcext:value-type="string">
            <text:p>PerthCanyon20121206</text:p>
          </table:table-cell>
          <table:table-cell office:value-type="string" calcext:value-type="string">
            <text:p>LINESTRING(115.374039811184 -31.9067403914188,115.379231666667 -31.9075633333333,115.370755 -31.8951383333333,115.355753333333 -31.8931,115.346916666667 -31.8927,115.348126666667 -31.8930266666667,115.34773 -31.8932416666667,115.345715418145 -31.8931558948 (...)</text:p>
          </table:table-cell>
        </table:table-row>
        <table:table-row table:style-name="ro1">
          <table:table-cell office:value-type="string" calcext:value-type="string">
            <text:p>Pilbara20120211</text:p>
          </table:table-cell>
          <table:table-cell office:value-type="string" calcext:value-type="string">
            <text:p>LINESTRING(117.14299 -20.2531383333333,117.125558333333 -20.2303583333333,117.09237 -20.217205,117.091513333333 -20.2210916666667,117.091738201307 -20.2215484490972,117.091764494984 -20.221601860392,117.091769309815 -20.2216116409312,117.091773536715 -20.2 (...)</text:p>
          </table:table-cell>
        </table:table-row>
        <table:table-row table:style-name="ro1">
          <table:table-cell office:value-type="string" calcext:value-type="string">
            <text:p>Pilbara20120630</text:p>
          </table:table-cell>
          <table:table-cell office:value-type="string" calcext:value-type="string">
            <text:p>LINESTRING(117.101701666667 -20.2419166666667,117.081383333333 -20.234305,117.060578333333 -20.2410916666667,116.965838333333 -20.2133816666667,116.953811666667 -20.2206433333333,116.824753333333 -20.1869666666667,116.74742 -20.1920633333333,116.64932 -20. (...)</text:p>
          </table:table-cell>
        </table:table-row>
        <table:table-row table:style-name="ro1">
          <table:table-cell office:value-type="string" calcext:value-type="string">
            <text:p>Pilbara20120723</text:p>
          </table:table-cell>
          <table:table-cell office:value-type="string" calcext:value-type="string">
            <text:p>LINESTRING(116.33913126689 -19.9254962128471,116.341553333333 -19.9269116666667,116.341908333333 -19.92469,116.342015 -19.9247416666667,116.34204 -19.9247483333333,116.342317947059 -19.9248467503854,116.342328865351 -19.9248506163954,116.342332629693 -19.9 (...)</text:p>
          </table:table-cell>
        </table:table-row>
        <table:table-row table:style-name="ro1">
          <table:table-cell office:value-type="string" calcext:value-type="string">
            <text:p>Pilbara20130212</text:p>
          </table:table-cell>
          <table:table-cell office:value-type="string" calcext:value-type="string">
            <text:p>LINESTRING(117.024863333333 -20.1629266666667,117.008668333333 -20.1490683333333,116.967618333333 -20.1410533333333,116.982536666667 -20.1686533333333,116.937233333333 -20.13254,116.91315 -20.1302216666667,116.908763333333 -20.1470666666667,116.90972166666 (...)</text:p>
          </table:table-cell>
        </table:table-row>
        <table:table-row table:style-name="ro1">
          <table:table-cell office:value-type="string" calcext:value-type="string">
            <text:p>Pilbara20130310</text:p>
          </table:table-cell>
          <table:table-cell office:value-type="string" calcext:value-type="string">
            <text:p>LINESTRING(117.062096666667 -20.16418,117.028176666667 -20.1244183333333,117.015091666667 -20.1150433333333,117.015166666667 -20.1148433333333,117.015168333333 -20.1148333333333,117.015205720223 -20.1146792813309,117.015248030363 -20.1145049431635,117.0152 (...)</text:p>
          </table:table-cell>
        </table:table-row>
        <table:table-row table:style-name="ro1">
          <table:table-cell office:value-type="string" calcext:value-type="string">
            <text:p>Pilbara20130619</text:p>
          </table:table-cell>
          <table:table-cell office:value-type="string" calcext:value-type="string">
            <text:p>LINESTRING(117.099938333333 -20.1752683333333,117.04329 -20.1643466666667,116.98227 -20.134825,116.898046666667 -20.10763,116.822981666667 -20.0694916666667,116.812326666667 -20.0703683333333,116.772733333333 -20.0352683333333,116.706935 -20.021515,116.667 (...)</text:p>
          </table:table-cell>
        </table:table-row>
        <table:table-row table:style-name="ro1">
          <table:table-cell office:value-type="string" calcext:value-type="string">
            <text:p>Pilbara20130709</text:p>
          </table:table-cell>
          <table:table-cell office:value-type="string" calcext:value-type="string">
            <text:p>LINESTRING(116.43473 -20.0182233333333,116.40246 -19.999345,116.403163333333 -19.9975116666667,116.403008333333 -19.9974866666667,116.402946666667 -19.9975016666667,116.402827875905 -19.9975160558572,116.402823455301 -19.9975165913274,116.402779470643 -19. (...)</text:p>
          </table:table-cell>
        </table:table-row>
        <table:table-row table:style-name="ro1">
          <table:table-cell office:value-type="string" calcext:value-type="string">
            <text:p>Pilbara20130919</text:p>
          </table:table-cell>
          <table:table-cell office:value-type="string" calcext:value-type="string">
            <text:p>LINESTRING(117.117476666667 -20.1693833333333,117.087625 -20.1539916666667,117.058825 -20.155075,117.04123 -20.1718233333333,117.045976666667 -20.1794383333333,117.046164682663 -20.1801886193892,117.046165365563 -20.1801913445322,117.046180794767 -20.18025 (...)</text:p>
          </table:table-cell>
        </table:table-row>
        <table:table-row table:style-name="ro1">
          <table:table-cell office:value-type="string" calcext:value-type="string">
            <text:p>Pilbara20140210</text:p>
          </table:table-cell>
          <table:table-cell office:value-type="string" calcext:value-type="string">
            <text:p>LINESTRING(117.093811666667 -20.1765383333333,117.06091 -20.169645,116.985301666667 -20.1279566666667,116.961178333333 -20.0993083333333,116.917963333333 -20.0771433333333,116.900866666667 -20.0708616666667,116.895315927599 -20.0700832389011,116.8945772992 (...)</text:p>
          </table:table-cell>
        </table:table-row>
        <table:table-row table:style-name="ro1">
          <table:table-cell office:value-type="string" calcext:value-type="string">
            <text:p>Pilbara20140523</text:p>
          </table:table-cell>
          <table:table-cell office:value-type="string" calcext:value-type="string">
            <text:p>LINESTRING(117.101443333333 -20.173325,117.078226666667 -20.13902,117.056708333333 -20.1279616666667,117.019351666667 -20.128185,116.9534 -20.0955433333333,116.920943333333 -20.094485,116.87322 -20.0662816666667,116.840528333333 -20.05742,116.81717 -20.031 (...)</text:p>
          </table:table-cell>
        </table:table-row>
        <table:table-row table:style-name="ro1">
          <table:table-cell office:value-type="string" calcext:value-type="string">
            <text:p>Pilbara20140912</text:p>
          </table:table-cell>
          <table:table-cell office:value-type="string" calcext:value-type="string">
            <text:p>LINESTRING(117.109806666667 -20.1775983333333,117.03201 -20.122785,117.031888333333 -20.130035,117.03169 -20.13002,117.031042333297 -20.1311661607934,117.031024202431 -20.1311982465687,117.030863263729 -20.1314830560683,117.030855482457 -20.131496826406,11 (...)</text:p>
          </table:table-cell>
        </table:table-row>
        <table:table-row table:style-name="ro1">
          <table:table-cell office:value-type="string" calcext:value-type="string">
            <text:p>Pilbara20141119</text:p>
          </table:table-cell>
          <table:table-cell office:value-type="string" calcext:value-type="string">
            <text:p>LINESTRING(117.101025 -20.166415,117.007555 -20.1169933333333,116.96697 -20.1225283333333,116.968283333333 -20.1238316666667,116.962905 -20.1237416666667,116.963071666667 -20.123855,116.963802983118 -20.1244269675566,116.963814345058 -20.124435853807,116.9 (...)</text:p>
          </table:table-cell>
        </table:table-row>
        <table:table-row table:style-name="ro1">
          <table:table-cell office:value-type="string" calcext:value-type="string">
            <text:p>Pilbara20150311</text:p>
          </table:table-cell>
          <table:table-cell office:value-type="string" calcext:value-type="string">
            <text:p>LINESTRING(117.086625 -20.1713033333333,117.042753333333 -20.1515383333333,117.012201666667 -20.16677,116.987063333333 -20.1497383333333,116.937765 -20.1343266666667,116.916366666667 -20.1365483333333,116.919665 -20.1420133333333,116.90886 -20.150493333333 (...)</text:p>
          </table:table-cell>
        </table:table-row>
        <table:table-row table:style-name="ro1">
          <table:table-cell office:value-type="string" calcext:value-type="string">
            <text:p>Portland20090526</text:p>
          </table:table-cell>
          <table:table-cell office:value-type="string" calcext:value-type="string">
            <text:p>LINESTRING(141.68435 -38.7856666666667,141.764783333333 -38.8087,141.865966666667 -38.8594666666667,142.045766666667 -38.9845,142.054483333333 -39.0241,142.0341 -39.01475,142.038633333333 -39.0169,142.014283333333 -39.0416666666667,142.019416666667 -39.043 (...)</text:p>
          </table:table-cell>
        </table:table-row>
        <table:table-row table:style-name="ro1">
          <table:table-cell office:value-type="string" calcext:value-type="string">
            <text:p>Portland20160128</text:p>
          </table:table-cell>
          <table:table-cell office:value-type="string" calcext:value-type="string">
            <text:p>LINESTRING(141.754416666667 -38.4292016666667,141.62496 -38.539795,141.597723333333 -38.5799033333333,141.564041666667 -38.611035,141.374208333333 -38.71205,141.411961666667 -38.57281,141.410443333333 -38.4811616666667,141.426833333333 -38.4493083333333,14 (...)</text:p>
          </table:table-cell>
        </table:table-row>
        <table:table-row table:style-name="ro1">
          <table:table-cell office:value-type="string" calcext:value-type="string">
            <text:p>Portland20160229</text:p>
          </table:table-cell>
          <table:table-cell office:value-type="string" calcext:value-type="string">
            <text:p>LINESTRING(141.736145 -38.4193833333333,141.725023333333 -38.4380033333333,141.696131666667 -38.4625466666667,141.479981666667 -38.5912883333333,141.383351666667 -38.6875183333333,141.369551666667 -38.7134433333333,141.420656666667 -38.4905716666667,141.43 (...)</text:p>
          </table:table-cell>
        </table:table-row>
        <table:table-row table:style-name="ro1">
          <table:table-cell office:value-type="string" calcext:value-type="string">
            <text:p>Portland20170208</text:p>
          </table:table-cell>
          <table:table-cell office:value-type="string" calcext:value-type="string">
            <text:p>LINESTRING(141.67322484941 -38.4459846604331,141.620165 -38.4628133333333,141.592665 -38.4908966666667,141.443533333333 -38.6017116666667,141.434136666667 -38.61635,141.431613333333 -38.6169483333333,141.418863333333 -38.6319666666667,141.403743333333 -38. (...)</text:p>
          </table:table-cell>
        </table:table-row>
        <table:table-row table:style-name="ro1">
          <table:table-cell office:value-type="string" calcext:value-type="string">
            <text:p>Portland20170422</text:p>
          </table:table-cell>
          <table:table-cell office:value-type="string" calcext:value-type="string">
            <text:p>LINESTRING(141.734516666667 -38.41515,141.682646666667 -38.4442633333333,141.61745 -38.495195,141.539753333333 -38.5316316666667,141.48056 -38.5717533333333,141.398741666667 -38.6533533333333,141.434576666667 -38.4380933333333,141.456706666667 -38.40625833 (...)</text:p>
          </table:table-cell>
        </table:table-row>
        <table:table-row table:style-name="ro1">
          <table:table-cell office:value-type="string" calcext:value-type="string">
            <text:p>Portland20180209</text:p>
          </table:table-cell>
          <table:table-cell office:value-type="string" calcext:value-type="string">
            <text:p>LINESTRING(141.736 -38.4256233333333,141.53093 -38.5855516666667,141.506556666667 -38.59578,141.439565 -38.66024,141.424086666667 -38.6724683333333,141.407951666667 -38.6815766666667,141.407681666667 -38.6820866666667,141.402283300624 -38.6858294091964,141 (...)</text:p>
          </table:table-cell>
        </table:table-row>
        <table:table-row table:style-name="ro1">
          <table:table-cell office:value-type="string" calcext:value-type="string">
            <text:p>Portland20180313</text:p>
          </table:table-cell>
          <table:table-cell office:value-type="string" calcext:value-type="string">
            <text:p>LINESTRING(141.736743333333 -38.441315,141.443076666667 -38.6157266666667,141.402648333333 -38.650345,141.43004 -38.4865,141.389643333333 -38.446545,141.269168333333 -38.4826116666667,141.240923333333 -38.4886033333333,141.214193333333 -38.4918266666667,14 (...)</text:p>
          </table:table-cell>
        </table:table-row>
        <table:table-row table:style-name="ro1">
          <table:table-cell office:value-type="string" calcext:value-type="string">
            <text:p>PortStephens20081125</text:p>
          </table:table-cell>
          <table:table-cell office:value-type="string" calcext:value-type="string">
            <text:p>LINESTRING(152.232913333333 -32.6998716666667,152.229035 -32.76773,152.200986666667 -32.7869733333333,152.18572 -32.8264916666667,152.162288333333 -32.8518466666667,152.09023 -32.89053,152.062138333333 -32.9169683333333,152.009931666667 -32.9252883333333,1 (...)</text:p>
          </table:table-cell>
        </table:table-row>
        <table:table-row table:style-name="ro1">
          <table:table-cell office:value-type="string" calcext:value-type="string">
            <text:p>PortStephens20091028</text:p>
          </table:table-cell>
          <table:table-cell office:value-type="string" calcext:value-type="string">
            <text:p>LINESTRING(152.222475 -32.781355,152.217286666667 -32.8116233333333,152.175816666667 -32.88205,152.164458333333 -32.932515,152.031531666667 -32.9740283333333,151.985838333333 -32.9719466666667,151.936598333333 -32.997115,151.933711666667 -33.0350316666667, (...)</text:p>
          </table:table-cell>
        </table:table-row>
        <table:table-row table:style-name="ro1">
          <table:table-cell office:value-type="string" calcext:value-type="string">
            <text:p>PortStephens20100309</text:p>
          </table:table-cell>
          <table:table-cell office:value-type="string" calcext:value-type="string">
            <text:p>LINESTRING(152.423315185509 -32.6145230985348,152.51752 -32.563785,152.60538 -32.544205,152.659873333333 -32.54235,152.702271666667 -32.5504366666667,152.749361666667 -32.6027033333333,152.757988333333 -32.6105233333333,152.764160701054 -32.6131467514211,1 (...)</text:p>
          </table:table-cell>
        </table:table-row>
        <table:table-row table:style-name="ro1">
          <table:table-cell office:value-type="string" calcext:value-type="string">
            <text:p>SOTS20100320</text:p>
          </table:table-cell>
          <table:table-cell office:value-type="string" calcext:value-type="string">
            <text:p>LINESTRING(141.9331 -46.6147333333333,141.96445 -46.5748666666667,142.051766666667 -46.52015,142.151666666667 -46.435,142.247 -46.3876166666667,142.308666666667 -46.3431666666667,142.42245 -46.2894833333333,142.505633333333 -46.2308333333333,142.5713333333 (...)</text:p>
          </table:table-cell>
        </table:table-row>
        <table:table-row table:style-name="ro1">
          <table:table-cell office:value-type="string" calcext:value-type="string">
            <text:p>SOTS20100913</text:p>
          </table:table-cell>
          <table:table-cell office:value-type="string" calcext:value-type="string">
            <text:p>LINESTRING(141.774152235179 -46.7073054907652,141.75475 -46.6905333333333,141.7543 -46.6825166666667,141.749483333333 -46.6799666666667,141.735933333333 -46.64955,141.73500918504 -46.6481372745547,141.734950740878 -46.6480479322315,141.734878903261 -46.647 (...)</text:p>
          </table:table-cell>
        </table:table-row>
        <table:table-row table:style-name="ro1">
          <table:table-cell office:value-type="string" calcext:value-type="string">
            <text:p>SOTS20110806</text:p>
          </table:table-cell>
          <table:table-cell office:value-type="string" calcext:value-type="string">
            <text:p>LINESTRING(143.914097168009 -45.7342592589864,143.889633333333 -45.7268333333333,143.8021 -45.7661,143.697116666667 -45.8397666666667,143.665366666667 -45.8780166666667,143.6347 -45.92775,143.619083333333 -45.9868833333333,143.620916666667 -46.074166666666 (...)</text:p>
          </table:table-cell>
        </table:table-row>
        <table:table-row table:style-name="ro1">
          <table:table-cell office:value-type="string" calcext:value-type="string">
            <text:p>SpencerGulf20080716</text:p>
          </table:table-cell>
          <table:table-cell office:value-type="string" calcext:value-type="string">
            <text:p>LINESTRING(136.899401666667 -35.4247816666667,136.902198333333 -35.4376083333333,136.884906666667 -35.4470233333333,136.8702 -35.4529466666667,136.87005 -35.4532183333333,136.861776666667 -35.4564766666667,136.858484390371 -35.4579240710455,136.85768780992 (...)</text:p>
          </table:table-cell>
        </table:table-row>
        <table:table-row table:style-name="ro1">
          <table:table-cell office:value-type="string" calcext:value-type="string">
            <text:p>SpencerGulf20090115</text:p>
          </table:table-cell>
          <table:table-cell office:value-type="string" calcext:value-type="string">
            <text:p>LINESTRING(136.959128333333 -35.3492183333333,137.00313 -35.349895,137.024173333333 -35.3579666666667,136.998911666667 -35.3968116666667,136.997205 -35.412645,137.042405 -35.4440716666667,136.988065 -35.48829,136.985571666667 -35.4979366666667,136.83538166 (...)</text:p>
          </table:table-cell>
        </table:table-row>
        <table:table-row table:style-name="ro1">
          <table:table-cell office:value-type="string" calcext:value-type="string">
            <text:p>SpencerGulf20090528</text:p>
          </table:table-cell>
          <table:table-cell office:value-type="string" calcext:value-type="string">
            <text:p>LINESTRING(136.996886666667 -35.4883716666667,137.003356666667 -35.4907933333333,137.005638333333 -35.4926016666667,137.005991666667 -35.493075,137.006067803065 -35.4932515173473,137.006093199116 -35.4933103964597,137.006099548727 -35.4933251176257,137.006 (...)</text:p>
          </table:table-cell>
        </table:table-row>
        <table:table-row table:style-name="ro1">
          <table:table-cell office:value-type="string" calcext:value-type="string">
            <text:p>SpencerGulf20091104</text:p>
          </table:table-cell>
          <table:table-cell office:value-type="string" calcext:value-type="string">
            <text:p>LINESTRING(137.053865 -35.4777916666667,137.05238 -35.4781266666667,137.052358510334 -35.4781354546892,137.051929202132 -35.4783110167501,137.05160722816 -35.4784426853601,137.05143553173 -35.478512899204,137.04574724939 -35.48083907552,137.043665185623 -3 (...)</text:p>
          </table:table-cell>
        </table:table-row>
        <table:table-row table:style-name="ro1">
          <table:table-cell office:value-type="string" calcext:value-type="string">
            <text:p>SpencerGulf20100210</text:p>
          </table:table-cell>
          <table:table-cell office:value-type="string" calcext:value-type="string">
            <text:p>LINESTRING(137.051275 -35.471315,137.059415 -35.4756833333333,137.026656666667 -35.49701,136.939696666667 -35.5197216666667,136.886748333333 -35.51631,136.87971 -35.5201733333333,136.879215274315 -35.5203837880692,136.877294481737 -35.5212008871339,136.876 (...)</text:p>
          </table:table-cell>
        </table:table-row>
        <table:table-row table:style-name="ro1">
          <table:table-cell office:value-type="string" calcext:value-type="string">
            <text:p>SpencerGulf20110202</text:p>
          </table:table-cell>
          <table:table-cell office:value-type="string" calcext:value-type="string">
            <text:p>LINESTRING(137.048295 -35.4806983333333,137.039035 -35.4852433333333,137.049076666667 -35.48585,136.682968333333 -35.543505,136.634243333333 -35.5714616666667,136.52591 -35.6670816666667,136.403325 -35.7520733333333,136.40291 -35.751825,136.402868333333 -3 (...)</text:p>
          </table:table-cell>
        </table:table-row>
        <table:table-row table:style-name="ro1">
          <table:table-cell office:value-type="string" calcext:value-type="string">
            <text:p>SpencerGulf20120412</text:p>
          </table:table-cell>
          <table:table-cell office:value-type="string" calcext:value-type="string">
            <text:p>LINESTRING(136.714828333333 -35.4472333333333,136.714325 -35.4524983333333,136.715976666667 -35.4505833333333,136.718475 -35.4519583333333,136.717903333333 -35.452195,136.717903228435 -35.4522014197848,136.717903065121 -35.4522114145745,136.717902902445 -3 (...)</text:p>
          </table:table-cell>
        </table:table-row>
        <table:table-row table:style-name="ro1">
          <table:table-cell office:value-type="string" calcext:value-type="string">
            <text:p>SpencerGulf20120912</text:p>
          </table:table-cell>
          <table:table-cell office:value-type="string" calcext:value-type="string">
            <text:p>LINESTRING(136.942603333333 -35.5000616666667,136.899148333333 -35.49412,136.880078333333 -35.5086133333333,136.8536 -35.5192983333333,136.801818333333 -35.508765,136.723093333333 -35.531415,136.700531666667 -35.5367366666667,136.697643984336 -35.536992586 (...)</text:p>
          </table:table-cell>
        </table:table-row>
        <table:table-row table:style-name="ro1">
          <table:table-cell office:value-type="string" calcext:value-type="string">
            <text:p>SpencerGulf20121127</text:p>
          </table:table-cell>
          <table:table-cell office:value-type="string" calcext:value-type="string">
            <text:p>LINESTRING(136.679118333333 -35.3648833333333,136.673288333333 -35.415295,136.68377 -35.4272216666667,136.682518333333 -35.4253733333333,136.68705862091 -35.4305200399425,136.687095350519 -35.4305616753053,136.687210915083 -35.4306926751372,136.68739412931 (...)</text:p>
          </table:table-cell>
        </table:table-row>
        <table:table-row table:style-name="ro1">
          <table:table-cell office:value-type="string" calcext:value-type="string">
            <text:p>SpencerGulf20130411</text:p>
          </table:table-cell>
          <table:table-cell office:value-type="string" calcext:value-type="string">
            <text:p>LINESTRING(136.66786 -35.3280466666667,136.687585 -35.3196233333333,136.688361535648 -35.3213761292904,136.688414415423 -35.3214954894955,136.68846868499 -35.321617986742,136.688632906988 -35.3219886685702,136.68870806039 -35.3221583047995,136.688815204224 (...)</text:p>
          </table:table-cell>
        </table:table-row>
        <table:table-row table:style-name="ro1">
          <table:table-cell office:value-type="string" calcext:value-type="string">
            <text:p>SpencerGulf20131031</text:p>
          </table:table-cell>
          <table:table-cell office:value-type="string" calcext:value-type="string">
            <text:p>LINESTRING(136.646925 -35.3287666666667,136.652203333333 -35.33847,136.643621666667 -35.3873133333333,136.657455 -35.4186566666667,136.643656666667 -35.4568983333333,136.67278 -35.479585,136.671186666667 -35.5195666666667,136.68393 -35.5279766666667,136.68 (...)</text:p>
          </table:table-cell>
        </table:table-row>
        <table:table-row table:style-name="ro1">
          <table:table-cell office:value-type="string" calcext:value-type="string">
            <text:p>SpencerGulf20140320</text:p>
          </table:table-cell>
          <table:table-cell office:value-type="string" calcext:value-type="string">
            <text:p>LINESTRING(136.661846666667 -35.3163766666667,136.66219 -35.3162366666667,136.662207276651 -35.316263158233,136.662483862037 -35.3166872670649,136.663178333988 -35.3177521522787,136.663714106878 -35.3185736924822,136.664126139852 -35.3192054931208,136.6644 (...)</text:p>
          </table:table-cell>
        </table:table-row>
        <table:table-row table:style-name="ro1">
          <table:table-cell office:value-type="string" calcext:value-type="string">
            <text:p>SpencerGulf20140605</text:p>
          </table:table-cell>
          <table:table-cell office:value-type="string" calcext:value-type="string">
            <text:p>LINESTRING(136.64802 -35.3077783333333,136.668838333333 -35.3344433333333,136.669826666667 -35.3767833333333,136.682033333333 -35.42545,136.665216666667 -35.46892,136.666888333333 -35.4876616666667,136.661395 -35.4878416666667,136.696626666667 -35.53584833 (...)</text:p>
          </table:table-cell>
        </table:table-row>
        <table:table-row table:style-name="ro1">
          <table:table-cell office:value-type="string" calcext:value-type="string">
            <text:p>SpencerGulf20141010</text:p>
          </table:table-cell>
          <table:table-cell office:value-type="string" calcext:value-type="string">
            <text:p>LINESTRING(136.645226666667 -35.3158566666667,136.653526666667 -35.3263566666667,136.653596666667 -35.3262266666667,136.653675 -35.326155,136.653684718332 -35.3261442960821,136.653858642328 -35.3259527335676,136.654042543736 -35.3257501817816,136.654471503 (...)</text:p>
          </table:table-cell>
        </table:table-row>
        <table:table-row table:style-name="ro1">
          <table:table-cell office:value-type="string" calcext:value-type="string">
            <text:p>SpencerGulf20141127</text:p>
          </table:table-cell>
          <table:table-cell office:value-type="string" calcext:value-type="string">
            <text:p>LINESTRING(136.647816666667 -35.3397966666667,136.668493333333 -35.388305,136.668025 -35.38872,136.66850066992 -35.3963409736262,136.668529471309 -35.3968024167816,136.668540074453 -35.3969722956676,136.668547957877 -35.3970986004159,136.668551595677 -35.3 (...)</text:p>
          </table:table-cell>
        </table:table-row>
        <table:table-row table:style-name="ro1">
          <table:table-cell office:value-type="string" calcext:value-type="string">
            <text:p>SpencerGulf20150416</text:p>
          </table:table-cell>
          <table:table-cell office:value-type="string" calcext:value-type="string">
            <text:p>LINESTRING(136.65225 -35.3097066666667,136.673053333333 -35.3185916666667,136.6728 -35.33545,136.666298333333 -35.3554183333333,136.66737 -35.3551933333333,136.663724098789 -35.3686415449382,136.663714730005 -35.3686761024817,136.66343661191 -35.3697019643 (...)</text:p>
          </table:table-cell>
        </table:table-row>
        <table:table-row table:style-name="ro1">
          <table:table-cell office:value-type="string" calcext:value-type="string">
            <text:p>SpencerGulf20150528</text:p>
          </table:table-cell>
          <table:table-cell office:value-type="string" calcext:value-type="string">
            <text:p>LINESTRING(136.76864 -35.4140333333333,136.779186666667 -35.4132116666667,136.781841666667 -35.4169216666667,136.781873333333 -35.4167866666667,136.781848333333 -35.4167733333333,136.781865 -35.4167216666667,136.781853333333 -35.4167266666667,136.781858333 (...)</text:p>
          </table:table-cell>
        </table:table-row>
        <table:table-row table:style-name="ro1">
          <table:table-cell office:value-type="string" calcext:value-type="string">
            <text:p>StormBay20110805</text:p>
          </table:table-cell>
          <table:table-cell office:value-type="string" calcext:value-type="string">
            <text:p>LINESTRING(147.484131666667 -43.13931,147.48433 -43.1390216666667,147.487605192259 -43.1400880940983,147.488724286511 -43.1404524796714,147.491230976355 -43.1412686768902,147.491388885647 -43.1413200933527,147.492054006416 -43.1415366617182,147.49564397203 (...)</text:p>
          </table:table-cell>
        </table:table-row>
        <table:table-row table:style-name="ro1">
          <table:table-cell office:value-type="string" calcext:value-type="string">
            <text:p>StormBay20110926</text:p>
          </table:table-cell>
          <table:table-cell office:value-type="string" calcext:value-type="string">
            <text:p>LINESTRING(147.452225 -43.111075,147.479265 -43.1320133333333,147.488358333333 -43.1364316666667,147.488231666667 -43.136925,147.488300691613 -43.1369591129955,147.488319316117 -43.136968317459,147.488911548954 -43.1372610063636,147.489390986822 -43.137497 (...)</text:p>
          </table:table-cell>
        </table:table-row>
        <table:table-row table:style-name="ro1">
          <table:table-cell office:value-type="string" calcext:value-type="string">
            <text:p>StormBay20111104</text:p>
          </table:table-cell>
          <table:table-cell office:value-type="string" calcext:value-type="string">
            <text:p>LINESTRING(147.487931666667 -43.1093366666667,147.505246666667 -43.1155533333333,147.521431666667 -43.1357366666667,147.5274619844 -43.1452258589446,147.527510739023 -43.1453025782835,147.52802552337 -43.1461126330544,147.528570583277 -43.1469703288649,147 (...)</text:p>
          </table:table-cell>
        </table:table-row>
        <table:table-row table:style-name="ro1">
          <table:table-cell office:value-type="string" calcext:value-type="string">
            <text:p>StormBay20120313</text:p>
          </table:table-cell>
          <table:table-cell office:value-type="string" calcext:value-type="string">
            <text:p>LINESTRING(147.456628333333 -43.1127133333333,147.494133333333 -43.138635,147.511601666667 -43.1482833333333,147.53983 -43.1602883333333,147.546146666667 -43.1650083333333,147.546123333333 -43.1650516666667,147.546168333333 -43.1651416666667,147.5461683333 (...)</text:p>
          </table:table-cell>
        </table:table-row>
        <table:table-row table:style-name="ro1">
          <table:table-cell office:value-type="string" calcext:value-type="string">
            <text:p>StormBay20120608</text:p>
          </table:table-cell>
          <table:table-cell office:value-type="string" calcext:value-type="string">
            <text:p>LINESTRING(147.471888333333 -43.0967433333333,147.48329 -43.0971466666667,147.54674 -43.155005,147.549043505476 -43.1609859233079,147.54911785373 -43.1611789643989,147.549121564497 -43.1611885991981,147.549231798315 -43.1614748151493,147.549367958373 -43.1 (...)</text:p>
          </table:table-cell>
        </table:table-row>
        <table:table-row table:style-name="ro1">
          <table:table-cell office:value-type="string" calcext:value-type="string">
            <text:p>StormBay20120823</text:p>
          </table:table-cell>
          <table:table-cell office:value-type="string" calcext:value-type="string">
            <text:p>LINESTRING(147.454016176582 -43.1364576273008,147.479985 -43.1489716666667,147.522338333333 -43.1581733333333,147.529961666667 -43.1573333333333,147.535988333333 -43.1597183333333,147.536118333333 -43.1596933333333,147.536226666667 -43.1597,147.53626 -43.1 (...)</text:p>
          </table:table-cell>
        </table:table-row>
        <table:table-row table:style-name="ro1">
          <table:table-cell office:value-type="string" calcext:value-type="string">
            <text:p>StormBay20120904</text:p>
          </table:table-cell>
          <table:table-cell office:value-type="string" calcext:value-type="string">
            <text:p>LINESTRING(147.501363333333 -43.1379416666667,147.513843333333 -43.1443733333333,147.514043333333 -43.144385,147.514055 -43.1443783333333,147.514857410448 -43.1443580938078,147.51489803722 -43.1443570690622,147.514947526425 -43.1443558207758,147.5149737559 (...)</text:p>
          </table:table-cell>
        </table:table-row>
        <table:table-row table:style-name="ro1">
          <table:table-cell office:value-type="string" calcext:value-type="string">
            <text:p>StormBay20120921</text:p>
          </table:table-cell>
          <table:table-cell office:value-type="string" calcext:value-type="string">
            <text:p>LINESTRING(147.456468333333 -43.1248033333333,147.469625 -43.1279216666667,147.47216 -43.13034,147.479336666667 -43.134155,147.482106666667 -43.134625,147.482116666667 -43.13462,147.482123333333 -43.1346233333333,147.482123333333 -43.1346233333333,147.4821 (...)</text:p>
          </table:table-cell>
        </table:table-row>
        <table:table-row table:style-name="ro1">
          <table:table-cell office:value-type="string" calcext:value-type="string">
            <text:p>StormBay20121019</text:p>
          </table:table-cell>
          <table:table-cell office:value-type="string" calcext:value-type="string">
            <text:p>LINESTRING(147.442733333333 -43.1228033333333,147.548725 -43.17111,147.550905 -43.1728816666667,147.554432745853 -43.1800023583422,147.554445671731 -43.1800284489942,147.555072125339 -43.1812929343556,147.555086675262 -43.181322303115,147.555089887041 -43. (...)</text:p>
          </table:table-cell>
        </table:table-row>
        <table:table-row table:style-name="ro1">
          <table:table-cell office:value-type="string" calcext:value-type="string">
            <text:p>StormBay20121114</text:p>
          </table:table-cell>
          <table:table-cell office:value-type="string" calcext:value-type="string">
            <text:p>LINESTRING(147.447243333333 -43.13101,147.55028 -43.1684616666667,147.549813333333 -43.1707433333333,147.560276666667 -43.193575,147.562053333333 -43.194885,147.562068333333 -43.1951,147.56297309091 -43.1961364349925,147.562977459239 -43.1961414390837,147. (...)</text:p>
          </table:table-cell>
        </table:table-row>
        <table:table-row table:style-name="ro1">
          <table:table-cell office:value-type="string" calcext:value-type="string">
            <text:p>StormBay20130208</text:p>
          </table:table-cell>
          <table:table-cell office:value-type="string" calcext:value-type="string">
            <text:p>LINESTRING(147.464763333333 -43.1265083333333,147.47543 -43.1309983333333,147.481498333333 -43.13489,147.483062243445 -43.13562985711,147.483069197332 -43.1356331468662,147.483071503497 -43.1356342378705,147.483092269968 -43.1356440621056,147.483094705105 <text:s/>(...)</text:p>
          </table:table-cell>
        </table:table-row>
        <table:table-row table:style-name="ro1">
          <table:table-cell office:value-type="string" calcext:value-type="string">
            <text:p>StormBay20130226</text:p>
          </table:table-cell>
          <table:table-cell office:value-type="string" calcext:value-type="string">
            <text:p>LINESTRING(147.461203333333 -43.1165966666667,147.471783333333 -43.1224483333333,147.488741666667 -43.1289583333333,147.505327873094 -43.1370483279501,147.505379833742 -43.1370736719834,147.505460729074 -43.137113129035,147.506136630564 -43.1374428029383,1 (...)</text:p>
          </table:table-cell>
        </table:table-row>
        <table:table-row table:style-name="ro1">
          <table:table-cell office:value-type="string" calcext:value-type="string">
            <text:p>StormBay20130325</text:p>
          </table:table-cell>
          <table:table-cell office:value-type="string" calcext:value-type="string">
            <text:p>LINESTRING(147.441785 -43.1325583333333,147.523825 -43.1643583333333,147.529106894778 -43.1651833798124,147.529922425774 -43.165310767995,147.53076137051 -43.1654418134682,147.531581540418 -43.1655699262617,147.534401911922 -43.1660104760409,147.5356476875 (...)</text:p>
          </table:table-cell>
        </table:table-row>
        <table:table-row table:style-name="ro1">
          <table:table-cell office:value-type="string" calcext:value-type="string">
            <text:p>StormBay20130522</text:p>
          </table:table-cell>
          <table:table-cell office:value-type="string" calcext:value-type="string">
            <text:p>LINESTRING(147.474316666667 -43.0888066666667,147.481958333333 -43.0940533333333,147.482946666667 -43.0851083333333,147.531123333333 -43.1413366666667,147.534086666667 -43.137635,147.533792511378 -43.1372589990422,147.533147649354 -43.1364347108236,147.337 (...)</text:p>
          </table:table-cell>
        </table:table-row>
        <table:table-row table:style-name="ro1">
          <table:table-cell office:value-type="string" calcext:value-type="string">
            <text:p>StormBay20130620</text:p>
          </table:table-cell>
          <table:table-cell office:value-type="string" calcext:value-type="string">
            <text:p>LINESTRING(147.444713333333 -43.143185,147.484093333333 -43.150355,147.535251666667 -43.16451,147.535885 -43.1651616666667,147.53605 -43.1651783333333,147.537563205451 -43.1657426994745,147.537699720645 -43.1657936142748,147.538059636955 -43.1659278489079, (...)</text:p>
          </table:table-cell>
        </table:table-row>
        <table:table-row table:style-name="ro1">
          <table:table-cell office:value-type="string" calcext:value-type="string">
            <text:p>StormBay20140109</text:p>
          </table:table-cell>
          <table:table-cell office:value-type="string" calcext:value-type="string">
            <text:p>LINESTRING(147.517951666667 -43.1176116666667,147.516663333333 -43.1176333333333,147.528756666667 -43.132665,147.533863783168 -43.1399680204154,147.534665205472 -43.1411140298021,147.534787740657 -43.1412892513691,147.535368790231 -43.1421201344908,147.535 (...)</text:p>
          </table:table-cell>
        </table:table-row>
        <table:table-row table:style-name="ro1">
          <table:table-cell office:value-type="string" calcext:value-type="string">
            <text:p>StormBay20140326</text:p>
          </table:table-cell>
          <table:table-cell office:value-type="string" calcext:value-type="string">
            <text:p>LINESTRING(147.450338333333 -43.1217066666667,147.434203333333 -43.09654,147.432555 -43.13315,147.457455 -43.1380333333333,147.456796666667 -43.1392216666667,147.506438333333 -43.1515433333333,147.506908333333 -43.15217,147.50696 -43.1521733333333,147.5079 (...)</text:p>
          </table:table-cell>
        </table:table-row>
        <table:table-row table:style-name="ro1">
          <table:table-cell office:value-type="string" calcext:value-type="string">
            <text:p>StormBay20140613</text:p>
          </table:table-cell>
          <table:table-cell office:value-type="string" calcext:value-type="string">
            <text:p>LINESTRING(147.457185 -43.1168883333333,147.485021666667 -43.131235,147.490764565561 -43.1332528781229,147.490779511712 -43.1332581297409,147.491088432701 -43.1333666750796,147.491382975579 -43.1334701683921,147.491390396945 -43.1334727760321,147.491405517 (...)</text:p>
          </table:table-cell>
        </table:table-row>
        <table:table-row table:style-name="ro1">
          <table:table-cell office:value-type="string" calcext:value-type="string">
            <text:p>StormBay20140903</text:p>
          </table:table-cell>
          <table:table-cell office:value-type="string" calcext:value-type="string">
            <text:p>LINESTRING(147.48181 -43.0918583333333,147.44522 -43.0896383333333,147.451276666667 -43.09245,147.452663473455 -43.0962705797124,147.452835240664 -43.0967437893336,147.452951439538 -43.0970639111133,147.453178782528 -43.0976902290852,147.45320910465 -43.09 (...)</text:p>
          </table:table-cell>
        </table:table-row>
        <table:table-row table:style-name="ro1">
          <table:table-cell office:value-type="string" calcext:value-type="string">
            <text:p>StormBay20141017</text:p>
          </table:table-cell>
          <table:table-cell office:value-type="string" calcext:value-type="string">
            <text:p>LINESTRING(147.481151666667 -43.0942666666667,147.531401666667 -43.1472333333333,147.556228333333 -43.1630133333333,147.57986 -43.206785,147.580015098445 -43.2077639977557,147.580191348047 -43.2088765038494,147.580368472505 -43.2099945321296,147.5803940350 (...)</text:p>
          </table:table-cell>
        </table:table-row>
        <table:table-row table:style-name="ro1">
          <table:table-cell office:value-type="string" calcext:value-type="string">
            <text:p>StormBay20141120</text:p>
          </table:table-cell>
          <table:table-cell office:value-type="string" calcext:value-type="string">
            <text:p>LINESTRING(147.468241666667 -43.10968,147.479471666667 -43.1161583333333,147.487021666667 -43.1234766666667,147.495631666667 -43.129375,147.495861666667 -43.12937,147.49675882154 -43.1299531506675,147.496781985702 -43.1299682073731,147.496938252445 -43.130 (...)</text:p>
          </table:table-cell>
        </table:table-row>
        <table:table-row table:style-name="ro1">
          <table:table-cell office:value-type="string" calcext:value-type="string">
            <text:p>StormBay20150205</text:p>
          </table:table-cell>
          <table:table-cell office:value-type="string" calcext:value-type="string">
            <text:p>LINESTRING(147.454608333333 -43.1080183333333,147.459933333333 -43.1185433333333,147.462215880371 -43.1185455769903,147.462280231559 -43.1185456402451,147.462487357296 -43.1185458438418,147.462501650067 -43.1185458578911,147.462662398858 -43.118546015901,1 (...)</text:p>
          </table:table-cell>
        </table:table-row>
        <table:table-row table:style-name="ro1">
          <table:table-cell office:value-type="string" calcext:value-type="string">
            <text:p>StormBay20150429</text:p>
          </table:table-cell>
          <table:table-cell office:value-type="string" calcext:value-type="string">
            <text:p>LINESTRING(147.481226666667 -43.098635,147.486833333333 -43.1021316666667,147.476098333333 -43.0906033333333,147.503468333333 -43.1157283333333,147.51742 -43.1328866666667,147.517443333333 -43.1329066666667,147.517446666667 -43.1329116666667,147.5180534957 (...)</text:p>
          </table:table-cell>
        </table:table-row>
        <table:table-row table:style-name="ro1">
          <table:table-cell office:value-type="string" calcext:value-type="string">
            <text:p>StormBay20150616</text:p>
          </table:table-cell>
          <table:table-cell office:value-type="string" calcext:value-type="string">
            <text:p>LINESTRING(147.490518333333 -43.1136216666667,147.52215 -43.1277933333333,147.556233333333 -43.1663566666667,147.556541178114 -43.1671773373184,147.5565618282 -43.167232387527,147.557408255134 -43.1694888420362,147.557841851564 -43.170644748802,147.5579342 (...)</text:p>
          </table:table-cell>
        </table:table-row>
        <table:table-row table:style-name="ro1">
          <table:table-cell office:value-type="string" calcext:value-type="string">
            <text:p>StormBay20150825</text:p>
          </table:table-cell>
          <table:table-cell office:value-type="string" calcext:value-type="string">
            <text:p>LINESTRING(147.488213333333 -43.1208533333333,147.488466666667 -43.12091,147.489973620495 -43.121408041242,147.490035832433 -43.1214286019986,147.49007044848 -43.1214400424414,147.491701852953 -43.1219792140436,147.491770978596 -43.1220020597474,147.492572 (...)</text:p>
          </table:table-cell>
        </table:table-row>
        <table:table-row table:style-name="ro1">
          <table:table-cell office:value-type="string" calcext:value-type="string">
            <text:p>StormBay20151006</text:p>
          </table:table-cell>
          <table:table-cell office:value-type="string" calcext:value-type="string">
            <text:p>LINESTRING(147.461575 -43.1006116666667,147.482948333333 -43.1019783333333,147.516095 -43.1181283333333,147.546465 -43.1542383333333,147.546461666667 -43.1542883333333,147.547040323952 -43.1553535267551,147.547180590037 -43.1556117288296,147.547839935092 - (...)</text:p>
          </table:table-cell>
        </table:table-row>
        <table:table-row table:style-name="ro1">
          <table:table-cell office:value-type="string" calcext:value-type="string">
            <text:p>StormBay20160415</text:p>
          </table:table-cell>
          <table:table-cell office:value-type="string" calcext:value-type="string">
            <text:p>LINESTRING(147.474843333333 -43.1034966666667,147.474843333333 -43.1035233333333,147.474848333333 -43.1035083333333,147.475410816981 -43.1039397943713,147.475951984708 -43.104354904731,147.476372607358 -43.1046775492842,147.477716578767 -43.1057084615637,1 (...)</text:p>
          </table:table-cell>
        </table:table-row>
        <table:table-row table:style-name="ro1">
          <table:table-cell office:value-type="string" calcext:value-type="string">
            <text:p>StormBay20160913</text:p>
          </table:table-cell>
          <table:table-cell office:value-type="string" calcext:value-type="string">
            <text:p>LINESTRING(147.469066666667 -43.10612,147.485911666667 -43.1111066666667,147.49602 -43.1231366666667,147.496043333333 -43.1231383333333,147.496098333333 -43.123185,147.500760480493 -43.1269750877677,147.501004192626 -43.1271732132965,147.501956373954 -43.1 (...)</text:p>
          </table:table-cell>
        </table:table-row>
        <table:table-row table:style-name="ro1">
          <table:table-cell office:value-type="string" calcext:value-type="string">
            <text:p>StormBay20170221</text:p>
          </table:table-cell>
          <table:table-cell office:value-type="string" calcext:value-type="string">
            <text:p>LINESTRING(147.476211451851 -43.1168482995026,147.476242787952 -43.1168200435372,147.476246692193 -43.1168165230581,147.477768615837 -43.1154441946387,147.47777200227 -43.1154411410706,147.477775926776 -43.1154376023177,147.477783763303 -43.115430536071,14 (...)</text:p>
          </table:table-cell>
        </table:table-row>
        <table:table-row table:style-name="ro1">
          <table:table-cell office:value-type="string" calcext:value-type="string">
            <text:p>StormBay20170310</text:p>
          </table:table-cell>
          <table:table-cell office:value-type="string" calcext:value-type="string">
            <text:p>LINESTRING(147.48439595815 -43.1217741885024,147.48552 -43.1204366666667,147.490586666667 -43.1242916666667,147.490205 -43.1230283333333,147.49392588916 -43.1251407360189,147.494208749535 -43.1253013199518,147.494437920407 -43.125431423576,147.494988995847 (...)</text:p>
          </table:table-cell>
        </table:table-row>
        <table:table-row table:style-name="ro1">
          <table:table-cell office:value-type="string" calcext:value-type="string">
            <text:p>StormBay20170517</text:p>
          </table:table-cell>
          <table:table-cell office:value-type="string" calcext:value-type="string">
            <text:p>LINESTRING(147.466266666667 -43.10589,147.549658333333 -43.160925,147.554993333333 -43.166665,147.560135070887 -43.1737110847961,147.560165790759 -43.1737531823983,147.560452670122 -43.1741463133773,147.560534520361 -43.1742584785197,147.560544761074 -43.1 (...)</text:p>
          </table:table-cell>
        </table:table-row>
        <table:table-row table:style-name="ro1">
          <table:table-cell office:value-type="string" calcext:value-type="string">
            <text:p>Sydney20130324</text:p>
          </table:table-cell>
          <table:table-cell office:value-type="string" calcext:value-type="string">
            <text:p>LINESTRING(151.714188891711 -33.8559557560126,151.8802 -33.7296666666667,152.026083333333 -33.6823666666667,152.105316666667 -33.688,152.13915 -33.69835,152.158533333333 -33.7117833333333,152.168533333333 -33.7201666666667,152.173328380156 -33.724539099193 (...)</text:p>
          </table:table-cell>
        </table:table-row>
        <table:table-row table:style-name="ro1">
          <table:table-cell office:value-type="string" calcext:value-type="string">
            <text:p>Sydney20130531</text:p>
          </table:table-cell>
          <table:table-cell office:value-type="string" calcext:value-type="string">
            <text:p>LINESTRING(153.777935367898 -29.4624079968339,153.673216666667 -29.87625,153.543766666667 -30.2701,153.452833333333 -30.5894,153.392166666667 -30.72375,153.380783333333 -30.8298166666667,153.354316666667 -31.4202,153.35925 -31.58375,153.401066666667 -31.84 (...)</text:p>
          </table:table-cell>
        </table:table-row>
        <table:table-row table:style-name="ro1">
          <table:table-cell office:value-type="string" calcext:value-type="string">
            <text:p>TwoRocks20080621</text:p>
          </table:table-cell>
          <table:table-cell office:value-type="string" calcext:value-type="string">
            <text:p>LINESTRING(115.666355 -31.9532416666667,115.6046 -31.93373,115.569531666667 -31.9364283333333,115.510426666667 -31.9136583333333,115.478525 -31.9307633333333,115.4426 -31.968205,115.414715 -32.02138,115.42682 -32.0509183333333,115.431683333333 -32.05115166 (...)</text:p>
          </table:table-cell>
        </table:table-row>
        <table:table-row table:style-name="ro1">
          <table:table-cell office:value-type="string" calcext:value-type="string">
            <text:p>TwoRocks20090120</text:p>
          </table:table-cell>
          <table:table-cell office:value-type="string" calcext:value-type="string">
            <text:p>LINESTRING(115.490121666667 -31.8790583333333,115.478448333333 -31.8113533333333,115.454891666667 -31.7809166666667,115.456368333333 -31.763475,115.51071 -31.6490333333333,115.501723333333 -31.618895,115.469776666667 -31.5705466666667,115.386398333333 -31. (...)</text:p>
          </table:table-cell>
        </table:table-row>
        <table:table-row table:style-name="ro1">
          <table:table-cell office:value-type="string" calcext:value-type="string">
            <text:p>TwoRocks20090220</text:p>
          </table:table-cell>
          <table:table-cell office:value-type="string" calcext:value-type="string">
            <text:p>LINESTRING(115.49526 -31.917635,115.495183333333 -31.8632566666667,115.483466666667 -31.8016466666667,115.48846 -31.6925516666667,115.470215 -31.5728033333333,115.42654 -31.58115,115.298136666667 -31.6402916666667,115.23055 -31.7002133333333,115.1935966666 (...)</text:p>
          </table:table-cell>
        </table:table-row>
        <table:table-row table:style-name="ro1">
          <table:table-cell office:value-type="string" calcext:value-type="string">
            <text:p>TwoRocks20090313</text:p>
          </table:table-cell>
          <table:table-cell office:value-type="string" calcext:value-type="string">
            <text:p>LINESTRING(115.480461666667 -31.9319666666667,115.49839 -31.88601,115.501373333333 -31.8432783333333,115.491336666667 -31.7877666666667,115.514268333333 -31.6746616666667,115.521725 -31.6518616666667,115.521553333333 -31.6516766666667,115.520739151847 -31. (...)</text:p>
          </table:table-cell>
        </table:table-row>
        <table:table-row table:style-name="ro1">
          <table:table-cell office:value-type="string" calcext:value-type="string">
            <text:p>TwoRocks20090327</text:p>
          </table:table-cell>
          <table:table-cell office:value-type="string" calcext:value-type="string">
            <text:p>LINESTRING(115.245998333333 -31.9372583333333,115.268556666667 -31.9073733333333,115.329635 -31.87442,115.356975 -31.8445983333333,115.473495 -31.78986,115.489708333333 -31.78962,115.487196666667 -31.7222116666667,115.510188333333 -31.6707166666667,115.527 (...)</text:p>
          </table:table-cell>
        </table:table-row>
        <table:table-row table:style-name="ro1">
          <table:table-cell office:value-type="string" calcext:value-type="string">
            <text:p>TwoRocks20090402</text:p>
          </table:table-cell>
          <table:table-cell office:value-type="string" calcext:value-type="string">
            <text:p>LINESTRING(115.195515 -31.9153933333333,115.24918 -31.8973083333333,115.34872 -31.9010166666667,115.348265 -31.8995066666667,115.359458333333 -31.8940833333333,115.359493333333 -31.89391,115.359494711843 -31.8938626383458,115.359495170601 -31.893846876737, (...)</text:p>
          </table:table-cell>
        </table:table-row>
        <table:table-row table:style-name="ro1">
          <table:table-cell office:value-type="string" calcext:value-type="string">
            <text:p>TwoRocks20090515</text:p>
          </table:table-cell>
          <table:table-cell office:value-type="string" calcext:value-type="string">
            <text:p>LINESTRING(115.473846666667 -31.9274816666667,115.478696666667 -31.8933816666667,115.465471666667 -31.83273,115.480458333333 -31.80839,115.480435 -31.8084316666667,115.480821351214 -31.8081117195676,115.48082940218 -31.8081050523617,115.480853560771 -31.80 (...)</text:p>
          </table:table-cell>
        </table:table-row>
        <table:table-row table:style-name="ro1">
          <table:table-cell office:value-type="string" calcext:value-type="string">
            <text:p>TwoRocks20090603</text:p>
          </table:table-cell>
          <table:table-cell office:value-type="string" calcext:value-type="string">
            <text:p>LINESTRING(115.391911666667 -31.816265,115.419848333333 -31.8136683333333,115.457621666667 -31.7953083333333,115.473685 -31.79133,115.474941666667 -31.7918166666667,115.475026666667 -31.79178,115.481281534743 -31.7908484399395,115.481829629416 -31.79076681 (...)</text:p>
          </table:table-cell>
        </table:table-row>
        <table:table-row table:style-name="ro1">
          <table:table-cell office:value-type="string" calcext:value-type="string">
            <text:p>TwoRocks20090729</text:p>
          </table:table-cell>
          <table:table-cell office:value-type="string" calcext:value-type="string">
            <text:p>LINESTRING(115.46084 -31.9470666666667,115.419335 -31.9382316666667,115.398776666667 -31.9408466666667,115.39013 -31.9559533333333,115.364561666667 -31.9498266666667,115.3752 -31.9634,115.369818333333 -31.9904116666667,115.350735 -31.99773,115.340335 -32.0 (...)</text:p>
          </table:table-cell>
        </table:table-row>
        <table:table-row table:style-name="ro1">
          <table:table-cell office:value-type="string" calcext:value-type="string">
            <text:p>TwoRocks20090821</text:p>
          </table:table-cell>
          <table:table-cell office:value-type="string" calcext:value-type="string">
            <text:p>LINESTRING(115.504805 -31.5563533333333,115.505028333333 -31.55635,115.504991666667 -31.55637,115.504993888673 -31.5563877760502,115.504996109808 -31.5564055451307,115.504998333333 -31.5564233333333,115.505001666667 -31.55646,115.516193333333 -31.553528333 (...)</text:p>
          </table:table-cell>
        </table:table-row>
        <table:table-row table:style-name="ro1">
          <table:table-cell office:value-type="string" calcext:value-type="string">
            <text:p>TwoRocks20091208</text:p>
          </table:table-cell>
          <table:table-cell office:value-type="string" calcext:value-type="string">
            <text:p>LINESTRING(115.508603333333 -31.532425,115.498586666667 -31.51987,115.413778333333 -31.51332,115.283823333333 -31.47364,115.244493333333 -31.4778233333333,115.231306666667 -31.49252,115.206025 -31.5546483333333,115.165018333333 -31.56186,115.16747 -31.5785 (...)</text:p>
          </table:table-cell>
        </table:table-row>
        <table:table-row table:style-name="ro1">
          <table:table-cell office:value-type="string" calcext:value-type="string">
            <text:p>TwoRocks20100122</text:p>
          </table:table-cell>
          <table:table-cell office:value-type="string" calcext:value-type="string">
            <text:p>LINESTRING(115.513108333333 -31.5400383333333,115.51608 -31.5387216666667,115.51719123811 -31.5388090367392,115.517210208543 -31.538810528272,115.517267173208 -31.5388150070664,115.517286175579 -31.5388165011103,115.517324171373 -31.5388194884945,115.51734 (...)</text:p>
          </table:table-cell>
        </table:table-row>
        <table:table-row table:style-name="ro1">
          <table:table-cell office:value-type="string" calcext:value-type="string">
            <text:p>TwoRocks20100218</text:p>
          </table:table-cell>
          <table:table-cell office:value-type="string" calcext:value-type="string">
            <text:p>LINESTRING(115.520206666667 -31.54146,115.36969 -31.6074466666667,115.358141666667 -31.6089533333333,115.345763333333 -31.6127766666667,115.332973333333 -31.612125,115.317623333333 -31.6161383333333,115.317636666667 -31.616105,115.317563333333 -31.61596166 (...)</text:p>
          </table:table-cell>
        </table:table-row>
        <table:table-row table:style-name="ro1">
          <table:table-cell office:value-type="string" calcext:value-type="string">
            <text:p>TwoRocks20100507</text:p>
          </table:table-cell>
          <table:table-cell office:value-type="string" calcext:value-type="string">
            <text:p>LINESTRING(115.524106666667 -31.546725,115.462836666667 -31.5513966666667,115.391778333333 -31.6089416666667,115.39236 -31.60753,115.379923333333 -31.607925,115.379773333333 -31.60664,115.379773333333 -31.606675,115.378022965291 -31.6066602039895,115.37735 (...)</text:p>
          </table:table-cell>
        </table:table-row>
        <table:table-row table:style-name="ro1">
          <table:table-cell office:value-type="string" calcext:value-type="string">
            <text:p>TwoRocks20100628</text:p>
          </table:table-cell>
          <table:table-cell office:value-type="string" calcext:value-type="string">
            <text:p>LINESTRING(115.516328333333 -31.5451166666667,115.522948333333 -31.5508116666667,115.50538 -31.5706033333333,115.48391 -31.56466,115.468585 -31.5645666666667,115.468538333333 -31.5645966666667,115.462345102309 -31.5652214619226,115.461106218145 -31.5653464 (...)</text:p>
          </table:table-cell>
        </table:table-row>
        <table:table-row table:style-name="ro1">
          <table:table-cell office:value-type="string" calcext:value-type="string">
            <text:p>TwoRocks20100730</text:p>
          </table:table-cell>
          <table:table-cell office:value-type="string" calcext:value-type="string">
            <text:p>LINESTRING(115.536658333333 -31.5608066666667,115.554476666667 -31.5827583333333,115.545395 -31.568655,115.538493333333 -31.5609983333333,115.53846 -31.5609883333333,115.536143639473 -31.5593023199822,115.5355950682 -31.5589030304593,115.535172260589 -31.5 (...)</text:p>
          </table:table-cell>
        </table:table-row>
        <table:table-row table:style-name="ro1">
          <table:table-cell office:value-type="string" calcext:value-type="string">
            <text:p>TwoRocks20100805</text:p>
          </table:table-cell>
          <table:table-cell office:value-type="string" calcext:value-type="string">
            <text:p>LINESTRING(115.538116666667 -31.5637016666667,115.538526666667 -31.5641083333333,115.538184990685 -31.563299225626,115.538182894781 -31.5632942624084,115.538178353129 -31.5632835075265,115.538176058331 -31.5632780733166,115.538174124214 -31.5632734932203,1 (...)</text:p>
          </table:table-cell>
        </table:table-row>
        <table:table-row table:style-name="ro1">
          <table:table-cell office:value-type="string" calcext:value-type="string">
            <text:p>TwoRocks20100916</text:p>
          </table:table-cell>
          <table:table-cell office:value-type="string" calcext:value-type="string">
            <text:p>LINESTRING(115.489236666667 -31.8900766666667,115.497671666667 -31.8601133333333,115.491066666667 -31.8147666666667,115.501865 -31.6873533333333,115.513676666667 -31.6573216666667,115.515796666667 -31.6288666666667,115.519434362768 -31.6195377090748,115.52 (...)</text:p>
          </table:table-cell>
        </table:table-row>
        <table:table-row table:style-name="ro1">
          <table:table-cell office:value-type="string" calcext:value-type="string">
            <text:p>TwoRocks20101026</text:p>
          </table:table-cell>
          <table:table-cell office:value-type="string" calcext:value-type="string">
            <text:p>LINESTRING(115.495921666667 -31.8784983333333,115.507351666667 -31.837115,115.494783333333 -31.80865,115.493801666667 -31.70592,115.515533333333 -31.6310633333333,115.521486666667 -31.5502833333333,115.518804290054 -31.551343873403,115.518728725423 -31.551 (...)</text:p>
          </table:table-cell>
        </table:table-row>
        <table:table-row table:style-name="ro1">
          <table:table-cell office:value-type="string" calcext:value-type="string">
            <text:p>TwoRocks20110310</text:p>
          </table:table-cell>
          <table:table-cell office:value-type="string" calcext:value-type="string">
            <text:p>LINESTRING(115.485068333333 -31.5298683333333,115.480488333333 -31.545795,115.481238333333 -31.5532766666667,115.481940381233 -31.5557707673017,115.482049705855 -31.5561591547741,115.482074058311 -31.5562456694906,115.48209937168 -31.5563355979584,115.4821 (...)</text:p>
          </table:table-cell>
        </table:table-row>
        <table:table-row table:style-name="ro1">
          <table:table-cell office:value-type="string" calcext:value-type="string">
            <text:p>TwoRocks20110412</text:p>
          </table:table-cell>
          <table:table-cell office:value-type="string" calcext:value-type="string">
            <text:p>LINESTRING(115.498333333333 -31.967025,115.48342 -31.8812433333333,115.493023333333 -31.816915,115.482971666667 -31.69682,115.483527950003 -31.6900982430221,115.483547960577 -31.6898564485814,115.483659045189 -31.6885141761921,115.483704099971 -31.68796976 (...)</text:p>
          </table:table-cell>
        </table:table-row>
        <table:table-row table:style-name="ro1">
          <table:table-cell office:value-type="string" calcext:value-type="string">
            <text:p>TwoRocks20110610</text:p>
          </table:table-cell>
          <table:table-cell office:value-type="string" calcext:value-type="string">
            <text:p>LINESTRING(115.613433333333 -31.744985,115.599901666667 -31.743425,115.590986666667 -31.7675816666667,115.59621 -31.76868,115.537188333333 -31.8216566666667,115.536516666667 -31.8410216666667,115.504218333333 -31.8711,115.463121666667 -31.8507116666667,115 (...)</text:p>
          </table:table-cell>
        </table:table-row>
        <table:table-row table:style-name="ro1">
          <table:table-cell office:value-type="string" calcext:value-type="string">
            <text:p>TwoRocks20110818</text:p>
          </table:table-cell>
          <table:table-cell office:value-type="string" calcext:value-type="string">
            <text:p>LINESTRING(115.456391666667 -31.946965,115.428795 -31.9292633333333,115.42828 -31.90089,115.499123333333 -31.720885,115.505736666667 -31.6594016666667,115.5239 -31.636825,115.517133333333 -31.612855,115.50283 -31.5883583333333,115.494155 -31.5753283333333, (...)</text:p>
          </table:table-cell>
        </table:table-row>
        <table:table-row table:style-name="ro1">
          <table:table-cell office:value-type="string" calcext:value-type="string">
            <text:p>TwoRocks20110913</text:p>
          </table:table-cell>
          <table:table-cell office:value-type="string" calcext:value-type="string">
            <text:p>LINESTRING(115.5097 -31.9607233333333,115.492976666667 -31.9502233333333,115.483261666667 -31.8620083333333,115.498316666667 -31.6651716666667,115.497423333333 -31.6376116666667,115.492218333333 -31.6098266666667,115.493086666667 -31.6110266666667,115.4930 (...)</text:p>
          </table:table-cell>
        </table:table-row>
        <table:table-row table:style-name="ro1">
          <table:table-cell office:value-type="string" calcext:value-type="string">
            <text:p>TwoRocks20111118</text:p>
          </table:table-cell>
          <table:table-cell office:value-type="string" calcext:value-type="string">
            <text:p>LINESTRING(115.81592 -31.9811766666667,115.815913333333 -31.9812033333333,115.809679950705 -31.9733539981444,115.796494007961 -31.9567497095016,115.77086996708 -31.9244828493119,115.738866407831 -31.8841826337209,115.738402842266 -31.8835988926417,115.7379 (...)</text:p>
          </table:table-cell>
        </table:table-row>
        <table:table-row table:style-name="ro1">
          <table:table-cell office:value-type="string" calcext:value-type="string">
            <text:p>TwoRocks20120223</text:p>
          </table:table-cell>
          <table:table-cell office:value-type="string" calcext:value-type="string">
            <text:p>LINESTRING(115.62393923483 -31.7262963619918,115.546076666667 -31.6180166666667,115.516588333333 -31.5887666666667,115.500436666667 -31.5760716666667,115.496595736661 -31.5734580425751,115.496402810354 -31.5733267626919,115.4961526752 -31.573156554106,115. (...)</text:p>
          </table:table-cell>
        </table:table-row>
        <table:table-row table:style-name="ro1">
          <table:table-cell office:value-type="string" calcext:value-type="string">
            <text:p>TwoRocks20120517</text:p>
          </table:table-cell>
          <table:table-cell office:value-type="string" calcext:value-type="string">
            <text:p>LINESTRING(115.486298333333 -31.9582033333333,115.452858333333 -31.9176983333333,115.466183333333 -31.9028233333333,115.476951666667 -31.8469416666667,115.46806 -31.7699916666667,115.472133333333 -31.7535916666667,115.472178333333 -31.753545,115.472795 -31 (...)</text:p>
          </table:table-cell>
        </table:table-row>
        <table:table-row table:style-name="ro1">
          <table:table-cell office:value-type="string" calcext:value-type="string">
            <text:p>TwoRocks20120802</text:p>
          </table:table-cell>
          <table:table-cell office:value-type="string" calcext:value-type="string">
            <text:p>LINESTRING(115.617965 -31.7195783333333,115.56095 -31.6281183333333,115.519068333333 -31.5882116666667,115.493328333333 -31.5681466666667,115.49217235097 -31.5676322516119,115.492141534444 -31.5676185381805,115.491985306898 -31.56754901653,115.491770816436 (...)</text:p>
          </table:table-cell>
        </table:table-row>
        <table:table-row table:style-name="ro1">
          <table:table-cell office:value-type="string" calcext:value-type="string">
            <text:p>TwoRocks20120824</text:p>
          </table:table-cell>
          <table:table-cell office:value-type="string" calcext:value-type="string">
            <text:p>LINESTRING(115.325563333333 -31.6725533333333,115.31083 -31.6714816666667,115.309545 -31.6723966666667,115.307703088653 -31.6724438267156,115.307697333624 -31.6724439740666,115.307693442426 -31.6724440736964,115.307688507802 -31.6724442000418,115.307682746 (...)</text:p>
          </table:table-cell>
        </table:table-row>
        <table:table-row table:style-name="ro1">
          <table:table-cell office:value-type="string" calcext:value-type="string">
            <text:p>TwoRocks20130215</text:p>
          </table:table-cell>
          <table:table-cell office:value-type="string" calcext:value-type="string">
            <text:p>LINESTRING(115.46384 -31.8672283333333,115.454198333333 -31.84555,115.43379 -31.8359216666667,115.434285 -31.83265,115.421245 -31.826205,115.394881666667 -31.8021933333333,115.369348333333 -31.7861033333333,115.369315 -31.7859716666667,115.369305 -31.78595 (...)</text:p>
          </table:table-cell>
        </table:table-row>
        <table:table-row table:style-name="ro1">
          <table:table-cell office:value-type="string" calcext:value-type="string">
            <text:p>TwoRocks20130416</text:p>
          </table:table-cell>
          <table:table-cell office:value-type="string" calcext:value-type="string">
            <text:p>LINESTRING(115.472775 -31.8318233333333,115.451726666667 -31.8061966666667,115.452716666667 -31.7804966666667,115.46296 -31.7401816666667,115.500623333333 -31.6723433333333,115.48632 -31.5681266666667,115.475358333333 -31.5712183333333,115.476046666667 -31 (...)</text:p>
          </table:table-cell>
        </table:table-row>
        <table:table-row table:style-name="ro1">
          <table:table-cell office:value-type="string" calcext:value-type="string">
            <text:p>TwoRocks20131017</text:p>
          </table:table-cell>
          <table:table-cell office:value-type="string" calcext:value-type="string">
            <text:p>LINESTRING(115.464633333333 -31.9313433333333,115.39395 -31.852905,115.337475 -31.77675,115.34067 -31.77704,115.333146666667 -31.7653216666667,115.333215 -31.7658166666667,115.329345742195 -31.7612576716005,115.329250724701 -31.7611457162059,115.3289797115 (...)</text:p>
          </table:table-cell>
        </table:table-row>
        <table:table-row table:style-name="ro1">
          <table:table-cell office:value-type="string" calcext:value-type="string">
            <text:p>TwoRocks20140213</text:p>
          </table:table-cell>
          <table:table-cell office:value-type="string" calcext:value-type="string">
            <text:p>LINESTRING(115.47728 -31.9666183333333,115.445048333333 -31.94559,115.388363333333 -31.8807033333333,115.368213333333 -31.8276633333333,115.339815 -31.790495,115.341911666667 -31.7888483333333,115.337879879667 -31.7837601962215,115.337869745972 -31.7837474 (...)</text:p>
          </table:table-cell>
        </table:table-row>
        <table:table-row table:style-name="ro1">
          <table:table-cell office:value-type="string" calcext:value-type="string">
            <text:p>TwoRocks20140516</text:p>
          </table:table-cell>
          <table:table-cell office:value-type="string" calcext:value-type="string">
            <text:p>LINESTRING(115.442328333333 -31.961635,115.384256666667 -31.9137766666667,115.378495 -31.8975833333333,115.362123333333 -31.8855383333333,115.315815 -31.8664466666667,115.305020203966 -31.8598880315414,115.305008587916 -31.8598809739338,115.304828391082 -3 (...)</text:p>
          </table:table-cell>
        </table:table-row>
        <table:table-row table:style-name="ro1">
          <table:table-cell office:value-type="string" calcext:value-type="string">
            <text:p>TwoRocks20140808</text:p>
          </table:table-cell>
          <table:table-cell office:value-type="string" calcext:value-type="string">
            <text:p>LINESTRING(115.57435 -31.83472,115.540131666667 -31.7077783333333,115.514073333333 -31.6323483333333,115.493241666667 -31.59679,115.486165 -31.5655,115.486078333333 -31.5655033333333,115.48607 -31.56544,115.485384029816 -31.565041515702,115.485365905406 -3 (...)</text:p>
          </table:table-cell>
        </table:table-row>
        <table:table-row table:style-name="ro1">
          <table:table-cell office:value-type="string" calcext:value-type="string">
            <text:p>TwoRocks20141111</text:p>
          </table:table-cell>
          <table:table-cell office:value-type="string" calcext:value-type="string">
            <text:p>LINESTRING(115.28834 -31.5901583333333,115.266215 -31.5913283333333,115.265451022132 -31.5923431220694,115.265449088933 -31.5923456899304,115.265447174325 -31.5923482330966,115.265441372839 -31.5923559391866,115.265439414226 -31.5923585408055,115.265431768 (...)</text:p>
          </table:table-cell>
        </table:table-row>
        <table:table-row table:style-name="ro1">
          <table:table-cell office:value-type="string" calcext:value-type="string">
            <text:p>TwoRocks20150203</text:p>
          </table:table-cell>
          <table:table-cell office:value-type="string" calcext:value-type="string">
            <text:p>LINESTRING(115.448693333333 -31.97493,115.406615 -31.9851016666667,115.399625 -31.9988516666667,115.402151666667 -32.0232783333333,115.39 -32.04238,115.546396666667 -31.9603216666667,115.621988333333 -31.9044633333333,115.615513333333 -31.8678633333333,115 (...)</text:p>
          </table:table-cell>
        </table:table-row>
        <table:table-row table:style-name="ro1">
          <table:table-cell office:value-type="string" calcext:value-type="string">
            <text:p>TwoRocks20150305</text:p>
          </table:table-cell>
          <table:table-cell office:value-type="string" calcext:value-type="string">
            <text:p>LINESTRING(115.571245 -31.8654266666667,115.530906666667 -31.7348166666667,115.513235 -31.634375,115.484895 -31.5696,115.484411666667 -31.5697516666667,115.470147287823 -31.5722120419873,115.469401997304 -31.5723405925832,115.469100033492 -31.5723926764712 (...)</text:p>
          </table:table-cell>
        </table:table-row>
        <table:table-row table:style-name="ro1">
          <table:table-cell office:value-type="string" calcext:value-type="string">
            <text:p>TwoRocks20150526</text:p>
          </table:table-cell>
          <table:table-cell office:value-type="string" calcext:value-type="string">
            <text:p>LINESTRING(115.512145 -31.6734616666667,115.512235 -31.6734533333333,115.510741357061 -31.6702722839861,115.51066416398 -31.670107883919,115.510369042995 -31.6694793572517,115.510337125078 -31.6694113808536,115.510278239654 -31.669285971069,115.51027597080 (...)</text:p>
          </table:table-cell>
        </table:table-row>
        <table:table-row table:style-name="ro1">
          <table:table-cell office:value-type="string" calcext:value-type="string">
            <text:p>TwoRocks20151014</text:p>
          </table:table-cell>
          <table:table-cell office:value-type="string" calcext:value-type="string">
            <text:p>LINESTRING(115.475698333333 -31.9618466666667,115.470478333333 -31.9295883333333,115.478718333333 -31.812275,115.478241666667 -31.6193633333333,115.481755 -31.5946466666667,115.481726666667 -31.5945433333333,115.48169 -31.5945266666667,115.4816391969 -31.5 (...)</text:p>
          </table:table-cell>
        </table:table-row>
        <table:table-row table:style-name="ro1">
          <table:table-cell office:value-type="string" calcext:value-type="string">
            <text:p>TwoRocks20160408</text:p>
          </table:table-cell>
          <table:table-cell office:value-type="string" calcext:value-type="string">
            <text:p>LINESTRING(115.497038333333 -31.9301183333333,115.496905 -31.9300283333333,115.496841310025 -31.9296779497665,115.496819439455 -31.9295576311723,115.496819198059 -31.9295563031554,115.49681895714 -31.9295549777651,115.496309552558 -31.9267525430903,115.496 (...)</text:p>
          </table:table-cell>
        </table:table-row>
        <table:table-row table:style-name="ro1">
          <table:table-cell office:value-type="string" calcext:value-type="string">
            <text:p>TwoRocks20160512</text:p>
          </table:table-cell>
          <table:table-cell office:value-type="string" calcext:value-type="string">
            <text:p>LINESTRING(115.620078333333 -31.7297666666667,115.61501 -31.7265516666667,115.616838333333 -31.7297066666667,115.616966666667 -31.7298233333333,115.617014632253 -31.7298806515412,115.617116370212 -31.7300022269847,115.617139663843 -31.7300300625499,115.617 (...)</text:p>
          </table:table-cell>
        </table:table-row>
        <table:table-row table:style-name="ro1">
          <table:table-cell office:value-type="string" calcext:value-type="string">
            <text:p>TwoRocks20160712</text:p>
          </table:table-cell>
          <table:table-cell office:value-type="string" calcext:value-type="string">
            <text:p>LINESTRING(115.636793333333 -31.910355,115.54409 -31.72289,115.538916666667 -31.704605,115.538648924796 -31.7033954318858,115.538627063157 -31.703296668322,115.538620233422 -31.7032658138659,115.538616140743 -31.703247324513,115.538610678241 -31.7032226467 (...)</text:p>
          </table:table-cell>
        </table:table-row>
        <table:table-row table:style-name="ro1">
          <table:table-cell office:value-type="string" calcext:value-type="string">
            <text:p>TwoRocks20161105</text:p>
          </table:table-cell>
          <table:table-cell office:value-type="string" calcext:value-type="string">
            <text:p>LINESTRING(115.604663333333 -31.8726333333333,115.600366666667 -31.8569283333333,115.588748333333 -31.860685,115.53737 -31.8986666666667,115.538333333333 -31.89851,115.523631666667 -31.9101166666667,115.519791390643 -31.913814641798,115.519778494821 -31.91 (...)</text:p>
          </table:table-cell>
        </table:table-row>
        <table:table-row table:style-name="ro1">
          <table:table-cell office:value-type="string" calcext:value-type="string">
            <text:p>TwoRocks20161111</text:p>
          </table:table-cell>
          <table:table-cell office:value-type="string" calcext:value-type="string">
            <text:p>LINESTRING(115.595501666667 -31.7170983333333,115.565313333333 -31.6695166666667,115.49525 -31.5792066666667,115.493133754321 -31.5758628439426,115.492969635558 -31.5756035243115,115.492822614134 -31.5753712197247,115.492439621367 -31.5747660631829,115.492 (...)</text:p>
          </table:table-cell>
        </table:table-row>
        <table:table-row table:style-name="ro1">
          <table:table-cell office:value-type="string" calcext:value-type="string">
            <text:p>TwoRocks20170120</text:p>
          </table:table-cell>
          <table:table-cell office:value-type="string" calcext:value-type="string">
            <text:p>LINESTRING(115.610693333333 -31.7064266666667,115.568873333333 -31.6500216666667,115.54415 -31.623595,115.499401666667 -31.5800366666667,115.499536666667 -31.5786433333333,115.490735 -31.57086,115.490338333333 -31.5698083333333,115.488508333333 -31.5685333 (...)</text:p>
          </table:table-cell>
        </table:table-row>
        <table:table-row table:style-name="ro1">
          <table:table-cell office:value-type="string" calcext:value-type="string">
            <text:p>TwoRocks20170512</text:p>
          </table:table-cell>
          <table:table-cell office:value-type="string" calcext:value-type="string">
            <text:p>LINESTRING(115.61042 -31.708395,115.554198333333 -31.6576766666667,115.501718333333 -31.5922466666667,115.496171666667 -31.5780316666667,115.493453333333 -31.5735883333333,115.493073254777 -31.573177386328,115.492896242752 -31.5729859980992,115.49284821878 (...)</text:p>
          </table:table-cell>
        </table:table-row>
        <table:table-row table:style-name="ro1">
          <table:table-cell office:value-type="string" calcext:value-type="string">
            <text:p>TwoRocks20170725</text:p>
          </table:table-cell>
          <table:table-cell office:value-type="string" calcext:value-type="string">
            <text:p>LINESTRING(115.585462790003 -31.9469546305179,115.585535 -31.9470383333333,115.585471666667 -31.9470383333333,115.583876016084 -31.9431421540422,115.583858816958 -31.943100158082,115.583607131824 -31.9424856059863,115.583604977823 -31.942480346455,115.5832 (...)</text:p>
          </table:table-cell>
        </table:table-row>
        <table:table-row table:style-name="ro1">
          <table:table-cell office:value-type="string" calcext:value-type="string">
            <text:p>TwoRocks20171012</text:p>
          </table:table-cell>
          <table:table-cell office:value-type="string" calcext:value-type="string">
            <text:p>LINESTRING(115.618516666667 -31.7125966666667,115.488106666667 -31.5673666666667,115.46866 -31.570785,115.468581666667 -31.5708333333333,115.466817310475 -31.571526435958,115.466740256351 -31.5715567055919,115.46670989171 -31.5715686339159,115.466617807799 (...)</text:p>
          </table:table-cell>
        </table:table-row>
        <table:table-row table:style-name="ro1">
          <table:table-cell office:value-type="string" calcext:value-type="string">
            <text:p>TwoRocks20180503</text:p>
          </table:table-cell>
          <table:table-cell office:value-type="string" calcext:value-type="string">
            <text:p>LINESTRING(115.514785 -31.87968,115.507438333333 -31.7730533333333,115.49093 -31.70128,115.490996666667 -31.6758816666667,115.49513 -31.6552433333333,115.49513 -31.6552433333333,115.49513 -31.6552433333333,115.495123333333 -31.6552433333333,115.49512333333 (...)</text:p>
          </table:table-cell>
        </table:table-row>
        <table:table-row table:style-name="ro1">
          <table:table-cell office:value-type="string" calcext:value-type="string">
            <text:p>TwoRocks20180503a</text:p>
          </table:table-cell>
          <table:table-cell office:value-type="string" calcext:value-type="string">
            <text:p>LINESTRING(115.496925 -31.8482933333333,115.497758333333 -31.8331783333333,115.463965 -31.8203166666667,115.403796666667 -31.8428266666667,115.372121666667 -31.8631966666667,115.350321666667 -31.890725,115.304841666667 -31.9007183333333,115.255168333333 -3 (...)</text:p>
          </table:table-cell>
        </table:table-row>
        <table:table-row table:style-name="ro1">
          <table:table-cell office:value-type="string" calcext:value-type="string">
            <text:p>Yamba20120619</text:p>
          </table:table-cell>
          <table:table-cell office:value-type="string" calcext:value-type="string">
            <text:p>LINESTRING(153.442661666667 -29.4430783333333,153.524536666667 -29.50277,153.562771666667 -29.5189583333333,153.420975 -29.577585,153.399443333333 -29.597275,153.42549 -29.64999,153.493516666667 -29.7392983333333,153.49619 -29.8022866666667,153.42955333333 (...)</text:p>
          </table:table-cell>
        </table:table-row>
        <table:table-row table:style-name="ro1">
          <table:table-cell office:value-type="string" calcext:value-type="string">
            <text:p>Yamba20120714</text:p>
          </table:table-cell>
          <table:table-cell office:value-type="string" calcext:value-type="string">
            <text:p>LINESTRING(153.44667 -29.4518566666667,153.507093333333 -29.52618,153.51397 -29.5303733333333,153.51374 -29.5322966666667,153.519015 -29.5348266666667,153.51916 -29.536535,153.51916 -29.536535,153.51916 -29.536535,153.51916 -29.536535,153.51917 -29.5365483 (...)</text:p>
          </table:table-cell>
        </table:table-row>
        <table:table-row table:style-name="ro1">
          <table:table-cell office:value-type="string" calcext:value-type="string">
            <text:p>Yamba20120904</text:p>
          </table:table-cell>
          <table:table-cell office:value-type="string" calcext:value-type="string">
            <text:p>LINESTRING(153.438041666667 -29.4497033333333,153.428048333333 -29.4599683333333,153.444876666667 -29.4701316666667,153.49916 -29.5388416666667,153.516465 -29.553985,153.530313333333 -29.5481616666667,153.533763333333 -29.5534083333333,153.431628333333 -29 (...)</text:p>
          </table:table-cell>
        </table:table-row>
        <table:table-row table:style-name="ro1">
          <table:table-cell office:value-type="string" calcext:value-type="string">
            <text:p>Yamba20121114</text:p>
          </table:table-cell>
          <table:table-cell office:value-type="string" calcext:value-type="string">
            <text:p>LINESTRING(153.445038333333 -29.4505133333333,153.499813333333 -29.5127883333333,153.504558333333 -29.5274183333333,153.530011666667 -29.5422133333333,153.39931 -29.596875,153.459463333333 -29.6808116666667,153.524573333333 -29.7371583333333,153.35564 -29. (...)</text:p>
          </table:table-cell>
        </table:table-row>
        <table:table-row table:style-name="ro1">
          <table:table-cell office:value-type="string" calcext:value-type="string">
            <text:p>Yamba20130531</text:p>
          </table:table-cell>
          <table:table-cell office:value-type="string" calcext:value-type="string">
            <text:p>LINESTRING(153.43465 -29.4594933333333,153.442435 -29.478525,153.504033333333 -29.5227983333333,153.518078333333 -29.55848,153.513215 -29.588475,153.468021666667 -29.642955,153.40201 -29.6145916666667,153.39056 -29.61688,153.3901 -29.6193766666667,153.3872 (...)</text:p>
          </table:table-cell>
        </table:table-row>
        <table:table-row table:style-name="ro1">
          <table:table-cell office:value-type="string" calcext:value-type="string">
            <text:p>Yamba20130919</text:p>
          </table:table-cell>
          <table:table-cell office:value-type="string" calcext:value-type="string">
            <text:p>LINESTRING(153.41766 -29.466165,153.437178333333 -29.4815083333333,153.43826 -29.4957833333333,153.458645 -29.4993016666667,153.482795 -29.5160966666667,153.508673333333 -29.5237966666667,153.524718333333 -29.5331033333333,153.527859757747 -29.536330968605 (...)</text:p>
          </table:table-cell>
        </table:table-row>
        <table:table-row table:style-name="ro1">
          <table:table-cell office:value-type="string" calcext:value-type="string">
            <text:p>Yamba20131009</text:p>
          </table:table-cell>
          <table:table-cell office:value-type="string" calcext:value-type="string">
            <text:p>LINESTRING(153.416283333333 -29.4725833333333,153.459268333333 -29.5185833333333,153.51818 -29.544995,153.523811666667 -29.5454133333333,153.524046666667 -29.547085,153.530993333333 -29.5470983333333,153.530971666667 -29.548545,153.531093333333 -29.54852,1 (...)</text:p>
          </table:table-cell>
        </table:table-row>
        <table:table-row table:style-name="ro1">
          <table:table-cell office:value-type="string" calcext:value-type="string">
            <text:p>Yamba20131120</text:p>
          </table:table-cell>
          <table:table-cell office:value-type="string" calcext:value-type="string">
            <text:p>LINESTRING(153.436985 -29.4426316666667,153.464735 -29.4587533333333,153.533696666667 -29.54181,153.39202 -29.6002316666667,153.431386666667 -29.64868,153.523318333333 -29.7374066666667,153.401223333333 -29.7826283333333,153.367871666667 -29.802395,153.365 (...)</text:p>
          </table:table-cell>
        </table:table-row>
        <table:table-row table:style-name="ro1">
          <table:table-cell office:value-type="string" calcext:value-type="string">
            <text:p>Yamba20140325</text:p>
          </table:table-cell>
          <table:table-cell office:value-type="string" calcext:value-type="string">
            <text:p>LINESTRING(153.436315 -29.448465,153.506013333333 -29.5105783333333,153.531665 -29.5438166666667,153.396226666667 -29.5984083333333,153.410956666667 -29.6059716666667,153.499765 -29.71797,153.387221666667 -29.7721583333333,153.372371666667 -29.784301666666 (...)</text:p>
          </table:table-cell>
        </table:table-row>
        <table:table-row table:style-name="ro1">
          <table:table-cell office:value-type="string" calcext:value-type="string">
            <text:p>Yamba20140624</text:p>
          </table:table-cell>
          <table:table-cell office:value-type="string" calcext:value-type="string">
            <text:p>LINESTRING(153.437816666667 -29.4399716666667,153.449478333333 -29.4493183333333,153.467405 -29.48954,153.47629 -29.5362733333333,153.520471666667 -29.63323,153.51684 -29.65078,153.556376666667 -29.7024816666667,153.439436666667 -29.7463883333333,153.35787 (...)</text:p>
          </table:table-cell>
        </table:table-row>
        <table:table-row table:style-name="ro1">
          <table:table-cell office:value-type="string" calcext:value-type="string">
            <text:p>Yamba20140915</text:p>
          </table:table-cell>
          <table:table-cell office:value-type="string" calcext:value-type="string">
            <text:p>LINESTRING(153.43617 -29.4420366666667,153.445323333333 -29.4503983333333,153.420843333333 -29.4529933333333,153.424843333333 -29.4576916666667,153.42537 -29.464255,153.423071666667 -29.4573983333333,153.422958333333 -29.457415,153.422918333333 -29.45744,1 (...)</text:p>
          </table:table-cell>
        </table:table-row>
        <table:table-row table:style-name="ro1">
          <table:table-cell office:value-type="string" calcext:value-type="string">
            <text:p>Yamba20150210</text:p>
          </table:table-cell>
          <table:table-cell office:value-type="string" calcext:value-type="string">
            <text:p>LINESTRING(153.421808333333 -29.46732,153.416348333333 -29.4911866666667,153.446076666667 -29.51535,153.479548333333 -29.5604533333333,153.501341666667 -29.6433683333333,153.508623333333 -29.82771,153.499848333333 -29.9379833333333,153.481605 -30.027491666 (...)</text:p>
          </table:table-cell>
        </table:table-row>
        <table:table-row table:style-name="ro1">
          <table:table-cell office:value-type="string" calcext:value-type="string">
            <text:p>Yamba20150416</text:p>
          </table:table-cell>
          <table:table-cell office:value-type="string" calcext:value-type="string">
            <text:p>LINESTRING(153.404376666667 -29.6415216666667,153.408836666667 -29.6407583333333,153.404126666667 -29.6331033333333,153.40413059598 -29.6330387083033,153.404130807935 -29.6330352222941,153.40413101996 -29.6330317351344,153.404131126051 -29.6330299902679,15 (...)</text:p>
          </table:table-cell>
        </table:table-row>
        <table:table-row table:style-name="ro1">
          <table:table-cell office:value-type="string" calcext:value-type="string">
            <text:p>Yamba20150601</text:p>
          </table:table-cell>
          <table:table-cell office:value-type="string" calcext:value-type="string">
            <text:p>LINESTRING(153.432948333333 -29.480845,153.428458333333 -29.4495266666667,153.474081666667 -29.4334683333333,153.505821666667 -29.44281,153.54737 -29.4693166666667,153.69502 -29.4876816666667,153.738328333333 -29.506085,153.625278333333 -29.5314683333333,1 (...)</text:p>
          </table:table-cell>
        </table:table-row>
        <table:table-row table:style-name="ro1">
          <table:table-cell office:value-type="string" calcext:value-type="string">
            <text:p>Yamba20151110</text:p>
          </table:table-cell>
          <table:table-cell office:value-type="string" calcext:value-type="string">
            <text:p>LINESTRING(153.422691666667 -29.4764683333333,153.423711666667 -29.4678766666667,153.42522 -29.464765,153.425815393565 -29.4620340237253,153.425833091712 -29.4619528451205,153.425839838807 -29.4619218972625,153.425880321235 -29.4617362107566,153.4259376632 (...)</text:p>
          </table:table-cell>
        </table:table-row>
        <table:table-row table:style-name="ro1">
          <table:table-cell office:value-type="string" calcext:value-type="string">
            <text:p>Yamba20160331</text:p>
          </table:table-cell>
          <table:table-cell office:value-type="string" calcext:value-type="string">
            <text:p>LINESTRING(153.425628333333 -29.4780016666667,153.424948333333 -29.4563133333333,153.515948333333 -29.45852,153.595705 -29.4421616666667,153.610195 -29.4284416666667,153.62111 -29.34562,153.605383333333 -29.3354383333333,153.602186666667 -29.3344633333333, (...)</text:p>
          </table:table-cell>
        </table:table-row>
        <table:table-row table:style-name="ro1">
          <table:table-cell office:value-type="string" calcext:value-type="string">
            <text:p>Yamba20160415</text:p>
          </table:table-cell>
          <table:table-cell office:value-type="string" calcext:value-type="string">
            <text:p>LINESTRING(153.424835 -29.4320216666667,153.429191666667 -29.4458933333333,153.429036093668 -29.4468039426783,153.429000230956 -29.4470138564869,153.428919572309 -29.4474859725881,153.428838164303 -29.4479624748851,153.428830830937 -29.4480053989904,153.42 (...)</text:p>
          </table:table-cell>
        </table:table-row>
        <table:table-row table:style-name="ro1">
          <table:table-cell office:value-type="string" calcext:value-type="string">
            <text:p>Yamba20160816</text:p>
          </table:table-cell>
          <table:table-cell office:value-type="string" calcext:value-type="string">
            <text:p>LINESTRING(153.4219 -29.4896783333333,153.493338333333 -29.5258483333333,153.517295 -29.5541166666667,153.490885 -29.5940983333333,153.418428333333 -29.6173316666667,153.445415 -29.6459583333333,153.48411 -29.7410466666667,153.470833333333 -29.7804,153.424 (...)</text:p>
          </table:table-cell>
        </table:table-row>
        <table:table-row table:style-name="ro1">
          <table:table-cell office:value-type="string" calcext:value-type="string">
            <text:p>Yamba20161107</text:p>
          </table:table-cell>
          <table:table-cell office:value-type="string" calcext:value-type="string">
            <text:p>LINESTRING(153.236088333333 -30.3036433333333,153.251391666667 -30.3029583333333,153.266911666667 -30.3115916666667,153.267125 -30.311595,153.271616927848 -30.3137156425155,153.271796344431 -30.3138003452196,153.27182128504 -30.3138121196998,153.2718275314 (...)</text:p>
          </table:table-cell>
        </table:table-row>
        <table:table-row table:style-name="ro1">
          <table:table-cell office:value-type="string" calcext:value-type="string">
            <text:p>Yamba20170327</text:p>
          </table:table-cell>
          <table:table-cell office:value-type="string" calcext:value-type="string">
            <text:p>LINESTRING(153.440505 -29.4856733333333,153.462 -29.535495,153.523638333333 -29.826945,153.524093333333 -29.9592033333333,153.511528333333 -30.0609766666667,153.483431666667 -30.1757816666667,153.441085 -30.239155,153.365071666667 -30.3212183333333,153.317 (...)</text:p>
          </table:table-cell>
        </table:table-row>
        <table:table-row table:style-name="ro1">
          <table:table-cell office:value-type="string" calcext:value-type="string">
            <text:p>Yamba20170626</text:p>
          </table:table-cell>
          <table:table-cell office:value-type="string" calcext:value-type="string">
            <text:p>LINESTRING(153.43293 -29.49512,153.439385 -29.5001016666667,153.429925 -29.4927316666667,153.42396 -29.4686433333333,153.423615 -29.4622733333333,153.423678333333 -29.46215,153.423825747048 -29.4616802708195,153.423919895543 -29.4613802695937,153.423963765 (...)</text:p>
          </table:table-cell>
        </table:table-row>
        <table:table-row table:style-name="ro1">
          <table:table-cell office:value-type="string" calcext:value-type="string">
            <text:p>Yamba20170822</text:p>
          </table:table-cell>
          <table:table-cell office:value-type="string" calcext:value-type="string">
            <text:p>LINESTRING(152.612405 -32.1742516666667,152.62299 -32.1855433333333,152.62384 -32.217615,152.638821666667 -32.23267,152.645731666667 -32.2570433333333,152.67785 -32.4339766666667,152.600386666667 -32.5278266666667,152.548935 -32.5780433333333,152.487578333 (...)</text:p>
          </table:table-cell>
        </table:table-row>
        <table:table-row table:style-name="ro1">
          <table:table-cell office:value-type="string" calcext:value-type="string">
            <text:p>Yamba20171114</text:p>
          </table:table-cell>
          <table:table-cell office:value-type="string" calcext:value-type="string">
            <text:p>LINESTRING(153.432245 -29.49577,153.453201666667 -29.5287633333333,153.495068333333 -29.6391,153.502783333333 -29.7182533333333,153.545021666667 -29.869085,153.548145 -29.93738,153.413768333333 -30.140375,153.381476666667 -30.2031666666667,153.342471666667 (...)</text:p>
          </table:table-cell>
        </table:table-row>
      </table:table>
      <table:table table:name="HF radar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ite_code</text:p>
          </table:table-cell>
          <table:table-cell table:style-name="ce1" office:value-type="string" calcext:value-type="string">
            <text:p>nominal latitude</text:p>
          </table:table-cell>
          <table:table-cell table:style-name="ce1" office:value-type="string" calcext:value-type="string">
            <text:p>nominal longitude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-23.9416" calcext:value-type="float">
            <text:p>-23.9416</text:p>
          </table:table-cell>
          <table:table-cell office:value-type="float" office:value="151.3706" calcext:value-type="float">
            <text:p>151.3706</text:p>
          </table:table-cell>
        </table:table-row>
        <table:table-row table:style-name="ro1">
          <table:table-cell office:value-type="string" calcext:value-type="string">
            <text:p>LEI</text:p>
          </table:table-cell>
          <table:table-cell office:value-type="float" office:value="-24.1113" calcext:value-type="float">
            <text:p>-24.1113</text:p>
          </table:table-cell>
          <table:table-cell office:value-type="float" office:value="152.7128" calcext:value-type="float">
            <text:p>152.7128</text:p>
          </table:table-cell>
        </table:table-row>
        <table:table-row table:style-name="ro1">
          <table:table-cell office:value-type="string" calcext:value-type="string">
            <text:p>NOCR</text:p>
          </table:table-cell>
          <table:table-cell office:value-type="float" office:value="-37.3286" calcext:value-type="float">
            <text:p>-37.3286</text:p>
          </table:table-cell>
          <table:table-cell office:value-type="float" office:value="139.8498" calcext:value-type="float">
            <text:p>139.8498</text:p>
          </table:table-cell>
        </table:table-row>
        <table:table-row table:style-name="ro1">
          <table:table-cell office:value-type="string" calcext:value-type="string">
            <text:p>BFCV</text:p>
          </table:table-cell>
          <table:table-cell office:value-type="float" office:value="-37.9395" calcext:value-type="float">
            <text:p>-37.9395</text:p>
          </table:table-cell>
          <table:table-cell office:value-type="float" office:value="140.4566" calcext:value-type="float">
            <text:p>140.4566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float" office:value="-35.2956" calcext:value-type="float">
            <text:p>-35.2956</text:p>
          </table:table-cell>
          <table:table-cell office:value-type="float" office:value="136.8826" calcext:value-type="float">
            <text:p>136.8826</text:p>
          </table:table-cell>
        </table:table-row>
        <table:table-row table:style-name="ro1">
          <table:table-cell office:value-type="string" calcext:value-type="string">
            <text:p>CWI</text:p>
          </table:table-cell>
          <table:table-cell office:value-type="float" office:value="-34.9428" calcext:value-type="float">
            <text:p>-34.9428</text:p>
          </table:table-cell>
          <table:table-cell office:value-type="float" office:value="135.6825" calcext:value-type="float">
            <text:p>135.6825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float" office:value="-32.0314" calcext:value-type="float">
            <text:p>-32.0314</text:p>
          </table:table-cell>
          <table:table-cell office:value-type="float" office:value="115.7461" calcext:value-type="float">
            <text:p>115.7461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float" office:value="-31.3417" calcext:value-type="float">
            <text:p>-31.3417</text:p>
          </table:table-cell>
          <table:table-cell office:value-type="float" office:value="115.4894" calcext:value-type="float">
            <text:p>115.4894</text:p>
          </table:table-cell>
        </table:table-row>
        <table:table-row table:style-name="ro1">
          <table:table-cell office:value-type="string" calcext:value-type="string">
            <text:p>GHED</text:p>
          </table:table-cell>
          <table:table-cell office:value-type="float" office:value="-30.073" calcext:value-type="float">
            <text:p>-30.073</text:p>
          </table:table-cell>
          <table:table-cell office:value-type="float" office:value="114.967" calcext:value-type="float">
            <text:p>114.967</text:p>
          </table:table-cell>
        </table:table-row>
        <table:table-row table:style-name="ro1">
          <table:table-cell office:value-type="string" calcext:value-type="string">
            <text:p>LANC</text:p>
          </table:table-cell>
          <table:table-cell office:value-type="float" office:value="-31.027" calcext:value-type="float">
            <text:p>-31.027</text:p>
          </table:table-cell>
          <table:table-cell office:value-type="float" office:value="115.329" calcext:value-type="float">
            <text:p>115.329</text:p>
          </table:table-cell>
        </table:table-row>
        <table:table-row table:style-name="ro1">
          <table:table-cell office:value-type="string" calcext:value-type="string">
            <text:p>RRK</text:p>
          </table:table-cell>
          <table:table-cell office:value-type="float" office:value="-29.9839" calcext:value-type="float">
            <text:p>-29.9839</text:p>
          </table:table-cell>
          <table:table-cell office:value-type="float" office:value="153.2312" calcext:value-type="float">
            <text:p>153.2312</text:p>
          </table:table-cell>
        </table:table-row>
        <table:table-row table:style-name="ro1">
          <table:table-cell office:value-type="string" calcext:value-type="string">
            <text:p>NNB</text:p>
          </table:table-cell>
          <table:table-cell office:value-type="float" office:value="-30.624" calcext:value-type="float">
            <text:p>-30.624</text:p>
          </table:table-cell>
          <table:table-cell office:value-type="float" office:value="153.0111" calcext:value-type="float">
            <text:p>153.0111</text:p>
          </table:table-cell>
        </table:table-row>
      </table:table>
      <table:table table:name="FAIMMS sensor network" table:style-name="ta1"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site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longitude</text:p>
          </table:table-cell>
        </table:table-row>
        <table:table-row table:style-name="ro1">
          <table:table-cell table:style-name="Default" office:value-type="string" calcext:value-type="string">
            <text:p>FAIMMS network</text:p>
          </table:table-cell>
          <table:table-cell table:style-name="Default" office:value-type="float" office:value="-18.8202" calcext:value-type="float">
            <text:p>-18.8202</text:p>
          </table:table-cell>
          <table:table-cell table:style-name="Default" office:value-type="float" office:value="147.6517" calcext:value-type="float">
            <text:p>147.6517</text:p>
          </table:table-cell>
        </table:table-row>
      </table:table>
      <table:table table:name="Lucinda Jetty Coastal Observatory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site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longitude</text:p>
          </table:table-cell>
        </table:table-row>
        <table:table-row table:style-name="ro1">
          <table:table-cell table:style-name="Default" office:value-type="string" calcext:value-type="string">
            <text:p>LJCO</text:p>
          </table:table-cell>
          <table:table-cell table:style-name="Default" office:value-type="float" office:value="-18.52" calcext:value-type="float">
            <text:p>-18.52</text:p>
          </table:table-cell>
          <table:table-cell table:style-name="Default" office:value-type="float" office:value="146.39" calcext:value-type="float">
            <text:p>146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7:31:58.365303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Galibert</meta:initial-creator>
    <meta:creation-date>2018-10-30T10:36:18.464717153</meta:creation-date>
    <dc:date>2018-10-30T17:49:56.461363506</dc:date>
    <meta:editing-duration>PT1H18M18S</meta:editing-duration>
    <meta:editing-cycles>13</meta:editing-cycles>
    <meta:generator>LibreOffice/5.1.6.2$Linux_X86_64 LibreOffice_project/10m0$Build-2</meta:generator>
    <meta:document-statistic meta:table-count="8" meta:cell-count="1151" meta:object-count="0"/>
  </office:meta>
</office:document-meta>
</file>